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4400000044CCABCD0F75D194D8.jpg" manifest:media-type="image/jpeg"/>
  <manifest:file-entry manifest:full-path="Pictures/1000000000000044000000444C3DF0990F21DF31.jpg" manifest:media-type="image/jpeg"/>
  <manifest:file-entry manifest:full-path="Pictures/100000000000004400000044B3FDC589C738D39F.jpg" manifest:media-type="image/jpeg"/>
  <manifest:file-entry manifest:full-path="Pictures/100000000000004400000044091FF1BB40D5A7D8.jpg" manifest:media-type="image/jpeg"/>
  <manifest:file-entry manifest:full-path="Pictures/100000010000005200000044F8F68D05B91FAEBD.png" manifest:media-type="image/png"/>
  <manifest:file-entry manifest:full-path="Pictures/100000000000004400000044A41605F5BB02EB4B.jpg" manifest:media-type="image/jpeg"/>
  <manifest:file-entry manifest:full-path="Pictures/100000000000004700000047CB7956FBCB1D0645.jpg" manifest:media-type="image/jpeg"/>
  <manifest:file-entry manifest:full-path="Pictures/10000000000001D8000001D8B93B56C8CC296931.jpg" manifest:media-type="image/jpeg"/>
  <manifest:file-entry manifest:full-path="Pictures/10000000000001D8000001D87585C151862E3D6D.jpg" manifest:media-type="image/jpeg"/>
  <manifest:file-entry manifest:full-path="Pictures/1000000000000044000000440689DBD8E7A1937F.jpg" manifest:media-type="image/jpeg"/>
  <manifest:file-entry manifest:full-path="Pictures/10000000000000440000004474BA3EDB49338B79.jpg" manifest:media-type="image/jpeg"/>
  <manifest:file-entry manifest:full-path="Pictures/100000000000004400000044FDB2B6FBF706CD94.jpg" manifest:media-type="image/jpeg"/>
  <manifest:file-entry manifest:full-path="Pictures/100000000000004400000044A3741F6DD4B74B8E.jpg" manifest:media-type="image/jpeg"/>
  <manifest:file-entry manifest:full-path="Pictures/100000000000004400000044E58771948D0E82DA.jpg" manifest:media-type="image/jpeg"/>
  <manifest:file-entry manifest:full-path="Pictures/10000000000001D8000001D83638EBAD74515DA8.jpg" manifest:media-type="image/jpeg"/>
  <manifest:file-entry manifest:full-path="Pictures/100000010000004400000044F60DAD050170F7F9.png" manifest:media-type="image/png"/>
  <manifest:file-entry manifest:full-path="Pictures/10000001000000440000004451B884255C3F2F9C.png" manifest:media-type="image/png"/>
  <manifest:file-entry manifest:full-path="Pictures/100000000000004400000044FA7EB5DB76652B9E.jpg" manifest:media-type="image/jpeg"/>
  <manifest:file-entry manifest:full-path="Pictures/10000000000000470000004638818CFA90671F35.jpg" manifest:media-type="image/jpeg"/>
  <manifest:file-entry manifest:full-path="Pictures/10000000000000440000004402757BE5A3C6AA9E.jpg" manifest:media-type="image/jpeg"/>
  <manifest:file-entry manifest:full-path="Pictures/100000000000004400000044C6A166B5FD311299.jpg" manifest:media-type="image/jpeg"/>
  <manifest:file-entry manifest:full-path="Pictures/10000000000000440000004442027D4AE1BCA7BD.jpg" manifest:media-type="image/jpeg"/>
  <manifest:file-entry manifest:full-path="Pictures/100000000000004400000044918F61123B6111A2.jpg" manifest:media-type="image/jpeg"/>
  <manifest:file-entry manifest:full-path="Pictures/10000000000001D8000001D845194EB75F2A5B2C.jpg" manifest:media-type="image/jpeg"/>
  <manifest:file-entry manifest:full-path="Pictures/10000000000001D8000001D87CF43C62ACF0E3BB.jpg" manifest:media-type="image/jpeg"/>
  <manifest:file-entry manifest:full-path="Pictures/1000000000000044000000443862CD59EF483636.jpg" manifest:media-type="image/jpeg"/>
  <manifest:file-entry manifest:full-path="Pictures/10000000000000440000004453CED9B08F3B359E.jpg" manifest:media-type="image/jpeg"/>
  <manifest:file-entry manifest:full-path="Pictures/1000000000000044000000441A9E299649AF78F8.jpg" manifest:media-type="image/jpeg"/>
  <manifest:file-entry manifest:full-path="Pictures/10000000000001D8000001D8A843EBBCFACE1E81.jpg" manifest:media-type="image/jpeg"/>
  <manifest:file-entry manifest:full-path="Pictures/10000000000001D8000001D88A58D2FE76273187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fixed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Devanagari" svg:font-family="'Noto Sans Devanagari'" style:font-family-generic="system" style:font-pitch="variable"/>
    <style:font-face style:name="Sans Serif" svg:font-family="'Sans Serif', 'Andale Sans UI', Arial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7.355cm"/>
    </style:style>
    <style:style style:name="co2" style:family="table-column">
      <style:table-column-properties fo:break-before="auto" style:column-width="0.755cm"/>
    </style:style>
    <style:style style:name="co3" style:family="table-column">
      <style:table-column-properties fo:break-before="auto" style:column-width="0.279cm"/>
    </style:style>
    <style:style style:name="co4" style:family="table-column">
      <style:table-column-properties fo:break-before="auto" style:column-width="1.399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97cm" fo:break-before="auto" style:use-optimal-row-height="false"/>
    </style:style>
    <style:style style:name="ro3" style:family="table-row">
      <style:table-row-properties style:row-height="0.457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0.476cm" fo:break-before="page" style:use-optimal-row-height="false"/>
    </style:style>
    <style:style style:name="ro7" style:family="table-row">
      <style:table-row-properties style:row-height="0.453cm" fo:break-before="auto" style:use-optimal-row-height="false"/>
    </style:style>
    <style:style style:name="ta1" style:family="table" style:master-page-name="Landscape_20_4_20_pages">
      <style:table-properties table:display="true" style:writing-mode="lr-tb"/>
    </style:style>
    <style:style style:name="ce1025" style:family="table-cell" style:parent-style-name="Default">
      <style:table-cell-properties style:glyph-orientation-vertical="0" fo:border-bottom="2.49pt double-thin #000000" style:border-line-width-bottom="0.018cm 0.053cm 0.018c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03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3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4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04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4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049" style:family="table-cell" style:parent-style-name="Default">
      <style:table-cell-properties fo:padding="0.071cm"/>
    </style:style>
    <style:style style:name="ce105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5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5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06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06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7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107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07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07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18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1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9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9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32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0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43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80808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9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51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1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2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4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808080" style:direction="ltr" fo:padding="0.071cm" fo:border-right="0.74pt solid #80808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80808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80808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4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2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3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80808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80808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6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80808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4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min-height="0.771cm" fo:min-width="0.843cm" fo:padding-top="0.13cm" fo:padding-bottom="0.13cm" fo:padding-left="0.25cm" fo:padding-right="0.25cm" fo:wrap-option="no-wrap" draw:shadow-color="#808080"/>
    </style:style>
    <style:style style:name="gr2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none" draw:fill="none" draw:fill-color="#ffffff" draw:textarea-horizontal-align="justify" draw:textarea-vertical-align="middle" draw:auto-grow-height="false" fo:min-height="0.838cm" fo:min-width="0.774cm" fo:padding-top="0.13cm" fo:padding-bottom="0.13cm" fo:padding-left="0.25cm" fo:padding-right="0.25cm" fo:wrap-option="no-wrap" draw:shadow-color="#808080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fo:min-height="0.882cm" fo:min-width="0.842cm" fo:padding-top="0.13cm" fo:padding-bottom="0.13cm" fo:padding-left="0.25cm" fo:padding-right="0.25cm" fo:wrap-option="no-wrap" draw:shadow-color="#808080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fo:min-height="0.877cm" fo:min-width="0.87cm" fo:padding-top="0.13cm" fo:padding-bottom="0.13cm" fo:padding-left="0.25cm" fo:padding-right="0.25cm" fo:wrap-option="no-wrap" draw:shadow-color="#808080"/>
    </style:style>
    <style:style style:name="gr6" style:family="graphic">
      <style:graphic-properties draw:stroke="none" draw:fill="none" draw:fill-color="#ffffff" draw:textarea-horizontal-align="justify" draw:textarea-vertical-align="middle" draw:auto-grow-height="false" fo:min-height="0.894cm" fo:min-width="0.866cm" fo:padding-top="0.13cm" fo:padding-bottom="0.13cm" fo:padding-left="0.25cm" fo:padding-right="0.25cm" fo:wrap-option="no-wrap" draw:shadow-color="#808080"/>
    </style:style>
    <style:style style:name="gr7" style:family="graphic">
      <style:graphic-properties draw:stroke="none" draw:fill="none" draw:fill-color="#ffffff" draw:textarea-horizontal-align="justify" draw:textarea-vertical-align="middle" draw:auto-grow-height="false" fo:min-height="0.889cm" fo:min-width="0.87cm" fo:padding-top="0.13cm" fo:padding-bottom="0.13cm" fo:padding-left="0.25cm" fo:padding-right="0.25cm" fo:wrap-option="no-wrap" draw:shadow-color="#808080"/>
    </style:style>
    <style:style style:name="gr8" style:family="graphic">
      <style:graphic-properties draw:stroke="none" draw:fill="none" draw:fill-color="#ffffff" draw:textarea-horizontal-align="justify" draw:textarea-vertical-align="middle" draw:auto-grow-height="false" fo:min-height="0.887cm" fo:min-width="0.804cm" fo:padding-top="0.13cm" fo:padding-bottom="0.13cm" fo:padding-left="0.25cm" fo:padding-right="0.25cm" fo:wrap-option="no-wrap" draw:shadow-color="#808080"/>
    </style:style>
    <style:style style:name="gr9" style:family="graphic">
      <style:graphic-properties draw:stroke="none" draw:fill="none" draw:fill-color="#ffffff" draw:textarea-horizontal-align="justify" draw:textarea-vertical-align="middle" draw:auto-grow-height="false" fo:min-height="0.927cm" fo:min-width="0.87cm" fo:padding-top="0.13cm" fo:padding-bottom="0.13cm" fo:padding-left="0.25cm" fo:padding-right="0.25cm" fo:wrap-option="no-wrap" draw:shadow-color="#808080"/>
    </style:style>
    <style:style style:name="gr10" style:family="graphic">
      <style:graphic-properties draw:stroke="none" draw:fill="none" draw:fill-color="#ffffff" draw:textarea-horizontal-align="justify" draw:textarea-vertical-align="middle" draw:auto-grow-height="false" fo:min-height="0.927cm" fo:min-width="0.804cm" fo:padding-top="0.13cm" fo:padding-bottom="0.13cm" fo:padding-left="0.25cm" fo:padding-right="0.25cm" fo:wrap-option="no-wrap" draw:shadow-color="#808080"/>
    </style:style>
    <style:style style:name="gr11" style:family="graphic">
      <style:graphic-properties draw:stroke="none" draw:fill="none" draw:fill-color="#ffffff" draw:textarea-horizontal-align="justify" draw:textarea-vertical-align="middle" draw:auto-grow-height="false" fo:min-height="0.875cm" fo:min-width="0.844cm" fo:padding-top="0.13cm" fo:padding-bottom="0.13cm" fo:padding-left="0.25cm" fo:padding-right="0.25cm" fo:wrap-option="no-wrap" draw:shadow-color="#808080"/>
    </style:style>
    <style:style style:name="gr12" style:family="graphic">
      <style:graphic-properties draw:stroke="none" draw:fill="none" draw:fill-color="#ffffff" draw:textarea-horizontal-align="justify" draw:textarea-vertical-align="middle" draw:auto-grow-height="false" fo:min-height="0.933cm" fo:min-width="0.845cm" fo:padding-top="0.13cm" fo:padding-bottom="0.13cm" fo:padding-left="0.25cm" fo:padding-right="0.25cm" fo:wrap-option="no-wrap" draw:shadow-color="#808080"/>
    </style:style>
    <style:style style:name="gr13" style:family="graphic">
      <style:graphic-properties draw:stroke="none" draw:fill="none" draw:fill-color="#ffffff" draw:textarea-horizontal-align="justify" draw:textarea-vertical-align="middle" draw:auto-grow-height="false" fo:min-height="0.908cm" fo:min-width="0.774cm" fo:padding-top="0.13cm" fo:padding-bottom="0.13cm" fo:padding-left="0.25cm" fo:padding-right="0.25cm" fo:wrap-option="no-wrap" draw:shadow-color="#808080"/>
    </style:style>
    <style:style style:name="gr14" style:family="graphic">
      <style:graphic-properties draw:stroke="none" draw:fill="none" draw:fill-color="#ffffff" draw:textarea-horizontal-align="justify" draw:textarea-vertical-align="middle" draw:auto-grow-height="false" fo:min-height="0.874cm" fo:min-width="0.796cm" fo:padding-top="0.13cm" fo:padding-bottom="0.13cm" fo:padding-left="0.25cm" fo:padding-right="0.25cm" fo:wrap-option="no-wrap" draw:shadow-color="#808080"/>
    </style:style>
    <style:style style:name="gr15" style:family="graphic">
      <style:graphic-properties draw:stroke="none" draw:fill="none" draw:fill-color="#ffffff" draw:textarea-horizontal-align="justify" draw:textarea-vertical-align="middle" draw:auto-grow-height="false" fo:min-height="0.896cm" fo:min-width="0.796cm" fo:padding-top="0.13cm" fo:padding-bottom="0.13cm" fo:padding-left="0.25cm" fo:padding-right="0.25cm" fo:wrap-option="no-wrap" draw:shadow-color="#808080"/>
    </style:style>
    <style:style style:name="gr16" style:family="graphic">
      <style:graphic-properties draw:stroke="none" draw:fill="none" draw:fill-color="#ffffff" draw:textarea-horizontal-align="justify" draw:textarea-vertical-align="middle" draw:auto-grow-height="false" fo:min-height="0.956cm" fo:min-width="1.087cm" fo:padding-top="0.13cm" fo:padding-bottom="0.13cm" fo:padding-left="0.25cm" fo:padding-right="0.25cm" fo:wrap-option="no-wrap" draw:shadow-color="#808080"/>
    </style:style>
    <style:style style:name="gr17" style:family="graphic">
      <style:graphic-properties draw:stroke="none" draw:fill="none" draw:fill-color="#ffffff" draw:textarea-horizontal-align="justify" draw:textarea-vertical-align="middle" draw:auto-grow-height="false" fo:min-height="0.928cm" fo:min-width="0.872cm" fo:padding-top="0.13cm" fo:padding-bottom="0.13cm" fo:padding-left="0.25cm" fo:padding-right="0.25cm" fo:wrap-option="no-wrap" draw:shadow-color="#808080"/>
    </style:style>
    <style:style style:name="gr18" style:family="graphic">
      <style:graphic-properties draw:stroke="none" draw:fill="none" draw:fill-color="#ffffff" draw:textarea-horizontal-align="justify" draw:textarea-vertical-align="middle" draw:auto-grow-height="false" fo:min-height="0.857cm" fo:min-width="0.915cm" fo:padding-top="0.13cm" fo:padding-bottom="0.13cm" fo:padding-left="0.25cm" fo:padding-right="0.25cm" fo:wrap-option="no-wrap" draw:shadow-color="#808080"/>
    </style:style>
    <style:style style:name="gr19" style:family="graphic">
      <style:graphic-properties draw:stroke="none" draw:fill="none" draw:fill-color="#ffffff" draw:textarea-horizontal-align="justify" draw:textarea-vertical-align="middle" draw:auto-grow-height="false" fo:min-height="0.924cm" fo:min-width="0.98cm" fo:padding-top="0.13cm" fo:padding-bottom="0.13cm" fo:padding-left="0.25cm" fo:padding-right="0.25cm" fo:wrap-option="no-wrap" draw:shadow-color="#808080"/>
    </style:style>
    <style:style style:name="gr20" style:family="graphic">
      <style:graphic-properties draw:stroke="none" draw:fill="none" draw:fill-color="#ffffff" draw:textarea-horizontal-align="justify" draw:textarea-vertical-align="middle" draw:auto-grow-height="false" fo:min-height="0.828cm" fo:min-width="0.951cm" fo:padding-top="0.13cm" fo:padding-bottom="0.13cm" fo:padding-left="0.25cm" fo:padding-right="0.25cm" fo:wrap-option="no-wrap" draw:shadow-color="#808080"/>
    </style:style>
    <style:style style:name="gr21" style:family="graphic">
      <style:graphic-properties draw:stroke="none" draw:fill="none" draw:fill-color="#ffffff" draw:textarea-horizontal-align="justify" draw:textarea-vertical-align="middle" draw:auto-grow-height="false" fo:min-height="0.85cm" fo:min-width="0.773cm" fo:padding-top="0.13cm" fo:padding-bottom="0.13cm" fo:padding-left="0.25cm" fo:padding-right="0.25cm" fo:wrap-option="no-wrap" draw:shadow-color="#808080"/>
    </style:style>
    <style:style style:name="gr22" style:family="graphic">
      <style:graphic-properties draw:stroke="none" draw:fill="none" draw:fill-color="#ffffff" draw:textarea-horizontal-align="justify" draw:textarea-vertical-align="middle" draw:auto-grow-height="false" fo:min-height="0.859cm" fo:min-width="1.087cm" fo:padding-top="0.13cm" fo:padding-bottom="0.13cm" fo:padding-left="0.25cm" fo:padding-right="0.25cm" fo:wrap-option="no-wrap" draw:shadow-color="#808080"/>
    </style:style>
    <style:style style:name="gr23" style:family="graphic">
      <style:graphic-properties draw:stroke="none" draw:fill="none" draw:fill-color="#ffffff" draw:textarea-horizontal-align="justify" draw:textarea-vertical-align="middle" draw:auto-grow-height="false" fo:min-height="0.919cm" fo:min-width="0.82cm" fo:padding-top="0.13cm" fo:padding-bottom="0.13cm" fo:padding-left="0.25cm" fo:padding-right="0.25cm" fo:wrap-option="no-wrap" draw:shadow-color="#808080"/>
    </style:style>
    <style:style style:name="gr24" style:family="graphic">
      <style:graphic-properties draw:stroke="none" draw:fill="none" draw:fill-color="#ffffff" draw:textarea-horizontal-align="justify" draw:textarea-vertical-align="middle" draw:auto-grow-height="false" fo:min-height="0.824cm" fo:min-width="0.872cm" fo:padding-top="0.13cm" fo:padding-bottom="0.13cm" fo:padding-left="0.25cm" fo:padding-right="0.25cm" fo:wrap-option="no-wrap" draw:shadow-color="#808080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Arial" fo:font-size="9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9pt" style:font-size-complex="9pt" style:font-weight-asian="bold" style:font-weight-complex="bold" style:font-style-asian="normal" style:font-style-complex="normal"/>
    </style:style>
    <style:style style:name="T2" style:family="text">
      <style:text-properties style:font-name="Arial" fo:font-size="9pt" style:text-underline-style="none" style:text-underline-color="font-color" style:text-line-through-type="none" fo:font-style="normal" style:text-outline="false" fo:text-shadow="none" style:text-position="0% 100%" style:font-name-complex="Arial" style:font-size-asian="9pt" style:font-size-complex="9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use-regular-expressions="false"/>
      <table:table table:name="Breaks" table:style-name="ta1">
        <office:forms form:automatic-focus="false" form:apply-design-mode="false"/>
        <table:table-column table:style-name="co1" table:default-cell-style-name="ce1052"/>
        <table:table-column table:style-name="co2" table:default-cell-style-name="ce1052"/>
        <table:table-column table:style-name="co3" table:default-cell-style-name="ce1052"/>
        <table:table-column table:style-name="co2" table:number-columns-repeated="7" table:default-cell-style-name="ce1071"/>
        <table:table-column table:style-name="co2" table:default-cell-style-name="ce1067"/>
        <table:table-column table:style-name="co2" table:number-columns-repeated="8" table:default-cell-style-name="ce1071"/>
        <table:table-column table:style-name="co2" table:default-cell-style-name="ce1052"/>
        <table:table-column table:style-name="co4" table:number-columns-repeated="44" table:default-cell-style-name="ce1052"/>
        <table:table-row table:style-name="ro1">
          <table:table-cell table:style-name="ce1025" office:value-type="string" calcext:value-type="string">
            <text:p>Breaks &amp; Signs</text:p>
          </table:table-cell>
          <table:table-cell table:style-name="ce22"/>
          <table:table-cell table:style-name="ce1074"/>
          <table:table-cell table:style-name="ce1076" office:value-type="string" calcext:value-type="string">
            <text:p>you can use these breaks and signals in any rhythm</text:p>
          </table:table-cell>
          <table:table-cell table:style-name="ce1492"/>
          <table:table-cell table:style-name="ce31"/>
          <table:table-cell table:style-name="ce1492"/>
          <table:table-cell table:style-name="ce1076"/>
          <table:table-cell table:style-name="ce31"/>
          <table:table-cell table:style-name="ce1076"/>
          <table:table-cell table:number-columns-repeated="15"/>
          <table:table-cell table:style-name="ce1049"/>
          <table:table-cell table:number-columns-repeated="38"/>
        </table:table-row>
        <table:table-row table:style-name="ro2" table:number-rows-repeated="2">
          <table:table-cell table:style-name="ce2" table:number-columns-repeated="2"/>
          <table:table-cell table:style-name="ce29"/>
          <table:table-cell table:style-name="ce31"/>
          <table:table-cell table:style-name="ce1492"/>
          <table:table-cell table:style-name="ce31"/>
          <table:table-cell table:style-name="ce1492"/>
          <table:table-cell/>
          <table:table-cell table:style-name="ce31"/>
          <table:table-cell table:style-name="ce52"/>
          <table:table-cell table:number-columns-repeated="15"/>
          <table:table-cell table:style-name="ce1049"/>
          <table:table-cell table:number-columns-repeated="38"/>
        </table:table-row>
        <table:table-row table:style-name="ro3">
          <table:table-cell table:style-name="ce1032">
            <draw:custom-shape table:end-cell-address="Breaks.B7" table:end-x="0.252cm" table:end-y="0.077cm" draw:z-index="4" draw:name="Graphics 71" draw:style-name="gr1" draw:text-style-name="P1" svg:width="1.343cm" svg:height="1.031cm" svg:x="6.264cm" svg:y="0.417cm">
              <text:p/>
              <draw:enhanced-geometry svg:viewBox="0 0 21600 21600" draw:type="rectangle" draw:enhanced-path="M 0 0 L 21600 0 21600 21600 0 21600 0 0 Z N"/>
            </draw:custom-shape>
            <draw:frame table:end-cell-address="Breaks.B7" table:end-x="0.056cm" table:end-y="0.168cm" draw:z-index="32" draw:name="Graphics 100" draw:style-name="gr2" draw:text-style-name="P2" svg:width="1.37cm" svg:height="1.539cm" svg:x="6.041cm" svg:y="0.457cm">
              <draw:image xlink:href="Pictures/10000000000000440000004442027D4AE1BCA7BD.jpg" xlink:type="simple" xlink:show="embed" xlink:actuate="onLoad" draw:mime-type="image/jpeg">
                <text:p/>
              </draw:image>
            </draw:frame>
          </table:table-cell>
          <table:table-cell table:number-columns-repeated="21"/>
          <table:table-cell>
            <draw:custom-shape table:end-cell-address="Breaks.X6" table:end-x="0.365cm" table:end-y="0.413cm" draw:z-index="2" draw:name="Graphics 69" draw:style-name="gr3" draw:text-style-name="P1" svg:width="1.274cm" svg:height="1.098cm" svg:x="0.49cm" svg:y="0.229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"/>
          <table:table-cell table:style-name="ce1049"/>
          <table:table-cell table:number-columns-repeated="38"/>
        </table:table-row>
        <table:table-row table:style-name="ro3">
          <table:table-cell table:style-name="ce1034" office:value-type="string" calcext:value-type="string">
            <text:p>Changing the tune</text:p>
          </table:table-cell>
          <table:table-cell table:number-columns-repeated="2"/>
          <table:table-cell table:style-name="ce1068" office:value-type="string" calcext:value-type="string">
            <text:p>After this sign, show the sign of the new tune you want to change to. </text:p>
          </table:table-cell>
          <table:table-cell table:style-name="ce1188" table:number-columns-repeated="6"/>
          <table:table-cell table:style-name="ce1068"/>
          <table:table-cell table:style-name="ce1188" table:number-columns-repeated="5"/>
          <table:table-cell table:style-name="ce1056" table:number-columns-repeated="5"/>
          <table:table-cell table:number-columns-repeated="4"/>
          <table:table-cell table:style-name="ce1049"/>
          <table:table-cell table:number-columns-repeated="38"/>
        </table:table-row>
        <table:table-row table:style-name="ro3">
          <table:table-cell table:style-name="ce1042" office:value-type="string" calcext:value-type="string">
            <text:p>sign X with the sticks or arms</text:p>
          </table:table-cell>
          <table:table-cell table:number-columns-repeated="2"/>
          <table:table-cell table:style-name="ce1068" office:value-type="string" calcext:value-type="string">
            <text:p>If you don't use it, only the break following the new tune's sign is played, without changing the tune.</text:p>
          </table:table-cell>
          <table:table-cell table:style-name="ce1188" table:number-columns-repeated="6"/>
          <table:table-cell table:style-name="ce1068"/>
          <table:table-cell table:style-name="ce1188" table:number-columns-repeated="5"/>
          <table:table-cell table:style-name="ce1056" table:number-columns-repeated="5"/>
          <table:table-cell table:number-columns-repeated="4"/>
          <table:table-cell table:style-name="ce1049"/>
          <table:table-cell table:number-columns-repeated="38"/>
        </table:table-row>
        <table:table-row table:style-name="ro3">
          <table:table-cell table:style-name="ce1042"/>
          <table:table-cell table:number-columns-repeated="2"/>
          <table:table-cell table:style-name="ce1068"/>
          <table:table-cell table:style-name="ce1188" table:number-columns-repeated="6"/>
          <table:table-cell table:style-name="ce1068"/>
          <table:table-cell table:style-name="ce1188" table:number-columns-repeated="5"/>
          <table:table-cell table:style-name="ce1056" table:number-columns-repeated="5"/>
          <table:table-cell table:number-columns-repeated="4"/>
          <table:table-cell table:style-name="ce1049"/>
          <table:table-cell table:number-columns-repeated="38"/>
        </table:table-row>
        <table:table-row table:style-name="ro3">
          <table:table-cell table:style-name="ce1044"/>
          <table:table-cell table:style-name="ce1067" table:number-columns-repeated="2"/>
          <table:table-cell table:style-name="ce1068"/>
          <table:table-cell table:style-name="ce1056" table:number-columns-repeated="6"/>
          <table:table-cell table:style-name="ce1068"/>
          <table:table-cell table:style-name="ce1056" table:number-columns-repeated="7"/>
          <table:table-cell table:style-name="ce1188"/>
          <table:table-cell table:style-name="ce1056">
            <draw:custom-shape table:end-cell-address="Breaks.U11" table:end-x="1.15cm" table:end-y="0.229cm" draw:z-index="18" draw:name="Graphics 87" draw:style-name="gr4" draw:text-style-name="P1" svg:width="1.342cm" svg:height="1.599cm" svg:x="0.563cm" svg:y="0.4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table:end-cell-address="Breaks.U11" table:end-x="0.814cm" table:end-y="0.224cm" draw:z-index="26" draw:name="Graphics 92" draw:style-name="gr2" draw:text-style-name="P2" svg:width="1.345cm" svg:height="1.594cm" svg:x="0.224cm" svg:y="0.458cm">
              <draw:image xlink:href="Pictures/10000000000000440000004402757BE5A3C6AA9E.jpg" xlink:type="simple" xlink:show="embed" xlink:actuate="onLoad" draw:mime-type="image/jpeg">
                <text:p/>
              </draw:image>
            </draw:frame>
          </table:table-cell>
          <table:table-cell table:style-name="ce1056"/>
          <table:table-cell table:style-name="ce1049" table:number-columns-repeated="5"/>
          <table:table-cell table:number-columns-repeated="38"/>
        </table:table-row>
        <table:table-row table:style-name="ro3">
          <table:table-cell table:style-name="ce7" office:value-type="string" calcext:value-type="string">
            <text:p>Into the tune</text:p>
          </table:table-cell>
          <table:table-cell table:number-columns-repeated="2"/>
          <table:table-cell table:style-name="ce1078" office:value-type="string" calcext:value-type="string">
            <text:p>Signal everyone or a group of instruments to go back into the tune.</text:p>
          </table:table-cell>
          <table:table-cell table:style-name="ce1055" table:number-columns-repeated="17"/>
          <table:table-cell table:style-name="ce1049" table:number-columns-repeated="5"/>
          <table:table-cell table:number-columns-repeated="38"/>
        </table:table-row>
        <table:table-row table:style-name="ro3">
          <table:table-cell table:style-name="ce1044" office:value-type="string" calcext:value-type="string">
            <text:p>move both hands from the shoulders down </text:p>
          </table:table-cell>
          <table:table-cell table:number-columns-repeated="2"/>
          <table:table-cell table:style-name="ce1078"/>
          <table:table-cell table:style-name="ce1055" table:number-columns-repeated="17"/>
          <table:table-cell table:style-name="ce1049" table:number-columns-repeated="5"/>
          <table:table-cell table:number-columns-repeated="38"/>
        </table:table-row>
        <table:table-row table:style-name="ro3">
          <table:table-cell table:style-name="ce1046" office:value-type="string" calcext:value-type="string">
            <text:p>in a half circle each, like waves, backs of the </text:p>
          </table:table-cell>
          <table:table-cell table:style-name="ce1049" table:number-columns-repeated="2"/>
          <table:table-cell table:style-name="ce1055" table:number-columns-repeated="18"/>
          <table:table-cell table:style-name="ce1049" table:number-columns-repeated="5"/>
          <table:table-cell table:number-columns-repeated="38"/>
        </table:table-row>
        <table:table-row table:style-name="ro3">
          <table:table-cell table:style-name="ce1046" office:value-type="string" calcext:value-type="string">
            <text:p>hands touching each other at the bottom.</text:p>
          </table:table-cell>
          <table:table-cell table:style-name="ce1049" table:number-columns-repeated="2"/>
          <table:table-cell table:style-name="ce1055" table:number-columns-repeated="18"/>
          <table:table-cell table:style-name="ce1049" table:number-columns-repeated="5"/>
          <table:table-cell table:number-columns-repeated="38"/>
        </table:table-row>
        <table:table-row table:style-name="ro3">
          <table:table-cell table:style-name="ce1046"/>
          <table:table-cell table:style-name="ce1049" table:number-columns-repeated="2"/>
          <table:table-cell table:style-name="ce1055" table:number-columns-repeated="18"/>
          <table:table-cell table:style-name="ce1049" table:number-columns-repeated="5"/>
          <table:table-cell table:number-columns-repeated="38"/>
        </table:table-row>
        <table:table-row table:style-name="ro3">
          <table:table-cell table:style-name="ce1049" table:number-columns-repeated="3"/>
          <table:table-cell table:style-name="ce1055" table:number-columns-repeated="11"/>
          <table:table-cell table:style-name="ce1055">
            <draw:custom-shape table:end-cell-address="Breaks.Q17" table:end-x="0.28cm" table:end-y="0.217cm" draw:z-index="5" draw:name="Graphics 74" draw:style-name="gr5" draw:text-style-name="P1" svg:width="1.37cm" svg:height="1.137cm" svg:x="0.42cm" svg:y="0.45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055" table:number-columns-repeated="6"/>
          <table:table-cell table:style-name="ce1049" table:number-columns-repeated="5"/>
          <table:table-cell table:number-columns-repeated="38"/>
        </table:table-row>
        <table:table-row table:style-name="ro3">
          <table:table-cell table:number-columns-repeated="3"/>
          <table:table-cell table:style-name="ce1056" table:number-columns-repeated="7"/>
          <table:table-cell table:style-name="ce1068"/>
          <table:table-cell table:style-name="ce1056" table:number-columns-repeated="3"/>
          <table:table-cell table:style-name="ce1056">
            <draw:frame table:end-cell-address="Breaks.Q17" table:end-x="0.527cm" table:end-y="0.341cm" draw:z-index="33" draw:name="Graphics 101" draw:style-name="gr2" draw:text-style-name="P2" svg:width="1.366cm" svg:height="1.052cm" svg:x="0.671cm" svg:y="0.203cm">
              <draw:image xlink:href="Pictures/10000000000000440000004474BA3EDB49338B79.jpg" xlink:type="simple" xlink:show="embed" xlink:actuate="onLoad" draw:mime-type="image/jpeg">
                <text:p/>
              </draw:image>
            </draw:frame>
          </table:table-cell>
          <table:table-cell table:style-name="ce1056" table:number-columns-repeated="6"/>
          <table:table-cell table:number-columns-repeated="4"/>
          <table:table-cell table:style-name="ce1049"/>
          <table:table-cell table:number-columns-repeated="38"/>
        </table:table-row>
        <table:table-row table:style-name="ro3">
          <table:table-cell table:style-name="ce11" office:value-type="string" calcext:value-type="string">
            <text:p>Continue playing</text:p>
          </table:table-cell>
          <table:table-cell table:number-columns-repeated="2"/>
          <table:table-cell table:style-name="ce1055" office:value-type="string" calcext:value-type="string">
            <text:p>Show together with instrument section sign(s).</text:p>
          </table:table-cell>
          <table:table-cell table:style-name="ce1056" table:number-columns-repeated="6"/>
          <table:table-cell table:style-name="ce1068"/>
          <table:table-cell table:style-name="ce1056" table:number-columns-repeated="10"/>
          <table:table-cell table:number-columns-repeated="4"/>
          <table:table-cell table:style-name="ce1049"/>
          <table:table-cell table:number-columns-repeated="38"/>
        </table:table-row>
        <table:table-row table:style-name="ro4">
          <table:table-cell table:style-name="ce1046" office:value-type="string" calcext:value-type="string">
            <text:p>Turn your hands around each other horizontally</text:p>
          </table:table-cell>
          <table:table-cell table:style-name="ce1046" table:number-columns-repeated="2"/>
          <table:table-cell table:style-name="ce1185" table:number-columns-repeated="7"/>
          <table:table-cell table:style-name="ce53"/>
          <table:table-cell table:style-name="ce1185" table:number-columns-repeated="3"/>
          <table:table-cell table:style-name="ce1188" table:number-columns-repeated="5"/>
          <table:table-cell table:style-name="ce1056" table:number-columns-repeated="2"/>
          <table:table-cell table:number-columns-repeated="4"/>
          <table:table-cell table:style-name="ce1049"/>
          <table:table-cell table:number-columns-repeated="38"/>
        </table:table-row>
        <table:table-row table:style-name="ro5">
          <table:table-cell table:style-name="ce1042"/>
          <table:table-cell table:number-columns-repeated="2"/>
          <table:table-cell table:style-name="ce1056" table:number-columns-repeated="6"/>
          <table:table-cell table:style-name="ce1188"/>
          <table:table-cell table:style-name="ce1068"/>
          <table:table-cell table:style-name="ce1188" table:number-columns-repeated="8"/>
          <table:table-cell table:style-name="ce1056" table:number-columns-repeated="3"/>
          <table:table-cell table:number-columns-repeated="3"/>
          <table:table-cell table:style-name="ce1049"/>
          <table:table-cell table:number-columns-repeated="38"/>
        </table:table-row>
        <table:table-row table:style-name="ro5">
          <table:table-cell table:style-name="ce1049" table:number-columns-repeated="3"/>
          <table:table-cell table:style-name="ce1055" table:number-columns-repeated="12"/>
          <table:table-cell table:style-name="ce1055">
            <draw:custom-shape table:end-cell-address="Breaks.R22" table:end-x="0.361cm" table:end-y="0.186cm" draw:z-index="17" draw:name="Graphics 89" draw:style-name="gr6" draw:text-style-name="P1" svg:width="1.366cm" svg:height="1.154cm" svg:x="0.505cm" svg:y="0.461cm">
              <text:p/>
              <draw:enhanced-geometry svg:viewBox="0 0 21600 21600" draw:type="rectangle" draw:enhanced-path="M 0 0 L 21600 0 21600 21600 0 21600 0 0 Z N"/>
            </draw:custom-shape>
            <draw:frame table:end-cell-address="Breaks.R22" table:end-x="0.557cm" table:end-y="0.149cm" draw:z-index="24" draw:name="Graphics 53" draw:style-name="gr2" draw:text-style-name="P2" svg:width="1.343cm" svg:height="1.117cm" svg:x="0.724cm" svg:y="0.461cm">
              <draw:image xlink:href="Pictures/1000000000000044000000441A9E299649AF78F8.jpg" xlink:type="simple" xlink:show="embed" xlink:actuate="onLoad" draw:mime-type="image/jpeg">
                <text:p/>
              </draw:image>
            </draw:frame>
          </table:table-cell>
          <table:table-cell table:style-name="ce1055" table:number-columns-repeated="5"/>
          <table:table-cell table:style-name="ce1049" table:number-columns-repeated="5"/>
          <table:table-cell table:number-columns-repeated="38"/>
        </table:table-row>
        <table:table-row table:style-name="ro5">
          <table:table-cell table:style-name="ce7" office:value-type="string" calcext:value-type="string">
            <text:p>Everybody else</text:p>
          </table:table-cell>
          <table:table-cell table:number-columns-repeated="2"/>
          <table:table-cell table:style-name="ce1078" office:value-type="string" calcext:value-type="string">
            <text:p>After showing something to one section, always</text:p>
          </table:table-cell>
          <table:table-cell table:style-name="ce1055" table:number-columns-repeated="17"/>
          <table:table-cell table:style-name="ce1049" table:number-columns-repeated="5"/>
          <table:table-cell table:number-columns-repeated="38"/>
        </table:table-row>
        <table:table-row table:style-name="ro5">
          <table:table-cell table:style-name="ce1054" office:value-type="string" calcext:value-type="string">
            <text:p>Circle with your index finger above your head</text:p>
          </table:table-cell>
          <table:table-cell table:style-name="ce1056" table:number-columns-repeated="2"/>
          <table:table-cell table:style-name="ce1078" office:value-type="string" calcext:value-type="string">
            <text:p>signal to <text:s/>the rest of the band what they should do.</text:p>
          </table:table-cell>
          <table:table-cell table:style-name="ce1055" table:number-columns-repeated="21"/>
          <table:table-cell table:style-name="ce1049"/>
          <table:table-cell table:number-columns-repeated="38"/>
        </table:table-row>
        <table:table-row table:style-name="ro5" table:number-rows-repeated="2">
          <table:table-cell table:style-name="ce1055" table:number-columns-repeated="25"/>
          <table:table-cell table:style-name="ce1049"/>
          <table:table-cell table:number-columns-repeated="38"/>
        </table:table-row>
        <table:table-row table:style-name="ro5">
          <table:table-cell table:style-name="ce1056" table:number-columns-repeated="9"/>
          <table:table-cell table:style-name="ce1188"/>
          <table:table-cell table:style-name="ce1068"/>
          <table:table-cell table:style-name="ce1188" table:number-columns-repeated="4"/>
          <table:table-cell table:style-name="ce1188">
            <draw:custom-shape table:end-cell-address="Breaks.Q26" table:end-x="0.615cm" table:end-y="0.425cm" draw:z-index="6" draw:name="Graphics 75" draw:style-name="gr7" draw:text-style-name="P1" svg:width="1.37cm" svg:height="1.149cm" svg:x="0cm" svg:y="0.229cm">
              <text:p/>
              <draw:enhanced-geometry svg:viewBox="0 0 21600 21600" draw:type="rectangle" draw:enhanced-path="M 0 0 L 21600 0 21600 21600 0 21600 0 0 Z N"/>
            </draw:custom-shape>
            <draw:frame table:end-cell-address="Breaks.R26" table:end-x="0.58cm" table:end-y="0.222cm" draw:z-index="34" draw:name="Graphics 102" draw:style-name="gr2" draw:text-style-name="P2" svg:width="1.366cm" svg:height="1.078cm" svg:x="0.724cm" svg:y="0.097cm">
              <draw:image xlink:href="Pictures/100000000000004400000044A41605F5BB02EB4B.jpg" xlink:type="simple" xlink:show="embed" xlink:actuate="onLoad" draw:mime-type="image/jpeg">
                <text:p/>
              </draw:image>
            </draw:frame>
          </table:table-cell>
          <table:table-cell table:style-name="ce1188" table:number-columns-repeated="3"/>
          <table:table-cell table:style-name="ce1056" table:number-columns-repeated="2"/>
          <table:table-cell table:style-name="ce1056">
            <draw:custom-shape table:end-cell-address="Breaks.W27" table:end-x="0.395cm" table:end-y="0.051cm" draw:z-index="3" draw:name="Graphics 29" draw:style-name="gr8" draw:text-style-name="P1" svg:width="1.304cm" svg:height="1.147cm" svg:x="0.49cm" svg:y="0.333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056" table:number-columns-repeated="3"/>
          <table:table-cell table:style-name="ce1049"/>
          <table:table-cell table:number-columns-repeated="38"/>
        </table:table-row>
        <table:table-row table:style-name="ro5">
          <table:table-cell table:style-name="ce1034" office:value-type="string" calcext:value-type="string">
            <text:p>Stop</text:p>
          </table:table-cell>
          <table:table-cell table:style-name="ce1056" table:number-columns-repeated="2"/>
          <table:table-cell table:style-name="ce1068" office:value-type="string" calcext:value-type="string">
            <text:p>In the moment of stopping, move your fist down.</text:p>
          </table:table-cell>
          <table:table-cell table:style-name="ce1188" table:number-columns-repeated="2"/>
          <table:table-cell table:style-name="ce1056" table:number-columns-repeated="3"/>
          <table:table-cell table:style-name="ce1188"/>
          <table:table-cell table:style-name="ce1068"/>
          <table:table-cell table:style-name="ce1188" table:number-columns-repeated="8"/>
          <table:table-cell table:style-name="ce1056" table:number-columns-repeated="6"/>
          <table:table-cell table:style-name="ce1049"/>
          <table:table-cell table:number-columns-repeated="38"/>
        </table:table-row>
        <table:table-row table:style-name="ro5">
          <table:table-cell table:style-name="ce1057" office:value-type="string" calcext:value-type="string">
            <text:p>Raise one fist</text:p>
          </table:table-cell>
          <table:table-cell table:style-name="ce1056" table:number-columns-repeated="2"/>
          <table:table-cell table:style-name="ce1068" office:value-type="string" calcext:value-type="string">
            <text:p>In order to “Stop” the band you have to count in.</text:p>
          </table:table-cell>
          <table:table-cell table:style-name="ce1188" table:number-columns-repeated="5"/>
          <table:table-cell table:style-name="ce1056"/>
          <table:table-cell table:style-name="ce1068"/>
          <table:table-cell table:style-name="ce1056" table:number-columns-repeated="14"/>
          <table:table-cell table:style-name="ce1049"/>
          <table:table-cell table:number-columns-repeated="38"/>
        </table:table-row>
        <table:table-row table:style-name="ro5">
          <table:table-cell table:style-name="ce1059" office:value-type="string" calcext:value-type="string">
            <text:p>(look at the inner side of your hand)</text:p>
          </table:table-cell>
          <table:table-cell table:style-name="ce1056" table:number-columns-repeated="2"/>
          <table:table-cell table:style-name="ce1049"/>
          <table:table-cell table:style-name="ce1056" table:number-columns-repeated="2"/>
          <table:table-cell table:style-name="ce1188" table:number-columns-repeated="3"/>
          <table:table-cell table:style-name="ce1056"/>
          <table:table-cell table:style-name="ce1068"/>
          <table:table-cell table:style-name="ce1056" table:number-columns-repeated="10"/>
          <table:table-cell table:style-name="ce1068"/>
          <table:table-cell table:style-name="ce1056" table:number-columns-repeated="3"/>
          <table:table-cell table:style-name="ce1049"/>
          <table:table-cell table:number-columns-repeated="38"/>
        </table:table-row>
        <table:table-row table:style-name="ro5">
          <table:table-cell table:style-name="ce1059"/>
          <table:table-cell table:style-name="ce1056" table:number-columns-repeated="5"/>
          <table:table-cell table:style-name="ce1188" table:number-columns-repeated="3"/>
          <table:table-cell table:style-name="ce1056"/>
          <table:table-cell table:style-name="ce1068"/>
          <table:table-cell table:style-name="ce1056" table:number-columns-repeated="10"/>
          <table:table-cell table:style-name="ce1068"/>
          <table:table-cell table:style-name="ce1056" table:number-columns-repeated="3"/>
          <table:table-cell table:style-name="ce1049"/>
          <table:table-cell table:number-columns-repeated="38"/>
        </table:table-row>
        <table:table-row table:style-name="ro5">
          <table:table-cell table:style-name="ce11" office:value-type="string" calcext:value-type="string">
            <text:p>Stop immediately</text:p>
          </table:table-cell>
          <table:table-cell table:style-name="ce1049" table:number-columns-repeated="2"/>
          <table:table-cell table:style-name="ce1068" office:value-type="string" calcext:value-type="string">
            <text:p>In the moment of stopping, move your fists down.</text:p>
          </table:table-cell>
          <table:table-cell table:style-name="ce1049" table:number-columns-repeated="13"/>
          <table:table-cell table:style-name="ce1055"/>
          <table:table-cell table:style-name="ce1055">
            <draw:frame table:end-cell-address="Breaks.U31" table:end-x="0.643cm" table:end-y="0.183cm" draw:z-index="43" draw:name="Graphics 111" draw:style-name="gr2" draw:text-style-name="P2" svg:width="1.455cm" svg:height="1.133cm" svg:x="0.698cm" svg:y="0.002cm">
              <draw:image xlink:href="Pictures/100000010000005200000044F8F68D05B91FAEBD.png" xlink:type="simple" xlink:show="embed" xlink:actuate="onLoad" draw:mime-type="image/png">
                <text:p/>
              </draw:image>
            </draw:frame>
          </table:table-cell>
          <table:table-cell table:style-name="ce1055" table:number-columns-repeated="4"/>
          <table:table-cell table:style-name="ce1056" table:number-columns-repeated="2"/>
          <table:table-cell table:style-name="ce1049"/>
          <table:table-cell table:number-columns-repeated="38"/>
        </table:table-row>
        <table:table-row table:style-name="ro5">
          <table:table-cell table:style-name="ce1049" office:value-type="string" calcext:value-type="string">
            <text:p>Raise two fists</text:p>
          </table:table-cell>
          <table:table-cell table:style-name="ce1049" table:number-columns-repeated="2"/>
          <table:table-cell table:style-name="ce1056" office:value-type="string" calcext:value-type="string">
            <text:p>When “Stop immediately” is shown, everybody should stop immediately, </text:p>
          </table:table-cell>
          <table:table-cell table:style-name="ce1049" table:number-columns-repeated="13"/>
          <table:table-cell table:style-name="ce1188" table:number-columns-repeated="2"/>
          <table:table-cell table:style-name="ce1055" table:number-columns-repeated="4"/>
          <table:table-cell table:style-name="ce1056" table:number-columns-repeated="2"/>
          <table:table-cell table:style-name="ce1049"/>
          <table:table-cell table:number-columns-repeated="38"/>
        </table:table-row>
        <table:table-row table:style-name="ro5">
          <table:table-cell table:style-name="ce1059" office:value-type="string" calcext:value-type="string">
            <text:p>(look at the inner side of your hand)</text:p>
          </table:table-cell>
          <table:table-cell table:style-name="ce1049" table:number-columns-repeated="2"/>
          <table:table-cell table:style-name="ce1049" office:value-type="string" calcext:value-type="string">
            <text:p>even in the middle of the music.</text:p>
          </table:table-cell>
          <table:table-cell table:style-name="ce1049" table:number-columns-repeated="13"/>
          <table:table-cell table:style-name="ce1188" table:number-columns-repeated="2"/>
          <table:table-cell table:style-name="ce1055" table:number-columns-repeated="4"/>
          <table:table-cell table:style-name="ce1056" table:number-columns-repeated="2"/>
          <table:table-cell table:style-name="ce1049"/>
          <table:table-cell table:number-columns-repeated="38"/>
        </table:table-row>
        <table:table-row table:style-name="ro5" table:number-rows-repeated="3">
          <table:table-cell table:style-name="ce1056" table:number-columns-repeated="3"/>
          <table:table-cell table:style-name="ce1068"/>
          <table:table-cell table:style-name="ce1188" table:number-columns-repeated="6"/>
          <table:table-cell table:style-name="ce1068"/>
          <table:table-cell table:style-name="ce1188" table:number-columns-repeated="8"/>
          <table:table-cell table:style-name="ce1055" table:number-columns-repeated="4"/>
          <table:table-cell table:style-name="ce1056" table:number-columns-repeated="2"/>
          <table:table-cell table:style-name="ce1049"/>
          <table:table-cell table:number-columns-repeated="38"/>
        </table:table-row>
        <table:table-row table:style-name="ro5">
          <table:table-cell table:style-name="ce1055" table:number-columns-repeated="23"/>
          <table:table-cell table:style-name="ce1056"/>
          <table:table-cell table:style-name="ce1049" table:number-columns-repeated="2"/>
          <table:table-cell table:number-columns-repeated="38"/>
        </table:table-row>
        <table:table-row table:style-name="ro5">
          <table:table-cell table:style-name="ce17" office:value-type="string" calcext:value-type="string">
            <text:p>Speeding Up / Down</text:p>
          </table:table-cell>
          <table:table-cell table:style-name="ce1068" table:number-columns-repeated="2"/>
          <table:table-cell table:style-name="ce1068" office:value-type="string" calcext:value-type="string">
            <text:p>Some breaks can be used for speeding up or slowing down. Others need more practise and some experience.</text:p>
          </table:table-cell>
          <table:table-cell table:style-name="ce1056" table:number-columns-repeated="6"/>
          <table:table-cell table:style-name="ce1068"/>
          <table:table-cell table:style-name="ce1056" table:number-columns-repeated="11"/>
          <table:table-cell table:style-name="ce1055"/>
          <table:table-cell table:style-name="ce1056"/>
          <table:table-cell table:style-name="ce1049" table:number-columns-repeated="2"/>
          <table:table-cell table:number-columns-repeated="38"/>
        </table:table-row>
        <table:table-row table:style-name="ro5">
          <table:table-cell table:style-name="ce1054" office:value-type="string" calcext:value-type="string">
            <text:p>signed with circling a watch on</text:p>
          </table:table-cell>
          <table:table-cell table:style-name="ce1068" table:number-columns-repeated="2"/>
          <table:table-cell table:style-name="ce1068" office:value-type="string" calcext:value-type="string">
            <text:p>Speeding up can also be done following one instrument section, either by signing to everyone to listen to</text:p>
          </table:table-cell>
          <table:table-cell table:style-name="ce1056" table:number-columns-repeated="6"/>
          <table:table-cell table:style-name="ce1068"/>
          <table:table-cell table:style-name="ce1056" table:number-columns-repeated="11"/>
          <table:table-cell table:style-name="ce1055"/>
          <table:table-cell table:style-name="ce1056"/>
          <table:table-cell table:style-name="ce1049" table:number-columns-repeated="2"/>
          <table:table-cell table:number-columns-repeated="38"/>
        </table:table-row>
        <table:table-row table:style-name="ro5">
          <table:table-cell table:style-name="ce1054" office:value-type="string" calcext:value-type="string">
            <text:p>the hand clock wise, while pointing </text:p>
          </table:table-cell>
          <table:table-cell table:style-name="ce1068" table:number-columns-repeated="2"/>
          <table:table-cell table:style-name="ce1068" office:value-type="string" calcext:value-type="string">
            <text:p>and follow while playing, or by stopping all other instruments and then,</text:p>
          </table:table-cell>
          <table:table-cell table:style-name="ce1056" table:number-columns-repeated="6"/>
          <table:table-cell table:style-name="ce1068"/>
          <table:table-cell table:style-name="ce1056" table:number-columns-repeated="9"/>
          <table:table-cell table:style-name="ce1056">
            <draw:custom-shape table:end-cell-address="Breaks.V41" table:end-x="1.316cm" table:end-y="0.047cm" draw:z-index="8" draw:name="Graphics 77" draw:style-name="gr9" draw:text-style-name="P1" svg:width="1.37cm" svg:height="1.187cm" svg:x="1.344cm" svg:y="0.289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056"/>
          <table:table-cell table:style-name="ce1055">
            <draw:custom-shape table:end-cell-address="Breaks.X41" table:end-x="0.563cm" table:end-y="0.047cm" draw:z-index="7" draw:name="Graphics 76" draw:style-name="gr10" draw:text-style-name="P1" svg:width="1.304cm" svg:height="1.187cm" svg:x="0.658cm" svg:y="0.289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056"/>
          <table:table-cell table:style-name="ce1049" table:number-columns-repeated="2"/>
          <table:table-cell table:number-columns-repeated="38"/>
        </table:table-row>
        <table:table-row table:style-name="ro5">
          <table:table-cell table:style-name="ce1054" office:value-type="string" calcext:value-type="string">
            <text:p>upwards with the drumsticks.</text:p>
          </table:table-cell>
          <table:table-cell table:style-name="ce1068" table:number-columns-repeated="2"/>
          <table:table-cell table:style-name="ce1068" office:value-type="string" calcext:value-type="string">
            <text:p>after speeding up, get all back in with a break or just count them in. </text:p>
          </table:table-cell>
          <table:table-cell table:style-name="ce1056" table:number-columns-repeated="6"/>
          <table:table-cell table:style-name="ce1068"/>
          <table:table-cell table:style-name="ce1056" table:number-columns-repeated="8"/>
          <table:table-cell table:style-name="ce1056">
            <draw:frame table:end-cell-address="Breaks.U41" table:end-x="1.287cm" table:end-y="0.182cm" draw:z-index="29" draw:name="Graphics 97" draw:style-name="gr2" draw:text-style-name="P2" svg:width="1.344cm" svg:height="1.064cm" svg:x="0.698cm" svg:y="0.071cm">
              <draw:image xlink:href="Pictures/1000000000000044000000440689DBD8E7A1937F.jpg" xlink:type="simple" xlink:show="embed" xlink:actuate="onLoad" draw:mime-type="image/jpeg">
                <text:p/>
              </draw:image>
            </draw:frame>
          </table:table-cell>
          <table:table-cell table:style-name="ce1056"/>
          <table:table-cell table:style-name="ce1056">
            <draw:frame table:end-cell-address="Breaks.W41" table:end-x="0.196cm" table:end-y="0.222cm" draw:z-index="35" draw:name="Graphics 103" draw:style-name="gr2" draw:text-style-name="P2" svg:width="1.3cm" svg:height="1.078cm" svg:x="0.295cm" svg:y="0.097cm">
              <draw:image xlink:href="Pictures/100000000000004400000044091FF1BB40D5A7D8.jpg" xlink:type="simple" xlink:show="embed" xlink:actuate="onLoad" draw:mime-type="image/jpeg">
                <text:p/>
              </draw:image>
            </draw:frame>
          </table:table-cell>
          <table:table-cell table:style-name="ce1055"/>
          <table:table-cell table:style-name="ce1068"/>
          <table:table-cell table:style-name="ce1049" table:number-columns-repeated="2"/>
          <table:table-cell table:style-name="ce1067" table:number-columns-repeated="38"/>
        </table:table-row>
        <table:table-row table:style-name="ro5">
          <table:table-cell table:style-name="ce1054" office:value-type="string" calcext:value-type="string">
            <text:p>Or downwards, to slow down.</text:p>
          </table:table-cell>
          <table:table-cell table:style-name="ce1068" table:number-columns-repeated="2"/>
          <table:table-cell table:style-name="ce1068" office:value-type="string" calcext:value-type="string">
            <text:p>For speeding up you would take the most stable section,</text:p>
          </table:table-cell>
          <table:table-cell table:style-name="ce1056" table:number-columns-repeated="6"/>
          <table:table-cell table:style-name="ce1068"/>
          <table:table-cell table:style-name="ce1056" table:number-columns-repeated="7"/>
          <table:table-cell table:style-name="ce1188"/>
          <table:table-cell table:style-name="ce1056" table:number-columns-repeated="3"/>
          <table:table-cell table:style-name="ce1055"/>
          <table:table-cell table:style-name="ce1056"/>
          <table:table-cell table:style-name="ce1049" table:number-columns-repeated="2"/>
          <table:table-cell table:number-columns-repeated="38"/>
        </table:table-row>
        <table:table-row table:style-name="ro5">
          <table:table-cell table:style-name="ce1054"/>
          <table:table-cell table:style-name="ce1068" table:number-columns-repeated="2"/>
          <table:table-cell table:style-name="ce1068" office:value-type="string" calcext:value-type="string">
            <text:p>but maybe not the surdos.</text:p>
          </table:table-cell>
          <table:table-cell table:style-name="ce1056" table:number-columns-repeated="6"/>
          <table:table-cell table:style-name="ce1068"/>
          <table:table-cell table:style-name="ce1056" table:number-columns-repeated="7"/>
          <table:table-cell table:style-name="ce1188"/>
          <table:table-cell table:style-name="ce1056" table:number-columns-repeated="3"/>
          <table:table-cell table:style-name="ce1055"/>
          <table:table-cell table:style-name="ce1056"/>
          <table:table-cell table:style-name="ce1049" table:number-columns-repeated="2"/>
          <table:table-cell table:number-columns-repeated="38"/>
        </table:table-row>
        <table:table-row table:style-name="ro5">
          <table:table-cell table:style-name="ce1054"/>
          <table:table-cell table:style-name="ce1068" table:number-columns-repeated="3"/>
          <table:table-cell table:style-name="ce1056" table:number-columns-repeated="6"/>
          <table:table-cell table:style-name="ce1068"/>
          <table:table-cell table:style-name="ce1056" table:number-columns-repeated="7"/>
          <table:table-cell table:style-name="ce1188"/>
          <table:table-cell table:style-name="ce1056" table:number-columns-repeated="3"/>
          <table:table-cell table:style-name="ce1055"/>
          <table:table-cell table:style-name="ce1056"/>
          <table:table-cell table:style-name="ce1049" table:number-columns-repeated="2"/>
          <table:table-cell table:number-columns-repeated="38"/>
        </table:table-row>
        <table:table-row table:style-name="ro5">
          <table:table-cell table:style-name="ce1056" table:number-columns-repeated="3"/>
          <table:table-cell table:style-name="ce1188" table:number-columns-repeated="7"/>
          <table:table-cell table:style-name="ce1068"/>
          <table:table-cell table:style-name="ce1188" table:number-columns-repeated="6"/>
          <table:table-cell table:style-name="ce1188">
            <draw:frame table:end-cell-address="Breaks.T46" table:end-x="0.431cm" table:end-y="0.153cm" draw:z-index="28" draw:name="Graphics 96" draw:style-name="gr2" draw:text-style-name="P2" svg:width="1.293cm" svg:height="1.115cm" svg:x="0.648cm" svg:y="0.467cm">
              <draw:image xlink:href="Pictures/100000000000004400000044B3FDC589C738D39F.jpg" xlink:type="simple" xlink:show="embed" xlink:actuate="onLoad" draw:mime-type="image/jpeg">
                <text:p/>
              </draw:image>
            </draw:frame>
          </table:table-cell>
          <table:table-cell table:style-name="ce1188">
            <draw:custom-shape table:end-cell-address="Breaks.T46" table:end-x="0.617cm" table:end-y="0.147cm" draw:z-index="19" draw:name="Graphics 90" draw:style-name="gr11" draw:text-style-name="P1" svg:width="1.344cm" svg:height="1.135cm" svg:x="0.028cm" svg:y="0.441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056"/>
          <table:table-cell table:style-name="ce1056">
            <draw:custom-shape table:end-cell-address="Breaks.V46" table:end-x="0.534cm" table:end-y="0.153cm" draw:z-index="20" draw:name="Graphics 91" draw:style-name="gr12" draw:text-style-name="P1" svg:width="1.345cm" svg:height="1.193cm" svg:x="0.587cm" svg:y="0.389cm">
              <text:p/>
              <draw:enhanced-geometry svg:viewBox="0 0 21600 21600" draw:type="rectangle" draw:enhanced-path="M 0 0 L 21600 0 21600 21600 0 21600 0 0 Z N"/>
            </draw:custom-shape>
            <draw:frame table:end-cell-address="Breaks.U46" table:end-x="1.396cm" table:end-y="0.153cm" draw:z-index="27" draw:name="Graphics 95" draw:style-name="gr2" draw:text-style-name="P2" svg:width="1.37cm" svg:height="1.115cm" svg:x="0.026cm" svg:y="0.467cm">
              <draw:image xlink:href="Pictures/1000000000000044000000444C3DF0990F21DF31.jpg" xlink:type="simple" xlink:show="embed" xlink:actuate="onLoad" draw:mime-type="image/jpeg">
                <text:p/>
              </draw:image>
            </draw:frame>
          </table:table-cell>
          <table:table-cell table:style-name="ce1056"/>
          <table:table-cell table:style-name="ce1055"/>
          <table:table-cell table:style-name="ce1056"/>
          <table:table-cell table:style-name="ce1049" table:number-columns-repeated="2"/>
          <table:table-cell table:number-columns-repeated="38"/>
        </table:table-row>
        <table:table-row table:style-name="ro5">
          <table:table-cell table:style-name="ce7" office:value-type="string" calcext:value-type="string">
            <text:p>Volume Up / Down</text:p>
          </table:table-cell>
          <table:table-cell table:style-name="ce1056" table:number-columns-repeated="2"/>
          <table:table-cell table:style-name="ce1078" office:value-type="string" calcext:value-type="string">
            <text:p>Take care that the band only changes loudness, not speed.</text:p>
          </table:table-cell>
          <table:table-cell table:style-name="ce1055" table:number-columns-repeated="20"/>
          <table:table-cell table:style-name="ce1049" table:number-columns-repeated="2"/>
          <table:table-cell table:number-columns-repeated="38"/>
        </table:table-row>
        <table:table-row table:style-name="ro5">
          <table:table-cell table:style-name="ce1054" office:value-type="string" calcext:value-type="string">
            <text:p>move flat hands up / tho the bottom</text:p>
          </table:table-cell>
          <table:table-cell table:style-name="ce1056" table:number-columns-repeated="2"/>
          <table:table-cell table:style-name="ce1078"/>
          <table:table-cell table:style-name="ce1055" table:number-columns-repeated="20"/>
          <table:table-cell table:style-name="ce1049" table:number-columns-repeated="2"/>
          <table:table-cell table:number-columns-repeated="38"/>
        </table:table-row>
        <table:table-row table:style-name="ro5">
          <table:table-cell table:style-name="ce1055" table:number-columns-repeated="24"/>
          <table:table-cell table:style-name="ce1049" table:number-columns-repeated="2"/>
          <table:table-cell table:number-columns-repeated="38"/>
        </table:table-row>
        <table:table-row table:style-name="ro5">
          <table:table-cell table:style-name="ce1062"/>
          <table:table-cell table:style-name="ce1056" table:number-columns-repeated="2"/>
          <table:table-cell table:style-name="ce1068"/>
          <table:table-cell table:style-name="ce1188" table:number-columns-repeated="6"/>
          <table:table-cell table:style-name="ce1068"/>
          <table:table-cell table:style-name="ce1188" table:number-columns-repeated="8"/>
          <table:table-cell table:style-name="ce1056"/>
          <table:table-cell table:style-name="ce1056">
            <draw:frame table:end-cell-address="Breaks.V50" table:end-x="1.375cm" table:end-y="0.324cm" draw:z-index="52" draw:name="Picture 53" draw:style-name="gr2" draw:text-style-name="P2" svg:width="1.398cm" svg:height="1.752cm" svg:x="1.374cm" svg:y="0.478cm">
              <draw:image xlink:href="Pictures/10000000000001D8000001D8B93B56C8CC296931.jpg" xlink:type="simple" xlink:show="embed" xlink:actuate="onLoad" draw:mime-type="image/jpeg">
                <text:p/>
              </draw:image>
            </draw:frame>
          </table:table-cell>
          <table:table-cell table:style-name="ce1056" table:number-columns-repeated="3"/>
          <table:table-cell table:style-name="ce1049" table:number-columns-repeated="2"/>
          <table:table-cell table:number-columns-repeated="38"/>
        </table:table-row>
        <table:table-row table:style-name="ro5">
          <table:table-cell table:style-name="ce17" office:value-type="string" calcext:value-type="string">
            <text:p>Loop</text:p>
          </table:table-cell>
          <table:table-cell table:style-name="ce1056" table:number-columns-repeated="2"/>
          <table:table-cell table:style-name="ce1068" office:value-type="string" calcext:value-type="string">
            <text:p>For repeating a sign (or a sequence) endlessly, show with your second hand the loop sign.</text:p>
          </table:table-cell>
          <table:table-cell table:style-name="ce1188" table:number-columns-repeated="6"/>
          <table:table-cell table:style-name="ce1068"/>
          <table:table-cell table:style-name="ce1188" table:number-columns-repeated="8"/>
          <table:table-cell table:style-name="ce1056" table:number-columns-repeated="5"/>
          <table:table-cell table:style-name="ce1049" table:number-columns-repeated="2"/>
          <table:table-cell table:number-columns-repeated="38"/>
        </table:table-row>
        <table:table-row table:style-name="ro5">
          <table:table-cell table:style-name="ce1057" office:value-type="string" calcext:value-type="string">
            <text:p>draw with you second hand a half circle </text:p>
          </table:table-cell>
          <table:table-cell table:style-name="ce1056" table:number-columns-repeated="2"/>
          <table:table-cell table:style-name="ce1068"/>
          <table:table-cell table:style-name="ce1188" table:number-columns-repeated="6"/>
          <table:table-cell table:style-name="ce1068"/>
          <table:table-cell table:style-name="ce1188" table:number-columns-repeated="8"/>
          <table:table-cell table:style-name="ce1056" table:number-columns-repeated="5"/>
          <table:table-cell table:style-name="ce1049" table:number-columns-repeated="2"/>
          <table:table-cell table:number-columns-repeated="38"/>
        </table:table-row>
        <table:table-row table:style-name="ro5">
          <table:table-cell table:style-name="ce1054" office:value-type="string" calcext:value-type="string">
            <text:p>over the sign you want to repeat</text:p>
          </table:table-cell>
          <table:table-cell table:style-name="ce1056" table:number-columns-repeated="2"/>
          <table:table-cell table:style-name="ce1068"/>
          <table:table-cell table:style-name="ce1188" table:number-columns-repeated="6"/>
          <table:table-cell table:style-name="ce1068"/>
          <table:table-cell table:style-name="ce1188" table:number-columns-repeated="8"/>
          <table:table-cell table:style-name="ce1056" table:number-columns-repeated="5"/>
          <table:table-cell table:style-name="ce1049" table:number-columns-repeated="2"/>
          <table:table-cell table:number-columns-repeated="38"/>
        </table:table-row>
        <table:table-row table:style-name="ro5">
          <table:table-cell table:style-name="ce1054"/>
          <table:table-cell table:style-name="ce1056" table:number-columns-repeated="2"/>
          <table:table-cell table:style-name="ce1068"/>
          <table:table-cell table:style-name="ce1188" table:number-columns-repeated="6"/>
          <table:table-cell table:style-name="ce1068"/>
          <table:table-cell table:style-name="ce1188" table:number-columns-repeated="8"/>
          <table:table-cell table:style-name="ce1056" table:number-columns-repeated="5"/>
          <table:table-cell table:style-name="ce1049" table:number-columns-repeated="2"/>
          <table:table-cell table:number-columns-repeated="38"/>
        </table:table-row>
        <table:table-row table:style-name="ro5">
          <table:table-cell table:style-name="ce1055" table:number-columns-repeated="21"/>
          <table:table-cell table:style-name="ce1055">
            <draw:custom-shape table:end-cell-address="Breaks.W55" table:end-x="0.339cm" table:end-y="0.216cm" draw:z-index="23" draw:name="Graphics 88" draw:style-name="gr13" draw:text-style-name="P1" svg:width="1.274cm" svg:height="1.644cm" svg:x="0.464cm" svg:y="0.47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table:end-cell-address="Breaks.W55" table:end-x="0.365cm" table:end-y="0.081cm" draw:z-index="25" draw:name="Graphics 70" draw:style-name="gr2" draw:text-style-name="P2" svg:width="1.274cm" svg:height="1.069cm" svg:x="0.49cm" svg:y="0.441cm">
              <draw:image xlink:href="Pictures/10000000000000440000004453CED9B08F3B359E.jpg" xlink:type="simple" xlink:show="embed" xlink:actuate="onLoad" draw:mime-type="image/jpeg">
                <text:p/>
              </draw:image>
            </draw:frame>
          </table:table-cell>
          <table:table-cell table:style-name="ce1055" table:number-columns-repeated="2"/>
          <table:table-cell table:style-name="ce1049" table:number-columns-repeated="2"/>
          <table:table-cell table:number-columns-repeated="38"/>
        </table:table-row>
        <table:table-row table:style-name="ro5">
          <table:table-cell table:style-name="ce7" office:value-type="string" calcext:value-type="string">
            <text:p>4 x repeat, from soft to loud</text:p>
          </table:table-cell>
          <table:table-cell table:style-name="ce1056" table:number-columns-repeated="2"/>
          <table:table-cell table:style-name="ce1078" office:value-type="string" calcext:value-type="string">
            <text:p>The break you show is repeated four times. </text:p>
          </table:table-cell>
          <table:table-cell table:style-name="ce1055" table:number-columns-repeated="13"/>
          <table:table-cell table:style-name="ce1185" office:value-type="string" calcext:value-type="string">
            <text:p>eg with Clave Break:</text:p>
          </table:table-cell>
          <table:table-cell table:style-name="ce1055" table:number-columns-repeated="6"/>
          <table:table-cell table:style-name="ce1049" table:number-columns-repeated="2"/>
          <table:table-cell table:number-columns-repeated="38"/>
        </table:table-row>
        <table:table-row table:style-name="ro5">
          <table:table-cell table:style-name="ce1054" office:value-type="string" calcext:value-type="string">
            <text:p>with the left hand, show the sign.</text:p>
          </table:table-cell>
          <table:table-cell table:style-name="ce1056" table:number-columns-repeated="2"/>
          <table:table-cell table:style-name="ce1078" office:value-type="string" calcext:value-type="string">
            <text:p>This is played from soft to loud.</text:p>
          </table:table-cell>
          <table:table-cell table:style-name="ce1188" table:number-columns-repeated="6"/>
          <table:table-cell table:style-name="ce1068"/>
          <table:table-cell table:style-name="ce1188" table:number-columns-repeated="8"/>
          <table:table-cell table:style-name="ce1056" table:number-columns-repeated="4"/>
          <table:table-cell table:style-name="ce1055"/>
          <table:table-cell table:style-name="ce1049" table:number-columns-repeated="2"/>
          <table:table-cell table:number-columns-repeated="38"/>
        </table:table-row>
        <table:table-row table:style-name="ro5">
          <table:table-cell table:style-name="ce1057" office:value-type="string" calcext:value-type="string">
            <text:p>move your right flat hand along the left arm,</text:p>
          </table:table-cell>
          <table:table-cell table:style-name="ce1056" table:number-columns-repeated="2"/>
          <table:table-cell table:style-name="ce1188" table:number-columns-repeated="7"/>
          <table:table-cell table:style-name="ce1068"/>
          <table:table-cell table:style-name="ce1188" table:number-columns-repeated="8"/>
          <table:table-cell table:style-name="ce1056" table:number-columns-repeated="4"/>
          <table:table-cell table:style-name="ce1055"/>
          <table:table-cell table:style-name="ce1049" table:number-columns-repeated="2"/>
          <table:table-cell table:number-columns-repeated="38"/>
        </table:table-row>
        <table:table-row table:style-name="ro5">
          <table:table-cell table:style-name="ce1057" office:value-type="string" calcext:value-type="string">
            <text:p>from elbow to hand upwards without stopping, </text:p>
          </table:table-cell>
          <table:table-cell table:style-name="ce1056" table:number-columns-repeated="2"/>
          <table:table-cell table:style-name="ce1188" table:number-columns-repeated="7"/>
          <table:table-cell table:style-name="ce1068"/>
          <table:table-cell table:style-name="ce1188" table:number-columns-repeated="8"/>
          <table:table-cell table:style-name="ce1056" table:number-columns-repeated="4"/>
          <table:table-cell table:style-name="ce1055"/>
          <table:table-cell table:style-name="ce1049" table:number-columns-repeated="2"/>
          <table:table-cell table:number-columns-repeated="38"/>
        </table:table-row>
        <table:table-row table:style-name="ro5">
          <table:table-cell table:style-name="ce1057" office:value-type="string" calcext:value-type="string">
            <text:p>on the side facing your body.</text:p>
          </table:table-cell>
          <table:table-cell table:style-name="ce1056" table:number-columns-repeated="2"/>
          <table:table-cell table:style-name="ce1188" table:number-columns-repeated="7"/>
          <table:table-cell table:style-name="ce1068"/>
          <table:table-cell table:style-name="ce1188" table:number-columns-repeated="8"/>
          <table:table-cell table:style-name="ce1056" table:number-columns-repeated="4"/>
          <table:table-cell table:style-name="ce1055"/>
          <table:table-cell table:style-name="ce1049" table:number-columns-repeated="2"/>
          <table:table-cell table:number-columns-repeated="38"/>
        </table:table-row>
        <table:table-row table:style-name="ro5">
          <table:table-cell table:style-name="ce1056" table:number-columns-repeated="10"/>
          <table:table-cell table:style-name="ce1068"/>
          <table:table-cell table:style-name="ce1056"/>
          <table:table-cell table:style-name="ce1056">
            <draw:custom-shape table:end-cell-address="Breaks.N61" table:end-x="0.64cm" table:end-y="0.076cm" draw:z-index="21" draw:name="Graphics 68" draw:style-name="gr14" draw:text-style-name="P1" svg:width="1.296cm" svg:height="1.134cm" svg:x="0.099cm" svg:y="0.371cm">
              <text:p/>
              <draw:enhanced-geometry svg:viewBox="0 0 21600 21600" draw:type="rectangle" draw:enhanced-path="M 0 0 L 21600 0 21600 21600 0 21600 0 0 Z N"/>
            </draw:custom-shape>
            <draw:custom-shape table:end-cell-address="Breaks.N61" table:end-x="0.64cm" table:end-y="0.153cm" draw:z-index="22" draw:name="Graphics 85" draw:style-name="gr15" draw:text-style-name="P1" svg:width="1.296cm" svg:height="1.156cm" svg:x="0.099cm" svg:y="0.426cm">
              <text:p/>
              <draw:enhanced-geometry svg:viewBox="0 0 21600 21600" draw:type="rectangle" draw:enhanced-path="M 0 0 L 21600 0 21600 21600 0 21600 0 0 Z N"/>
            </draw:custom-shape>
            <draw:frame table:end-cell-address="Breaks.N61" table:end-x="0.64cm" table:end-y="0.076cm" draw:z-index="36" draw:name="Graphics 104" draw:style-name="gr2" draw:text-style-name="P2" svg:width="1.296cm" svg:height="1.134cm" svg:x="0.099cm" svg:y="0.371cm">
              <draw:image xlink:href="Pictures/100000000000004400000044FDB2B6FBF706CD94.jpg" xlink:type="simple" xlink:show="embed" xlink:actuate="onLoad" draw:mime-type="image/jpeg">
                <text:p/>
              </draw:image>
            </draw:frame>
          </table:table-cell>
          <table:table-cell table:style-name="ce1056"/>
          <table:table-cell table:style-name="ce1055" table:number-columns-repeated="10"/>
          <table:table-cell table:style-name="ce1049" table:number-columns-repeated="2"/>
          <table:table-cell table:number-columns-repeated="38"/>
        </table:table-row>
        <table:table-row table:style-name="ro5">
          <table:table-cell table:style-name="ce1034" office:value-type="string" calcext:value-type="string">
            <text:p>Speaking Break</text:p>
          </table:table-cell>
          <table:table-cell table:style-name="ce1056" table:number-columns-repeated="2"/>
          <table:table-cell table:style-name="ce1056" office:value-type="string" calcext:value-type="string">
            <text:p>Shout whatever you agreed on.</text:p>
          </table:table-cell>
          <table:table-cell table:style-name="ce1056" table:number-columns-repeated="6"/>
          <table:table-cell table:style-name="ce1068"/>
          <table:table-cell table:style-name="ce1056" table:number-columns-repeated="3"/>
          <table:table-cell table:style-name="ce1055" table:number-columns-repeated="10"/>
          <table:table-cell table:style-name="ce1049" table:number-columns-repeated="2"/>
          <table:table-cell table:number-columns-repeated="38"/>
        </table:table-row>
        <table:table-row table:style-name="ro5">
          <table:table-cell table:style-name="ce1057" office:value-type="string" calcext:value-type="string">
            <text:p>make blabla with one hand</text:p>
          </table:table-cell>
          <table:table-cell table:style-name="ce1056" table:number-columns-repeated="9"/>
          <table:table-cell table:style-name="ce1068"/>
          <table:table-cell table:style-name="ce1056" table:number-columns-repeated="3"/>
          <table:table-cell table:style-name="ce1055" table:number-columns-repeated="10"/>
          <table:table-cell table:style-name="ce1049" table:number-columns-repeated="2"/>
          <table:table-cell table:number-columns-repeated="38"/>
        </table:table-row>
        <table:table-row table:style-name="ro5">
          <table:table-cell table:style-name="ce1056" office:value-type="string" calcext:value-type="string">
            <text:p>Speaking Break 2: blabla with two hands and some distance between each other </text:p>
          </table:table-cell>
          <table:table-cell table:style-name="ce1056" table:number-columns-repeated="2"/>
          <table:table-cell table:style-name="ce1068"/>
          <table:table-cell table:style-name="ce1056" table:number-columns-repeated="6"/>
          <table:table-cell table:style-name="ce1068"/>
          <table:table-cell table:style-name="ce1056" table:number-columns-repeated="3"/>
          <table:table-cell table:style-name="ce1055" table:number-columns-repeated="10"/>
          <table:table-cell table:style-name="ce1049" table:number-columns-repeated="2"/>
          <table:table-cell table:number-columns-repeated="38"/>
        </table:table-row>
        <table:table-row table:style-name="ro5">
          <table:table-cell table:style-name="ce1056" office:value-type="string" calcext:value-type="string">
            <text:p>Speaking Break 3: blabla with two hands, like eating each other.</text:p>
          </table:table-cell>
          <table:table-cell table:style-name="ce1056" table:number-columns-repeated="2"/>
          <table:table-cell table:style-name="ce1068"/>
          <table:table-cell table:style-name="ce1056" table:number-columns-repeated="6"/>
          <table:table-cell table:style-name="ce1068"/>
          <table:table-cell table:style-name="ce1056" table:number-columns-repeated="3"/>
          <table:table-cell table:style-name="ce1055" table:number-columns-repeated="10"/>
          <table:table-cell table:style-name="ce1049" table:number-columns-repeated="2"/>
          <table:table-cell table:number-columns-repeated="38"/>
        </table:table-row>
        <table:table-row table:style-name="ro5">
          <table:table-cell table:style-name="ce1044"/>
          <table:table-cell table:style-name="ce1067" table:number-columns-repeated="3"/>
          <table:table-cell table:style-name="ce1052" table:number-columns-repeated="6"/>
          <table:table-cell/>
          <table:table-cell table:style-name="ce1052" table:number-columns-repeated="7"/>
          <table:table-cell table:number-columns-repeated="4"/>
          <table:table-cell table:style-name="ce1049"/>
          <table:table-cell/>
          <table:table-cell table:style-name="ce1049" table:number-columns-repeated="2"/>
          <table:table-cell table:number-columns-repeated="38"/>
        </table:table-row>
        <table:table-row table:style-name="ro5">
          <table:table-cell table:style-name="ce19" office:value-type="string" calcext:value-type="string">
            <text:p>Let instruments play another instrument's rhythm</text:p>
          </table:table-cell>
          <table:table-cell table:style-name="ce1067" table:number-columns-repeated="3"/>
          <table:table-cell table:style-name="ce1052" table:number-columns-repeated="6"/>
          <table:table-cell/>
          <table:table-cell table:style-name="ce1052" table:number-columns-repeated="7"/>
          <table:table-cell table:number-columns-repeated="4"/>
          <table:table-cell table:style-name="ce1049"/>
          <table:table-cell/>
          <table:table-cell table:style-name="ce1049" table:number-columns-repeated="2"/>
          <table:table-cell table:number-columns-repeated="38"/>
        </table:table-row>
        <table:table-row table:style-name="ro5">
          <table:table-cell table:style-name="ce1044" office:value-type="string" calcext:value-type="string">
            <text:p>First who, then what</text:p>
          </table:table-cell>
          <table:table-cell table:style-name="ce1067" table:number-columns-repeated="2"/>
          <table:table-cell table:style-name="ce1067" office:value-type="string" calcext:value-type="string">
            <text:p>First show the instrument section(s), of <text:span text:style-name="T1">who</text:span><text:span text:style-name="T2"> you mean.</text:span></text:p>
          </table:table-cell>
          <table:table-cell table:style-name="ce1052" table:number-columns-repeated="6"/>
          <table:table-cell/>
          <table:table-cell table:style-name="ce1052" table:number-columns-repeated="7"/>
          <table:table-cell table:number-columns-repeated="4"/>
          <table:table-cell table:style-name="ce1049"/>
          <table:table-cell/>
          <table:table-cell table:style-name="ce1049" table:number-columns-repeated="2"/>
          <table:table-cell table:number-columns-repeated="38"/>
        </table:table-row>
        <table:table-row table:style-name="ro5">
          <table:table-cell table:style-name="ce1044"/>
          <table:table-cell table:style-name="ce1067" table:number-columns-repeated="2"/>
          <table:table-cell table:style-name="ce1067" office:value-type="string" calcext:value-type="string">
            <text:p>Then show the instrument section, of <text:span text:style-name="T1">what</text:span><text:span text:style-name="T2"> they should play.</text:span></text:p>
          </table:table-cell>
          <table:table-cell table:style-name="ce1052" table:number-columns-repeated="6"/>
          <table:table-cell/>
          <table:table-cell table:style-name="ce1052" table:number-columns-repeated="7"/>
          <table:table-cell table:number-columns-repeated="4"/>
          <table:table-cell table:style-name="ce1049"/>
          <table:table-cell/>
          <table:table-cell table:style-name="ce1049" table:number-columns-repeated="2"/>
          <table:table-cell table:number-columns-repeated="38"/>
        </table:table-row>
        <table:table-row table:style-name="ro5">
          <table:table-cell table:style-name="ce1044"/>
          <table:table-cell table:style-name="ce1067" table:number-columns-repeated="2"/>
          <table:table-cell table:style-name="ce1067" office:value-type="string" calcext:value-type="string">
            <text:p>Remember some instruments have two sticks and some have two sounds (agogôs). Not everything is possible.</text:p>
          </table:table-cell>
          <table:table-cell table:style-name="ce1052" table:number-columns-repeated="6"/>
          <table:table-cell/>
          <table:table-cell table:style-name="ce1052" table:number-columns-repeated="7"/>
          <table:table-cell table:number-columns-repeated="4"/>
          <table:table-cell table:style-name="ce1049"/>
          <table:table-cell/>
          <table:table-cell table:style-name="ce1049" table:number-columns-repeated="2"/>
          <table:table-cell table:number-columns-repeated="38"/>
        </table:table-row>
        <table:table-row table:style-name="ro5">
          <table:table-cell table:style-name="ce1044"/>
          <table:table-cell table:style-name="ce1067" table:number-columns-repeated="3"/>
          <table:table-cell table:style-name="ce1052" table:number-columns-repeated="6"/>
          <table:table-cell/>
          <table:table-cell table:style-name="ce1052" table:number-columns-repeated="7"/>
          <table:table-cell table:number-columns-repeated="4"/>
          <table:table-cell table:style-name="ce1049"/>
          <table:table-cell/>
          <table:table-cell table:style-name="ce1049" table:number-columns-repeated="2"/>
          <table:table-cell table:number-columns-repeated="38"/>
        </table:table-row>
        <table:table-row table:style-name="ro5">
          <table:table-cell table:style-name="ce1042"/>
          <table:table-cell table:number-columns-repeated="2"/>
          <table:table-cell table:style-name="ce1191" office:value-type="float" office:value="1" calcext:value-type="float">
            <text:p>1</text:p>
          </table:table-cell>
          <table:table-cell table:style-name="ce1191" table:number-columns-repeated="3"/>
          <table:table-cell table:style-name="ce1191" office:value-type="float" office:value="2" calcext:value-type="float">
            <text:p>2</text:p>
          </table:table-cell>
          <table:table-cell table:style-name="ce1191" table:number-columns-repeated="2"/>
          <table:table-cell table:style-name="ce54"/>
          <table:table-cell table:style-name="ce1191" office:value-type="float" office:value="3" calcext:value-type="float">
            <text:p>3</text:p>
          </table:table-cell>
          <table:table-cell table:style-name="ce1191" table:number-columns-repeated="3"/>
          <table:table-cell table:style-name="ce1191" office:value-type="float" office:value="4" calcext:value-type="float">
            <text:p>4</text:p>
          </table:table-cell>
          <table:table-cell table:style-name="ce1191" table:number-columns-repeated="3"/>
          <table:table-cell/>
          <table:table-cell table:style-name="ce1056" table:number-columns-repeated="2"/>
          <table:table-cell table:number-columns-repeated="2"/>
          <table:table-cell table:style-name="ce1049" table:number-columns-repeated="2"/>
          <table:table-cell table:number-columns-repeated="38"/>
        </table:table-row>
        <table:table-row table:style-name="ro5">
          <table:table-cell table:style-name="ce1042">
            <draw:custom-shape table:end-cell-address="Breaks.A73" table:end-x="5.502cm" table:end-y="0.212cm" draw:z-index="9" draw:name="Graphics 78" draw:style-name="gr16" draw:text-style-name="P1" svg:width="1.587cm" svg:height="1.216cm" svg:x="3.915cm" svg:y="0.425cm">
              <text:p/>
              <draw:enhanced-geometry svg:viewBox="0 0 21600 21600" draw:type="rectangle" draw:enhanced-path="M 0 0 L 21600 0 21600 21600 0 21600 0 0 Z N"/>
            </draw:custom-shape>
            <draw:frame table:end-cell-address="Breaks.B73" table:end-x="0.029cm" table:end-y="0.212cm" draw:z-index="30" draw:name="Graphics 98" draw:style-name="gr2" draw:text-style-name="P2" svg:width="1.372cm" svg:height="1.19cm" svg:x="6.012cm" svg:y="0.451cm">
              <draw:image xlink:href="Pictures/100000000000004400000044A3741F6DD4B74B8E.jpg" xlink:type="simple" xlink:show="embed" xlink:actuate="onLoad" draw:mime-type="image/jpeg">
                <text:p/>
              </draw:image>
            </draw:frame>
          </table:table-cell>
          <table:table-cell table:number-columns-repeated="18"/>
          <table:table-cell table:style-name="ce1056" table:number-columns-repeated="3"/>
          <table:table-cell table:number-columns-repeated="2"/>
          <table:table-cell table:style-name="ce1049" table:number-columns-repeated="2"/>
          <table:table-cell table:number-columns-repeated="38"/>
        </table:table-row>
        <table:table-row table:style-name="ro5">
          <table:table-cell table:style-name="ce17" office:value-type="string" calcext:value-type="string">
            <text:p>Silence Break</text:p>
          </table:table-cell>
          <table:table-cell table:style-name="ce1056" table:number-columns-repeated="2"/>
          <table:table-cell table:style-name="ce1068" office:value-type="string" calcext:value-type="string">
            <text:p>4 beats of silence</text:p>
          </table:table-cell>
          <table:table-cell table:style-name="ce1052" table:number-columns-repeated="6"/>
          <table:table-cell table:style-name="ce1068"/>
          <table:table-cell table:style-name="ce1188" table:number-columns-repeated="8"/>
          <table:table-cell table:style-name="ce1056" table:number-columns-repeated="3"/>
          <table:table-cell table:number-columns-repeated="2"/>
          <table:table-cell table:style-name="ce1049" table:number-columns-repeated="2"/>
          <table:table-cell table:number-columns-repeated="38"/>
        </table:table-row>
        <table:table-row table:style-name="ro5">
          <table:table-cell table:style-name="ce1064" office:value-type="string" calcext:value-type="string">
            <text:p>4 fingers up</text:p>
          </table:table-cell>
          <table:table-cell office:value-type="float" office:value="1" calcext:value-type="float">
            <text:p>1</text:p>
          </table:table-cell>
          <table:table-cell table:style-name="ce1071"/>
          <table:table-cell table:style-name="ce1192"/>
          <table:table-cell table:style-name="ce1517" table:number-columns-repeated="3"/>
          <table:table-cell table:style-name="ce1192"/>
          <table:table-cell table:style-name="ce1517" table:number-columns-repeated="2"/>
          <table:table-cell table:style-name="ce1527"/>
          <table:table-cell table:style-name="ce1192"/>
          <table:table-cell table:style-name="ce1517" table:number-columns-repeated="3"/>
          <table:table-cell table:style-name="ce1192"/>
          <table:table-cell table:style-name="ce1517"/>
          <table:table-cell table:style-name="ce66"/>
          <table:table-cell table:style-name="ce1539"/>
          <table:table-cell table:style-name="ce1067"/>
          <table:table-cell table:style-name="ce1056" office:value-type="string" calcext:value-type="string">
            <text:p>A Surdo and agogô can </text:p>
          </table:table-cell>
          <table:table-cell table:style-name="ce1067"/>
          <table:table-cell table:number-columns-repeated="2"/>
          <table:table-cell table:style-name="ce1049" table:number-columns-repeated="2"/>
          <table:table-cell table:number-columns-repeated="38"/>
        </table:table-row>
        <table:table-row table:style-name="ro5">
          <table:table-cell table:style-name="ce1057"/>
          <table:table-cell table:number-columns-repeated="2"/>
          <table:table-cell table:style-name="ce1064" office:value-type="string" calcext:value-type="string">
            <text:p>One instrument section can continue</text:p>
          </table:table-cell>
          <table:table-cell table:number-columns-repeated="16"/>
          <table:table-cell table:style-name="ce1049" office:value-type="string" calcext:value-type="string">
            <text:p>pick up on the last beat</text:p>
          </table:table-cell>
          <table:table-cell table:style-name="ce1056"/>
          <table:table-cell table:number-columns-repeated="2"/>
          <table:table-cell table:style-name="ce1049" table:number-columns-repeated="2"/>
          <table:table-cell table:number-columns-repeated="38"/>
        </table:table-row>
        <table:table-row table:style-name="ro5">
          <table:table-cell table:style-name="ce1057">
            <draw:custom-shape table:end-cell-address="Breaks.A77" table:end-x="7.356cm" table:end-y="0.21cm" draw:z-index="10" draw:name="Graphics 79" draw:style-name="gr17" draw:text-style-name="P1" svg:width="1.372cm" svg:height="1.188cm" svg:x="5.983cm" svg:y="0.451cm">
              <text:p/>
              <draw:enhanced-geometry svg:viewBox="0 0 21600 21600" draw:type="rectangle" draw:enhanced-path="M 0 0 L 21600 0 21600 21600 0 21600 0 0 Z N"/>
            </draw:custom-shape>
            <draw:frame table:end-cell-address="Breaks.A77" table:end-x="7.356cm" table:end-y="0.21cm" draw:z-index="31" draw:name="Graphics 99" draw:style-name="gr2" draw:text-style-name="P2" svg:width="1.372cm" svg:height="1.188cm" svg:x="5.983cm" svg:y="0.451cm">
              <draw:image xlink:href="Pictures/100000000000004400000044E58771948D0E82DA.jpg" xlink:type="simple" xlink:show="embed" xlink:actuate="onLoad" draw:mime-type="image/jpeg">
                <text:p/>
              </draw:image>
            </draw:frame>
          </table:table-cell>
          <table:table-cell table:number-columns-repeated="2"/>
          <table:table-cell table:style-name="ce1195"/>
          <table:table-cell table:number-columns-repeated="16"/>
          <table:table-cell table:style-name="ce1056" office:value-type="string" calcext:value-type="string">
            <text:p>if it fits to the rhythm.</text:p>
          </table:table-cell>
          <table:table-cell table:style-name="ce1056"/>
          <table:table-cell table:number-columns-repeated="2"/>
          <table:table-cell table:style-name="ce1049" table:number-columns-repeated="2"/>
          <table:table-cell table:number-columns-repeated="38"/>
        </table:table-row>
        <table:table-row table:style-name="ro5">
          <table:table-cell table:style-name="ce17" office:value-type="string" calcext:value-type="string">
            <text:p>Double Silence Break</text:p>
          </table:table-cell>
          <table:table-cell table:style-name="ce1056" table:number-columns-repeated="2"/>
          <table:table-cell table:style-name="ce1068" office:value-type="string" calcext:value-type="string">
            <text:p>8 beats of silence</text:p>
          </table:table-cell>
          <table:table-cell table:style-name="ce1188" table:number-columns-repeated="6"/>
          <table:table-cell table:style-name="ce1068"/>
          <table:table-cell table:style-name="ce1188" table:number-columns-repeated="4"/>
          <table:table-cell table:style-name="ce1068"/>
          <table:table-cell table:style-name="ce1188" table:number-columns-repeated="3"/>
          <table:table-cell table:style-name="ce1056" table:number-columns-repeated="3"/>
          <table:table-cell table:number-columns-repeated="2"/>
          <table:table-cell table:style-name="ce1049" table:number-columns-repeated="2"/>
          <table:table-cell table:number-columns-repeated="38"/>
        </table:table-row>
        <table:table-row table:style-name="ro5">
          <table:table-cell table:style-name="ce1064" office:value-type="string" calcext:value-type="string">
            <text:p>4 fingers from each hand up,</text:p>
          </table:table-cell>
          <table:table-cell office:value-type="float" office:value="1" calcext:value-type="float">
            <text:p>1</text:p>
          </table:table-cell>
          <table:table-cell table:style-name="ce1071"/>
          <table:table-cell table:style-name="ce1192"/>
          <table:table-cell table:style-name="ce1517" table:number-columns-repeated="3"/>
          <table:table-cell table:style-name="ce1192"/>
          <table:table-cell table:style-name="ce1517" table:number-columns-repeated="2"/>
          <table:table-cell table:style-name="ce1527"/>
          <table:table-cell table:style-name="ce1192"/>
          <table:table-cell table:style-name="ce1517" table:number-columns-repeated="3"/>
          <table:table-cell table:style-name="ce1325"/>
          <table:table-cell table:style-name="ce1517"/>
          <table:table-cell table:style-name="ce66" office:value-type="string" calcext:value-type="string">
            <text:p><text:s/></text:p>
          </table:table-cell>
          <table:table-cell table:style-name="ce1539"/>
          <table:table-cell table:style-name="ce1067"/>
          <table:table-cell table:style-name="ce1049"/>
          <table:table-cell table:style-name="ce1067" table:number-columns-repeated="2"/>
          <table:table-cell/>
          <table:table-cell table:style-name="ce1049" table:number-columns-repeated="2"/>
          <table:table-cell table:number-columns-repeated="38"/>
        </table:table-row>
        <table:table-row table:style-name="ro5">
          <table:table-cell table:style-name="ce1064" office:value-type="string" calcext:value-type="string">
            <text:p>while hooking your thumbs </text:p>
          </table:table-cell>
          <table:table-cell office:value-type="float" office:value="2" calcext:value-type="float">
            <text:p>2</text:p>
          </table:table-cell>
          <table:table-cell table:style-name="ce1071"/>
          <table:table-cell table:style-name="ce1192"/>
          <table:table-cell table:style-name="ce1517" table:number-columns-repeated="3"/>
          <table:table-cell table:style-name="ce1192"/>
          <table:table-cell table:style-name="ce1517" table:number-columns-repeated="2"/>
          <table:table-cell table:style-name="ce1527"/>
          <table:table-cell table:style-name="ce1192"/>
          <table:table-cell table:style-name="ce1517" table:number-columns-repeated="3"/>
          <table:table-cell table:style-name="ce1325"/>
          <table:table-cell table:style-name="ce1517"/>
          <table:table-cell table:style-name="ce66"/>
          <table:table-cell table:style-name="ce1539"/>
          <table:table-cell table:style-name="ce1067"/>
          <table:table-cell table:style-name="ce1056" office:value-type="string" calcext:value-type="string">
            <text:p>A Surdo and agogô can </text:p>
          </table:table-cell>
          <table:table-cell table:style-name="ce1067"/>
          <table:table-cell table:number-columns-repeated="2"/>
          <table:table-cell table:style-name="ce1049" table:number-columns-repeated="2"/>
          <table:table-cell table:number-columns-repeated="38"/>
        </table:table-row>
        <table:table-row table:style-name="ro5">
          <table:table-cell table:style-name="ce1055" office:value-type="string" calcext:value-type="string">
            <text:p>into each other</text:p>
          </table:table-cell>
          <table:table-cell table:style-name="ce1049" table:number-columns-repeated="19"/>
          <table:table-cell table:style-name="ce1056" office:value-type="string" calcext:value-type="string">
            <text:p>pick up ...</text:p>
          </table:table-cell>
          <table:table-cell table:style-name="ce1067"/>
          <table:table-cell table:number-columns-repeated="2"/>
          <table:table-cell table:style-name="ce1049" table:number-columns-repeated="2"/>
          <table:table-cell table:number-columns-repeated="38"/>
        </table:table-row>
        <table:table-row table:style-name="ro5">
          <table:table-cell table:style-name="ce1055">
            <draw:frame table:end-cell-address="Breaks.A82" table:end-x="7.356cm" table:end-y="0.289cm" draw:z-index="44" draw:name="Graphics 72" draw:style-name="gr2" draw:text-style-name="P2" svg:width="1.4cm" svg:height="1.357cm" svg:x="5.955cm" svg:y="0.361cm">
              <draw:image xlink:href="Pictures/10000001000000440000004451B884255C3F2F9C.png" xlink:type="simple" xlink:show="embed" xlink:actuate="onLoad" draw:mime-type="image/png">
                <text:p/>
              </draw:image>
            </draw:frame>
          </table:table-cell>
          <table:table-cell table:style-name="ce1049" table:number-columns-repeated="2"/>
          <table:table-cell table:style-name="ce1049" office:value-type="string" calcext:value-type="string">
            <text:p>12 beats of silence</text:p>
          </table:table-cell>
          <table:table-cell table:style-name="ce1049" table:number-columns-repeated="16"/>
          <table:table-cell table:style-name="ce1056"/>
          <table:table-cell table:style-name="ce1067"/>
          <table:table-cell table:number-columns-repeated="2"/>
          <table:table-cell table:style-name="ce1049" table:number-columns-repeated="2"/>
          <table:table-cell table:number-columns-repeated="38"/>
        </table:table-row>
        <table:table-row table:style-name="ro5">
          <table:table-cell table:style-name="ce11" office:value-type="string" calcext:value-type="string">
            <text:p>Triple Silence Break</text:p>
          </table:table-cell>
          <table:table-cell office:value-type="float" office:value="1" calcext:value-type="float">
            <text:p>1</text:p>
          </table:table-cell>
          <table:table-cell table:style-name="ce1071"/>
          <table:table-cell table:style-name="ce1192"/>
          <table:table-cell table:style-name="ce1517" table:number-columns-repeated="3"/>
          <table:table-cell table:style-name="ce1192"/>
          <table:table-cell table:style-name="ce1517" table:number-columns-repeated="2"/>
          <table:table-cell table:style-name="ce1527"/>
          <table:table-cell table:style-name="ce1192"/>
          <table:table-cell table:style-name="ce1517" table:number-columns-repeated="3"/>
          <table:table-cell table:style-name="ce1325"/>
          <table:table-cell table:style-name="ce1517"/>
          <table:table-cell table:style-name="ce66" office:value-type="string" calcext:value-type="string">
            <text:p><text:s/></text:p>
          </table:table-cell>
          <table:table-cell table:style-name="ce1539"/>
          <table:table-cell table:style-name="ce1067"/>
          <table:table-cell table:style-name="ce1056"/>
          <table:table-cell table:style-name="ce1067"/>
          <table:table-cell table:number-columns-repeated="2"/>
          <table:table-cell table:style-name="ce1049" table:number-columns-repeated="2"/>
          <table:table-cell table:number-columns-repeated="38"/>
        </table:table-row>
        <table:table-row table:style-name="ro5">
          <table:table-cell table:style-name="ce1055" office:value-type="string" calcext:value-type="string">
            <text:p>4 fingers from one hand up,</text:p>
          </table:table-cell>
          <table:table-cell office:value-type="float" office:value="2" calcext:value-type="float">
            <text:p>2</text:p>
          </table:table-cell>
          <table:table-cell table:style-name="ce1071"/>
          <table:table-cell table:style-name="ce1192"/>
          <table:table-cell table:style-name="ce1517" table:number-columns-repeated="3"/>
          <table:table-cell table:style-name="ce1192"/>
          <table:table-cell table:style-name="ce1517" table:number-columns-repeated="2"/>
          <table:table-cell table:style-name="ce1527"/>
          <table:table-cell table:style-name="ce1192"/>
          <table:table-cell table:style-name="ce1517" table:number-columns-repeated="3"/>
          <table:table-cell table:style-name="ce1325"/>
          <table:table-cell table:style-name="ce1517"/>
          <table:table-cell table:style-name="ce66"/>
          <table:table-cell table:style-name="ce1539"/>
          <table:table-cell table:style-name="ce1067"/>
          <table:table-cell table:style-name="ce1056"/>
          <table:table-cell table:style-name="ce1067"/>
          <table:table-cell table:number-columns-repeated="2"/>
          <table:table-cell table:style-name="ce1049" table:number-columns-repeated="2"/>
          <table:table-cell table:number-columns-repeated="38"/>
        </table:table-row>
        <table:table-row table:style-name="ro5">
          <table:table-cell table:style-name="ce1055" office:value-type="string" calcext:value-type="string">
            <text:p>4 fingers from one hand down,</text:p>
          </table:table-cell>
          <table:table-cell table:style-name="ce1049" office:value-type="float" office:value="3" calcext:value-type="float">
            <text:p>3</text:p>
          </table:table-cell>
          <table:table-cell table:style-name="ce1049"/>
          <table:table-cell table:style-name="ce1192"/>
          <table:table-cell table:style-name="ce1517" table:number-columns-repeated="3"/>
          <table:table-cell table:style-name="ce1192"/>
          <table:table-cell table:style-name="ce1517" table:number-columns-repeated="2"/>
          <table:table-cell table:style-name="ce1527"/>
          <table:table-cell table:style-name="ce1192"/>
          <table:table-cell table:style-name="ce1517" table:number-columns-repeated="3"/>
          <table:table-cell table:style-name="ce1325"/>
          <table:table-cell table:style-name="ce1517"/>
          <table:table-cell table:style-name="ce66"/>
          <table:table-cell table:style-name="ce1539"/>
          <table:table-cell table:style-name="ce1049"/>
          <table:table-cell table:style-name="ce1056"/>
          <table:table-cell table:style-name="ce1067"/>
          <table:table-cell table:number-columns-repeated="2"/>
          <table:table-cell table:style-name="ce1049" table:number-columns-repeated="2"/>
          <table:table-cell table:number-columns-repeated="38"/>
        </table:table-row>
        <table:table-row table:style-name="ro5">
          <table:table-cell table:style-name="ce1055" office:value-type="string" calcext:value-type="string">
            <text:p>while hooking your thumbs into each other</text:p>
          </table:table-cell>
          <table:table-cell table:style-name="ce1049" table:number-columns-repeated="19"/>
          <table:table-cell table:style-name="ce1056"/>
          <table:table-cell table:style-name="ce1067"/>
          <table:table-cell table:number-columns-repeated="2"/>
          <table:table-cell table:style-name="ce1049" table:number-columns-repeated="2"/>
          <table:table-cell table:number-columns-repeated="38"/>
        </table:table-row>
        <table:table-row table:style-name="ro5">
          <table:table-cell table:style-name="ce1055"/>
          <table:table-cell table:style-name="ce1049" table:number-columns-repeated="19"/>
          <table:table-cell table:style-name="ce1056"/>
          <table:table-cell table:style-name="ce1067"/>
          <table:table-cell table:number-columns-repeated="2"/>
          <table:table-cell table:style-name="ce1049" table:number-columns-repeated="2"/>
          <table:table-cell table:number-columns-repeated="38"/>
        </table:table-row>
        <table:table-row table:style-name="ro5">
          <table:table-cell table:style-name="ce11" office:value-type="string" calcext:value-type="string">
            <text:p>Quad Silence Break</text:p>
            <draw:frame table:end-cell-address="Breaks.A88" table:end-x="7.356cm" table:end-y="0.153cm" draw:z-index="45" draw:name="Graphics 73" draw:style-name="gr2" draw:text-style-name="P2" svg:width="1.452cm" svg:height="1.423cm" svg:x="5.904cm" svg:y="0.158cm">
              <draw:image xlink:href="Pictures/100000010000004400000044F60DAD050170F7F9.png" xlink:type="simple" xlink:show="embed" xlink:actuate="onLoad" draw:mime-type="image/png">
                <text:p/>
              </draw:image>
            </draw:frame>
          </table:table-cell>
          <table:table-cell table:style-name="ce1049" table:number-columns-repeated="2"/>
          <table:table-cell table:style-name="ce1049" office:value-type="string" calcext:value-type="string">
            <text:p>16 beats of silence</text:p>
          </table:table-cell>
          <table:table-cell table:style-name="ce1049" table:number-columns-repeated="16"/>
          <table:table-cell table:style-name="ce1056"/>
          <table:table-cell table:style-name="ce1067"/>
          <table:table-cell table:number-columns-repeated="2"/>
          <table:table-cell table:style-name="ce1049" table:number-columns-repeated="2"/>
          <table:table-cell table:number-columns-repeated="38"/>
        </table:table-row>
        <table:table-row table:style-name="ro5">
          <table:table-cell table:style-name="ce1055" office:value-type="string" calcext:value-type="string">
            <text:p>4 <text:s/>fingers from each hand down,</text:p>
          </table:table-cell>
          <table:table-cell office:value-type="float" office:value="1" calcext:value-type="float">
            <text:p>1</text:p>
          </table:table-cell>
          <table:table-cell table:style-name="ce1071"/>
          <table:table-cell table:style-name="ce1192"/>
          <table:table-cell table:style-name="ce1517" table:number-columns-repeated="3"/>
          <table:table-cell table:style-name="ce1192"/>
          <table:table-cell table:style-name="ce1517" table:number-columns-repeated="2"/>
          <table:table-cell table:style-name="ce1527"/>
          <table:table-cell table:style-name="ce1192"/>
          <table:table-cell table:style-name="ce1517" table:number-columns-repeated="3"/>
          <table:table-cell table:style-name="ce1325"/>
          <table:table-cell table:style-name="ce1517"/>
          <table:table-cell table:style-name="ce66" office:value-type="string" calcext:value-type="string">
            <text:p><text:s/></text:p>
          </table:table-cell>
          <table:table-cell table:style-name="ce1539"/>
          <table:table-cell table:style-name="ce1049"/>
          <table:table-cell table:style-name="ce1056"/>
          <table:table-cell table:style-name="ce1067"/>
          <table:table-cell table:number-columns-repeated="2"/>
          <table:table-cell table:style-name="ce1049" table:number-columns-repeated="2"/>
          <table:table-cell table:number-columns-repeated="38"/>
        </table:table-row>
        <table:table-row table:style-name="ro5">
          <table:table-cell table:style-name="ce1055" office:value-type="string" calcext:value-type="string">
            <text:p>while hooking your thumbs </text:p>
          </table:table-cell>
          <table:table-cell office:value-type="float" office:value="2" calcext:value-type="float">
            <text:p>2</text:p>
          </table:table-cell>
          <table:table-cell table:style-name="ce1071"/>
          <table:table-cell table:style-name="ce1192"/>
          <table:table-cell table:style-name="ce1517" table:number-columns-repeated="3"/>
          <table:table-cell table:style-name="ce1192"/>
          <table:table-cell table:style-name="ce1517" table:number-columns-repeated="2"/>
          <table:table-cell table:style-name="ce1527"/>
          <table:table-cell table:style-name="ce1192"/>
          <table:table-cell table:style-name="ce1517" table:number-columns-repeated="3"/>
          <table:table-cell table:style-name="ce1325"/>
          <table:table-cell table:style-name="ce1517"/>
          <table:table-cell table:style-name="ce66"/>
          <table:table-cell table:style-name="ce1539"/>
          <table:table-cell table:style-name="ce1049"/>
          <table:table-cell table:style-name="ce1056"/>
          <table:table-cell table:style-name="ce1067"/>
          <table:table-cell table:number-columns-repeated="2"/>
          <table:table-cell table:style-name="ce1049" table:number-columns-repeated="2"/>
          <table:table-cell table:number-columns-repeated="38"/>
        </table:table-row>
        <table:table-row table:style-name="ro5">
          <table:table-cell table:style-name="ce1055" office:value-type="string" calcext:value-type="string">
            <text:p>into each other</text:p>
          </table:table-cell>
          <table:table-cell table:style-name="ce1049" office:value-type="float" office:value="3" calcext:value-type="float">
            <text:p>3</text:p>
          </table:table-cell>
          <table:table-cell table:style-name="ce1049"/>
          <table:table-cell table:style-name="ce1192"/>
          <table:table-cell table:style-name="ce1517" table:number-columns-repeated="3"/>
          <table:table-cell table:style-name="ce1192"/>
          <table:table-cell table:style-name="ce1517" table:number-columns-repeated="2"/>
          <table:table-cell table:style-name="ce1527"/>
          <table:table-cell table:style-name="ce1192"/>
          <table:table-cell table:style-name="ce1517" table:number-columns-repeated="3"/>
          <table:table-cell table:style-name="ce1325"/>
          <table:table-cell table:style-name="ce1517"/>
          <table:table-cell table:style-name="ce66"/>
          <table:table-cell table:style-name="ce1539"/>
          <table:table-cell table:style-name="ce1049"/>
          <table:table-cell table:style-name="ce1056"/>
          <table:table-cell table:style-name="ce1067"/>
          <table:table-cell table:number-columns-repeated="2"/>
          <table:table-cell table:style-name="ce1049" table:number-columns-repeated="2"/>
          <table:table-cell table:number-columns-repeated="38"/>
        </table:table-row>
        <table:table-row table:style-name="ro5">
          <table:table-cell table:style-name="ce1055"/>
          <table:table-cell table:style-name="ce1049" office:value-type="float" office:value="4" calcext:value-type="float">
            <text:p>4</text:p>
          </table:table-cell>
          <table:table-cell table:style-name="ce1049"/>
          <table:table-cell table:style-name="ce1192"/>
          <table:table-cell table:style-name="ce1517" table:number-columns-repeated="3"/>
          <table:table-cell table:style-name="ce1192"/>
          <table:table-cell table:style-name="ce1517" table:number-columns-repeated="2"/>
          <table:table-cell table:style-name="ce1527"/>
          <table:table-cell table:style-name="ce1192"/>
          <table:table-cell table:style-name="ce1517" table:number-columns-repeated="3"/>
          <table:table-cell table:style-name="ce1325"/>
          <table:table-cell table:style-name="ce1517"/>
          <table:table-cell table:style-name="ce66"/>
          <table:table-cell table:style-name="ce1539"/>
          <table:table-cell table:style-name="ce1049"/>
          <table:table-cell table:style-name="ce1056"/>
          <table:table-cell table:style-name="ce1067"/>
          <table:table-cell table:number-columns-repeated="2"/>
          <table:table-cell table:style-name="ce1049" table:number-columns-repeated="2"/>
          <table:table-cell table:number-columns-repeated="38"/>
        </table:table-row>
        <table:table-row table:style-name="ro5">
          <table:table-cell table:style-name="ce1057"/>
          <table:table-cell/>
          <table:table-cell table:style-name="ce1056"/>
          <table:table-cell table:style-name="ce1188" table:number-columns-repeated="7"/>
          <table:table-cell table:style-name="ce1068"/>
          <table:table-cell table:style-name="ce1188" table:number-columns-repeated="4"/>
          <table:table-cell table:style-name="ce1068"/>
          <table:table-cell table:style-name="ce1188" table:number-columns-repeated="3"/>
          <table:table-cell table:style-name="ce1056" table:number-columns-repeated="2"/>
          <table:table-cell table:style-name="ce1067"/>
          <table:table-cell table:number-columns-repeated="2"/>
          <table:table-cell table:style-name="ce1049" table:number-columns-repeated="2"/>
          <table:table-cell table:number-columns-repeated="38"/>
        </table:table-row>
        <table:table-row table:style-name="ro5">
          <table:table-cell table:style-name="ce1057">
            <draw:frame table:end-cell-address="Breaks.B94" table:end-x="0.054cm" table:end-y="0.237cm" draw:z-index="37" draw:name="Graphics 105" draw:style-name="gr2" draw:text-style-name="P2" svg:width="1.426cm" svg:height="1.374cm" svg:x="5.983cm" svg:y="0.292cm">
              <draw:image xlink:href="Pictures/100000000000004400000044FA7EB5DB76652B9E.jpg" xlink:type="simple" xlink:show="embed" xlink:actuate="onLoad" draw:mime-type="image/jpeg">
                <text:p/>
              </draw:image>
            </draw:frame>
          </table:table-cell>
          <table:table-cell/>
          <table:table-cell table:style-name="ce1056"/>
          <table:table-cell table:style-name="ce1188" table:number-columns-repeated="7"/>
          <table:table-cell table:style-name="ce1068"/>
          <table:table-cell table:style-name="ce1188" table:number-columns-repeated="4"/>
          <table:table-cell table:style-name="ce1068"/>
          <table:table-cell table:style-name="ce1188" table:number-columns-repeated="3"/>
          <table:table-cell table:style-name="ce1056" table:number-columns-repeated="2"/>
          <table:table-cell table:style-name="ce1067"/>
          <table:table-cell table:number-columns-repeated="2"/>
          <table:table-cell table:style-name="ce1049" table:number-columns-repeated="2"/>
          <table:table-cell table:number-columns-repeated="38"/>
        </table:table-row>
        <table:table-row table:style-name="ro5">
          <table:table-cell table:style-name="ce1034" office:value-type="string" calcext:value-type="string">
            <text:p>Continue One Line</text:p>
            <draw:custom-shape table:end-cell-address="Breaks.A94" table:end-x="7.262cm" table:end-y="0.255cm" draw:z-index="11" draw:name="Graphics 80" draw:style-name="gr18" draw:text-style-name="P1" svg:width="1.415cm" svg:height="1.117cm" svg:x="5.847cm" svg:y="0.091cm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float" office:value="1" calcext:value-type="float">
            <text:p>1</text:p>
          </table:table-cell>
          <table:table-cell table:style-name="ce1071"/>
          <table:table-cell table:style-name="ce1325" office:value-type="string" calcext:value-type="string">
            <text:p>................................</text:p>
          </table:table-cell>
          <table:table-cell table:style-name="ce1517" table:number-columns-repeated="3"/>
          <table:table-cell table:style-name="ce1325" office:value-type="string" calcext:value-type="string">
            <text:p>................................</text:p>
          </table:table-cell>
          <table:table-cell table:style-name="ce1517" table:number-columns-repeated="2"/>
          <table:table-cell table:style-name="ce1527"/>
          <table:table-cell table:style-name="ce1325" office:value-type="string" calcext:value-type="string">
            <text:p>................................</text:p>
          </table:table-cell>
          <table:table-cell table:style-name="ce1517" table:number-columns-repeated="3"/>
          <table:table-cell table:style-name="ce1325" office:value-type="string" calcext:value-type="string">
            <text:p>................................</text:p>
          </table:table-cell>
          <table:table-cell table:style-name="ce1517" table:number-columns-repeated="3"/>
          <table:table-cell table:style-name="ce1541"/>
          <table:table-cell table:style-name="ce1056" office:value-type="string" calcext:value-type="string">
            <text:p>Continue playing what you </text:p>
          </table:table-cell>
          <table:table-cell table:style-name="ce1067"/>
          <table:table-cell table:number-columns-repeated="2"/>
          <table:table-cell table:style-name="ce1049" table:number-columns-repeated="2"/>
          <table:table-cell table:number-columns-repeated="38"/>
        </table:table-row>
        <table:table-row table:style-name="ro5">
          <table:table-cell table:style-name="ce1057" office:value-type="string" calcext:value-type="string">
            <text:p>move one index finger</text:p>
          </table:table-cell>
          <table:table-cell table:number-columns-repeated="14"/>
          <table:table-cell table:style-name="ce1067"/>
          <table:table-cell table:number-columns-repeated="4"/>
          <table:table-cell table:style-name="ce1056" office:value-type="string" calcext:value-type="string">
            <text:p>played for 4 beats</text:p>
          </table:table-cell>
          <table:table-cell table:style-name="ce1067"/>
          <table:table-cell table:number-columns-repeated="2"/>
          <table:table-cell table:style-name="ce1049" table:number-columns-repeated="2"/>
          <table:table-cell table:number-columns-repeated="38"/>
        </table:table-row>
        <table:table-row table:style-name="ro5">
          <table:table-cell table:style-name="ce1057" office:value-type="string" calcext:value-type="string">
            <text:p>horizontally in front of you</text:p>
          </table:table-cell>
          <table:table-cell table:number-columns-repeated="14"/>
          <table:table-cell table:style-name="ce1067"/>
          <table:table-cell table:number-columns-repeated="4"/>
          <table:table-cell table:style-name="ce1056"/>
          <table:table-cell table:style-name="ce1067"/>
          <table:table-cell table:number-columns-repeated="2"/>
          <table:table-cell table:style-name="ce1049" table:number-columns-repeated="2"/>
          <table:table-cell table:number-columns-repeated="38"/>
        </table:table-row>
        <table:table-row table:style-name="ro5" table:number-rows-repeated="2">
          <table:table-cell table:style-name="ce1057"/>
          <table:table-cell table:number-columns-repeated="14"/>
          <table:table-cell table:style-name="ce1067"/>
          <table:table-cell table:number-columns-repeated="4"/>
          <table:table-cell table:style-name="ce1056"/>
          <table:table-cell table:style-name="ce1067"/>
          <table:table-cell table:number-columns-repeated="2"/>
          <table:table-cell table:style-name="ce1049" table:number-columns-repeated="2"/>
          <table:table-cell table:number-columns-repeated="38"/>
        </table:table-row>
        <table:table-row table:style-name="ro5">
          <table:table-cell table:style-name="ce1034" office:value-type="string" calcext:value-type="string">
            <text:p>Continue Two Lines</text:p>
            <draw:custom-shape table:end-cell-address="Breaks.A99" table:end-x="7.356cm" table:end-y="0.256cm" draw:z-index="12" draw:name="Graphics 81" draw:style-name="gr19" draw:text-style-name="P1" svg:width="1.48cm" svg:height="1.184cm" svg:x="5.876cm" svg:y="0.024cm">
              <text:p/>
              <draw:enhanced-geometry svg:viewBox="0 0 21600 21600" draw:type="rectangle" draw:enhanced-path="M 0 0 L 21600 0 21600 21600 0 21600 0 0 Z N"/>
            </draw:custom-shape>
            <draw:frame table:end-cell-address="Breaks.A99" table:end-x="7.356cm" table:end-y="0.254cm" draw:z-index="38" draw:name="Graphics 106" draw:style-name="gr2" draw:text-style-name="P2" svg:width="1.373cm" svg:height="1.206cm" svg:x="5.983cm" svg:y="0cm">
              <draw:image xlink:href="Pictures/100000000000004400000044CCABCD0F75D194D8.jpg" xlink:type="simple" xlink:show="embed" xlink:actuate="onLoad" draw:mime-type="image/jpeg">
                <text:p/>
              </draw:image>
            </draw:frame>
          </table:table-cell>
          <table:table-cell office:value-type="float" office:value="1" calcext:value-type="float">
            <text:p>1</text:p>
          </table:table-cell>
          <table:table-cell table:style-name="ce1071"/>
          <table:table-cell table:style-name="ce1325" office:value-type="string" calcext:value-type="string">
            <text:p>................................</text:p>
          </table:table-cell>
          <table:table-cell table:style-name="ce1517" table:number-columns-repeated="3"/>
          <table:table-cell table:style-name="ce1325" office:value-type="string" calcext:value-type="string">
            <text:p>................................</text:p>
          </table:table-cell>
          <table:table-cell table:style-name="ce1517" table:number-columns-repeated="2"/>
          <table:table-cell table:style-name="ce1527"/>
          <table:table-cell table:style-name="ce1325" office:value-type="string" calcext:value-type="string">
            <text:p>................................</text:p>
          </table:table-cell>
          <table:table-cell table:style-name="ce1517" table:number-columns-repeated="3"/>
          <table:table-cell table:style-name="ce1325" office:value-type="string" calcext:value-type="string">
            <text:p>................................</text:p>
          </table:table-cell>
          <table:table-cell table:style-name="ce1517" table:number-columns-repeated="3"/>
          <table:table-cell table:style-name="ce1541"/>
          <table:table-cell table:style-name="ce1056" office:value-type="string" calcext:value-type="string">
            <text:p>Continue playing what you </text:p>
          </table:table-cell>
          <table:table-cell table:style-name="ce1067"/>
          <table:table-cell table:number-columns-repeated="2"/>
          <table:table-cell table:style-name="ce1049" table:number-columns-repeated="2"/>
          <table:table-cell table:number-columns-repeated="38"/>
        </table:table-row>
        <table:table-row table:style-name="ro5">
          <table:table-cell table:style-name="ce1057" office:value-type="string" calcext:value-type="string">
            <text:p>move two index fingers</text:p>
          </table:table-cell>
          <table:table-cell office:value-type="float" office:value="2" calcext:value-type="float">
            <text:p>2</text:p>
          </table:table-cell>
          <table:table-cell table:style-name="ce1071"/>
          <table:table-cell table:style-name="ce1325" office:value-type="string" calcext:value-type="string">
            <text:p>................................</text:p>
          </table:table-cell>
          <table:table-cell table:style-name="ce1517" table:number-columns-repeated="3"/>
          <table:table-cell table:style-name="ce1325" office:value-type="string" calcext:value-type="string">
            <text:p>................................</text:p>
          </table:table-cell>
          <table:table-cell table:style-name="ce1517" table:number-columns-repeated="2"/>
          <table:table-cell table:style-name="ce1527"/>
          <table:table-cell table:style-name="ce1325" office:value-type="string" calcext:value-type="string">
            <text:p>................................</text:p>
          </table:table-cell>
          <table:table-cell table:style-name="ce1517" table:number-columns-repeated="3"/>
          <table:table-cell table:style-name="ce1325" office:value-type="string" calcext:value-type="string">
            <text:p>................................</text:p>
          </table:table-cell>
          <table:table-cell table:style-name="ce1517" table:number-columns-repeated="3"/>
          <table:table-cell table:style-name="ce1541"/>
          <table:table-cell table:style-name="ce1056" office:value-type="string" calcext:value-type="string">
            <text:p>played for 8 beats</text:p>
          </table:table-cell>
          <table:table-cell table:style-name="ce1067"/>
          <table:table-cell table:number-columns-repeated="2"/>
          <table:table-cell table:style-name="ce1049" table:number-columns-repeated="2"/>
          <table:table-cell table:number-columns-repeated="38"/>
        </table:table-row>
        <table:table-row table:style-name="ro5">
          <table:table-cell table:style-name="ce1057" office:value-type="string" calcext:value-type="string">
            <text:p>horizontally in front of you</text:p>
          </table:table-cell>
          <table:table-cell table:number-columns-repeated="14"/>
          <table:table-cell table:style-name="ce1067"/>
          <table:table-cell table:number-columns-repeated="4"/>
          <table:table-cell table:style-name="ce1056"/>
          <table:table-cell table:style-name="ce1067"/>
          <table:table-cell table:number-columns-repeated="2"/>
          <table:table-cell table:style-name="ce1049" table:number-columns-repeated="2"/>
          <table:table-cell table:number-columns-repeated="38"/>
        </table:table-row>
        <table:table-row table:style-name="ro5" table:number-rows-repeated="4">
          <table:table-cell table:style-name="ce1057"/>
          <table:table-cell table:number-columns-repeated="14"/>
          <table:table-cell table:style-name="ce1067"/>
          <table:table-cell table:number-columns-repeated="4"/>
          <table:table-cell table:style-name="ce1056"/>
          <table:table-cell table:style-name="ce1067"/>
          <table:table-cell table:number-columns-repeated="2"/>
          <table:table-cell table:style-name="ce1049" table:number-columns-repeated="2"/>
          <table:table-cell table:number-columns-repeated="38"/>
        </table:table-row>
        <table:table-row table:style-name="ro5">
          <table:table-cell table:style-name="ce1056"/>
          <table:table-cell table:number-columns-repeated="2"/>
          <table:table-cell table:style-name="ce1052" table:number-columns-repeated="7"/>
          <table:table-cell/>
          <table:table-cell table:style-name="ce1052" table:number-columns-repeated="4"/>
          <table:table-cell table:style-name="ce1067"/>
          <table:table-cell table:number-columns-repeated="4"/>
          <table:table-cell table:style-name="ce1056"/>
          <table:table-cell table:style-name="ce1067"/>
          <table:table-cell table:number-columns-repeated="2"/>
          <table:table-cell table:style-name="ce1049" table:number-columns-repeated="2"/>
          <table:table-cell table:number-columns-repeated="38"/>
        </table:table-row>
        <table:table-row table:style-name="ro5">
          <table:table-cell table:style-name="ce1056"/>
          <table:table-cell table:number-columns-repeated="2"/>
          <table:table-cell table:style-name="ce1191" office:value-type="float" office:value="1" calcext:value-type="float">
            <text:p>1</text:p>
          </table:table-cell>
          <table:table-cell table:style-name="ce1191" table:number-columns-repeated="3"/>
          <table:table-cell table:style-name="ce1191" office:value-type="float" office:value="2" calcext:value-type="float">
            <text:p>2</text:p>
          </table:table-cell>
          <table:table-cell table:style-name="ce1191" table:number-columns-repeated="2"/>
          <table:table-cell table:style-name="ce54"/>
          <table:table-cell table:style-name="ce1191" office:value-type="float" office:value="3" calcext:value-type="float">
            <text:p>3</text:p>
          </table:table-cell>
          <table:table-cell table:style-name="ce1191" table:number-columns-repeated="3"/>
          <table:table-cell table:style-name="ce54" office:value-type="float" office:value="4" calcext:value-type="float">
            <text:p>4</text:p>
          </table:table-cell>
          <table:table-cell table:style-name="ce1191" table:number-columns-repeated="3"/>
          <table:table-cell table:number-columns-repeated="3"/>
          <table:table-cell table:style-name="ce27"/>
          <table:table-cell table:style-name="ce1049" table:number-columns-repeated="3"/>
          <table:table-cell table:number-columns-repeated="38"/>
        </table:table-row>
        <table:table-row table:style-name="ro5">
          <table:table-cell table:style-name="ce1056">
            <draw:frame table:end-cell-address="Breaks.B109" table:end-x="0.029cm" table:end-y="0.222cm" draw:z-index="39" draw:name="Graphics 107" draw:style-name="gr2" draw:text-style-name="P2" svg:width="1.372cm" svg:height="1.306cm" svg:x="6.012cm" svg:y="0.345cm">
              <draw:image xlink:href="Pictures/10000000000000470000004638818CFA90671F35.jpg" xlink:type="simple" xlink:show="embed" xlink:actuate="onLoad" draw:mime-type="image/jpeg">
                <text:p/>
              </draw:image>
            </draw:frame>
          </table:table-cell>
          <table:table-cell table:number-columns-repeated="2"/>
          <table:table-cell table:style-name="ce1052" table:number-columns-repeated="7"/>
          <table:table-cell/>
          <table:table-cell table:style-name="ce1052" table:number-columns-repeated="4"/>
          <table:table-cell table:style-name="ce1067"/>
          <table:table-cell table:number-columns-repeated="4"/>
          <table:table-cell table:style-name="ce1056"/>
          <table:table-cell table:style-name="ce1067"/>
          <table:table-cell table:number-columns-repeated="2"/>
          <table:table-cell table:style-name="ce1049" table:number-columns-repeated="2"/>
          <table:table-cell table:number-columns-repeated="38"/>
        </table:table-row>
        <table:table-row table:style-name="ro5">
          <table:table-cell table:style-name="ce21" office:value-type="string" calcext:value-type="string">
            <text:p>Break Eight Up</text:p>
            <draw:custom-shape table:end-cell-address="Breaks.A109" table:end-x="7.356cm" table:end-y="0.222cm" draw:z-index="15" draw:name="Graphics 83" draw:style-name="gr20" draw:text-style-name="P1" svg:width="1.451cm" svg:height="1.088cm" svg:x="5.904cm" svg:y="0.087cm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float" office:value="1" calcext:value-type="float">
            <text:p>1</text:p>
          </table:table-cell>
          <table:table-cell/>
          <table:table-cell table:style-name="ce39" office:value-type="string" calcext:value-type="string">
            <text:p>E</text:p>
          </table:table-cell>
          <table:table-cell table:number-columns-repeated="3" table:style-name="ce46" office:value-type="string" calcext:value-type="string">
            <text:p>E</text:p>
          </table:table-cell>
          <table:table-cell table:style-name="ce39" office:value-type="string" calcext:value-type="string">
            <text:p>E</text:p>
          </table:table-cell>
          <table:table-cell table:number-columns-repeated="2" table:style-name="ce46" office:value-type="string" calcext:value-type="string">
            <text:p>E</text:p>
          </table:table-cell>
          <table:table-cell table:style-name="ce56" office:value-type="string" calcext:value-type="string">
            <text:p>E</text:p>
          </table:table-cell>
          <table:table-cell table:style-name="ce39" office:value-type="string" calcext:value-type="string">
            <text:p>E</text:p>
          </table:table-cell>
          <table:table-cell table:number-columns-repeated="3" table:style-name="ce46" office:value-type="string" calcext:value-type="string">
            <text:p>E</text:p>
          </table:table-cell>
          <table:table-cell table:style-name="ce61" office:value-type="string" calcext:value-type="string">
            <text:p>E</text:p>
          </table:table-cell>
          <table:table-cell table:number-columns-repeated="3" table:style-name="ce46" office:value-type="string" calcext:value-type="string">
            <text:p>E</text:p>
          </table:table-cell>
          <table:table-cell table:style-name="ce70"/>
          <table:table-cell table:style-name="ce1056" office:value-type="string" calcext:value-type="string">
            <text:p>T+l = Tamb + low agogô – </text:p>
          </table:table-cell>
          <table:table-cell/>
          <table:table-cell table:style-name="ce1056"/>
          <table:table-cell/>
          <table:table-cell table:style-name="ce1049" table:number-columns-repeated="2"/>
          <table:table-cell table:number-columns-repeated="38"/>
        </table:table-row>
        <table:table-row table:style-name="ro5">
          <table:table-cell table:style-name="ce1059" office:value-type="string" calcext:value-type="string">
            <text:p>sign eight fingers</text:p>
          </table:table-cell>
          <table:table-cell table:number-columns-repeated="2"/>
          <table:table-cell table:style-name="ce1407" office:value-type="string" calcext:value-type="string">
            <text:p>T+l</text:p>
          </table:table-cell>
          <table:table-cell table:style-name="ce1519"/>
          <table:table-cell table:style-name="ce1519" office:value-type="string" calcext:value-type="string">
            <text:p>T+l</text:p>
          </table:table-cell>
          <table:table-cell table:style-name="ce1519"/>
          <table:table-cell table:style-name="ce1407" office:value-type="string" calcext:value-type="string">
            <text:p>T+l</text:p>
          </table:table-cell>
          <table:table-cell table:style-name="ce1519"/>
          <table:table-cell table:style-name="ce1519" office:value-type="string" calcext:value-type="string">
            <text:p>T+l</text:p>
          </table:table-cell>
          <table:table-cell table:style-name="ce57"/>
          <table:table-cell table:style-name="ce1407" office:value-type="string" calcext:value-type="string">
            <text:p>T+l</text:p>
          </table:table-cell>
          <table:table-cell table:style-name="ce1519"/>
          <table:table-cell table:style-name="ce1519" office:value-type="string" calcext:value-type="string">
            <text:p>T+l</text:p>
          </table:table-cell>
          <table:table-cell table:style-name="ce1519"/>
          <table:table-cell table:style-name="ce62" office:value-type="string" calcext:value-type="string">
            <text:p>T+l</text:p>
          </table:table-cell>
          <table:table-cell table:style-name="ce1519"/>
          <table:table-cell table:style-name="ce1519" office:value-type="string" calcext:value-type="string">
            <text:p>T+l</text:p>
          </table:table-cell>
          <table:table-cell table:style-name="ce68"/>
          <table:table-cell table:style-name="ce70"/>
          <table:table-cell table:style-name="ce1056" office:value-type="string" calcext:value-type="string">
            <text:p>or twice as fast!</text:p>
          </table:table-cell>
          <table:table-cell/>
          <table:table-cell table:style-name="ce1056"/>
          <table:table-cell/>
          <table:table-cell table:style-name="ce1049" table:number-columns-repeated="2"/>
          <table:table-cell table:number-columns-repeated="38"/>
        </table:table-row>
        <table:table-row table:style-name="ro5">
          <table:table-cell table:style-name="ce1059" office:value-type="string" calcext:value-type="string">
            <text:p>waving towards the sky</text:p>
          </table:table-cell>
          <table:table-cell office:value-type="float" office:value="2" calcext:value-type="float">
            <text:p>2</text:p>
          </table:table-cell>
          <table:table-cell/>
          <table:table-cell table:style-name="ce41" office:value-type="string" calcext:value-type="string">
            <text:p>E</text:p>
          </table:table-cell>
          <table:table-cell table:number-columns-repeated="3" table:style-name="ce1069" office:value-type="string" calcext:value-type="string">
            <text:p>E</text:p>
          </table:table-cell>
          <table:table-cell table:style-name="ce41" office:value-type="string" calcext:value-type="string">
            <text:p>E</text:p>
          </table:table-cell>
          <table:table-cell table:number-columns-repeated="2" table:style-name="ce1069" office:value-type="string" calcext:value-type="string">
            <text:p>E</text:p>
          </table:table-cell>
          <table:table-cell table:style-name="ce1530" office:value-type="string" calcext:value-type="string">
            <text:p>E</text:p>
          </table:table-cell>
          <table:table-cell table:style-name="ce41" office:value-type="string" calcext:value-type="string">
            <text:p>E</text:p>
          </table:table-cell>
          <table:table-cell table:number-columns-repeated="3" table:style-name="ce1069" office:value-type="string" calcext:value-type="string">
            <text:p>E</text:p>
          </table:table-cell>
          <table:table-cell table:style-name="ce63" office:value-type="string" calcext:value-type="string">
            <text:p>E</text:p>
          </table:table-cell>
          <table:table-cell table:number-columns-repeated="3" table:style-name="ce1069" office:value-type="string" calcext:value-type="string">
            <text:p>E</text:p>
          </table:table-cell>
          <table:table-cell table:style-name="ce70"/>
          <table:table-cell table:style-name="ce1056"/>
          <table:table-cell/>
          <table:table-cell table:style-name="ce1056"/>
          <table:table-cell table:style-name="ce27"/>
          <table:table-cell table:style-name="ce1049" table:number-columns-repeated="2"/>
          <table:table-cell table:number-columns-repeated="38"/>
        </table:table-row>
        <table:table-row table:style-name="ro5">
          <table:table-cell table:style-name="ce1059" office:value-type="string" calcext:value-type="string">
            <text:p><text:s text:c="2"/></text:p>
          </table:table-cell>
          <table:table-cell table:number-columns-repeated="2"/>
          <table:table-cell table:style-name="ce1407" office:value-type="string" calcext:value-type="string">
            <text:p>T+l</text:p>
          </table:table-cell>
          <table:table-cell table:style-name="ce1519"/>
          <table:table-cell table:style-name="ce1519" office:value-type="string" calcext:value-type="string">
            <text:p>T+l</text:p>
          </table:table-cell>
          <table:table-cell table:style-name="ce1519"/>
          <table:table-cell table:style-name="ce1407" office:value-type="string" calcext:value-type="string">
            <text:p>T+l</text:p>
          </table:table-cell>
          <table:table-cell table:style-name="ce1519"/>
          <table:table-cell table:style-name="ce1519" office:value-type="string" calcext:value-type="string">
            <text:p>T+l</text:p>
          </table:table-cell>
          <table:table-cell table:style-name="ce57"/>
          <table:table-cell table:style-name="ce1407" office:value-type="string" calcext:value-type="string">
            <text:p>T+l</text:p>
          </table:table-cell>
          <table:table-cell table:style-name="ce1519"/>
          <table:table-cell table:style-name="ce1519" office:value-type="string" calcext:value-type="string">
            <text:p>T+l</text:p>
          </table:table-cell>
          <table:table-cell table:style-name="ce1519"/>
          <table:table-cell table:style-name="ce62" office:value-type="string" calcext:value-type="string">
            <text:p>T+l</text:p>
          </table:table-cell>
          <table:table-cell table:style-name="ce1519"/>
          <table:table-cell table:style-name="ce1519" office:value-type="string" calcext:value-type="string">
            <text:p>T+l</text:p>
          </table:table-cell>
          <table:table-cell table:style-name="ce68"/>
          <table:table-cell table:style-name="ce70"/>
          <table:table-cell table:style-name="ce1057" office:value-type="string" calcext:value-type="string">
            <text:p>&lt; from soft to loud!</text:p>
          </table:table-cell>
          <table:table-cell/>
          <table:table-cell table:style-name="ce1056"/>
          <table:table-cell table:style-name="ce27"/>
          <table:table-cell table:style-name="ce1049" table:number-columns-repeated="2"/>
          <table:table-cell table:number-columns-repeated="38"/>
        </table:table-row>
        <table:table-row table:style-name="ro5">
          <table:table-cell table:style-name="ce1055"/>
          <table:table-cell table:style-name="ce1049" table:number-columns-repeated="22"/>
          <table:table-cell table:style-name="ce27"/>
          <table:table-cell table:style-name="ce1049" table:number-columns-repeated="2"/>
          <table:table-cell table:number-columns-repeated="38"/>
        </table:table-row>
        <table:table-row table:style-name="ro5">
          <table:table-cell table:style-name="ce1056"/>
          <table:table-cell table:number-columns-repeated="14"/>
          <table:table-cell table:style-name="ce1067"/>
          <table:table-cell table:number-columns-repeated="5"/>
          <table:table-cell>
            <draw:custom-shape table:end-cell-address="Breaks.W115" table:end-x="0.225cm" table:end-y="0.12cm" draw:z-index="1" draw:name="Graphics 17" draw:style-name="gr21" draw:text-style-name="P1" svg:width="1.273cm" svg:height="1.11cm" svg:x="0.351cm" svg:y="0.439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7"/>
          <table:table-cell table:style-name="ce1049" table:number-columns-repeated="3"/>
          <table:table-cell table:number-columns-repeated="38"/>
        </table:table-row>
        <table:table-row table:style-name="ro5">
          <table:table-cell table:style-name="ce1034" office:value-type="string" calcext:value-type="string">
            <text:p>Democracy Break</text:p>
          </table:table-cell>
          <table:table-cell table:style-name="ce1069" office:value-type="float" office:value="1" calcext:value-type="float">
            <text:p>1</text:p>
          </table:table-cell>
          <table:table-cell table:style-name="ce1069"/>
          <table:table-cell table:style-name="ce39" office:value-type="string" calcext:value-type="string">
            <text:p>E</text:p>
          </table:table-cell>
          <table:table-cell table:number-columns-repeated="3" table:style-name="ce46" office:value-type="string" calcext:value-type="string">
            <text:p>E</text:p>
          </table:table-cell>
          <table:table-cell table:style-name="ce39" office:value-type="string" calcext:value-type="string">
            <text:p>E</text:p>
          </table:table-cell>
          <table:table-cell table:number-columns-repeated="2" table:style-name="ce46" office:value-type="string" calcext:value-type="string">
            <text:p>E</text:p>
          </table:table-cell>
          <table:table-cell table:style-name="ce56" office:value-type="string" calcext:value-type="string">
            <text:p>E</text:p>
          </table:table-cell>
          <table:table-cell table:style-name="ce39" office:value-type="string" calcext:value-type="string">
            <text:p>E</text:p>
          </table:table-cell>
          <table:table-cell table:number-columns-repeated="3" table:style-name="ce46" office:value-type="string" calcext:value-type="string">
            <text:p>E</text:p>
          </table:table-cell>
          <table:table-cell table:style-name="ce61" office:value-type="string" calcext:value-type="string">
            <text:p>E</text:p>
          </table:table-cell>
          <table:table-cell table:number-columns-repeated="3" table:style-name="ce46" office:value-type="string" calcext:value-type="string">
            <text:p>E</text:p>
          </table:table-cell>
          <table:table-cell table:style-name="ce71"/>
          <table:table-cell table:number-columns-repeated="2"/>
          <table:table-cell table:style-name="ce1049" table:number-columns-repeated="4"/>
          <table:table-cell table:number-columns-repeated="38"/>
        </table:table-row>
        <table:table-row table:style-name="ro5">
          <table:table-cell table:style-name="ce1057" office:value-type="string" calcext:value-type="string">
            <text:p>hold both your hands open around </text:p>
          </table:table-cell>
          <table:table-cell table:style-name="ce1069" office:value-type="float" office:value="2" calcext:value-type="float">
            <text:p>2</text:p>
          </table:table-cell>
          <table:table-cell table:style-name="ce1069"/>
          <table:table-cell table:style-name="ce41" office:value-type="string" calcext:value-type="string">
            <text:p>E</text:p>
          </table:table-cell>
          <table:table-cell table:number-columns-repeated="3" table:style-name="ce1069" office:value-type="string" calcext:value-type="string">
            <text:p>E</text:p>
          </table:table-cell>
          <table:table-cell table:style-name="ce41" office:value-type="string" calcext:value-type="string">
            <text:p>E</text:p>
          </table:table-cell>
          <table:table-cell table:number-columns-repeated="2" table:style-name="ce1069" office:value-type="string" calcext:value-type="string">
            <text:p>E</text:p>
          </table:table-cell>
          <table:table-cell table:style-name="ce1530" office:value-type="string" calcext:value-type="string">
            <text:p>E</text:p>
          </table:table-cell>
          <table:table-cell table:style-name="ce41" office:value-type="string" calcext:value-type="string">
            <text:p>E</text:p>
          </table:table-cell>
          <table:table-cell table:number-columns-repeated="3" table:style-name="ce1069" office:value-type="string" calcext:value-type="string">
            <text:p>E</text:p>
          </table:table-cell>
          <table:table-cell table:style-name="ce63" office:value-type="string" calcext:value-type="string">
            <text:p>E</text:p>
          </table:table-cell>
          <table:table-cell table:number-columns-repeated="3" table:style-name="ce1069" office:value-type="string" calcext:value-type="string">
            <text:p>E</text:p>
          </table:table-cell>
          <table:table-cell table:style-name="ce71"/>
          <table:table-cell table:number-columns-repeated="2"/>
          <table:table-cell table:style-name="ce1049"/>
          <table:table-cell/>
          <table:table-cell table:style-name="ce1049" table:number-columns-repeated="2"/>
          <table:table-cell table:number-columns-repeated="38"/>
        </table:table-row>
        <table:table-row table:style-name="ro5">
          <table:table-cell table:style-name="ce1057" office:value-type="string" calcext:value-type="string">
            <text:p>your mouth, like calling </text:p>
            <draw:custom-shape table:end-cell-address="Breaks.A118" table:end-x="7.262cm" table:end-y="0.049cm" draw:z-index="13" draw:name="Graphics 84" draw:style-name="gr22" draw:text-style-name="P1" svg:width="1.587cm" svg:height="1.119cm" svg:x="5.675cm" svg:y="0.359cm">
              <text:p/>
              <draw:enhanced-geometry svg:viewBox="0 0 21600 21600" draw:type="rectangle" draw:enhanced-path="M 0 0 L 21600 0 21600 21600 0 21600 0 0 Z N"/>
            </draw:custom-shape>
            <draw:frame table:end-cell-address="Breaks.A118" table:end-x="7.355cm" table:end-y="0.289cm" draw:z-index="40" draw:name="Graphics 108" draw:style-name="gr2" draw:text-style-name="P2" svg:width="1.429cm" svg:height="1.277cm" svg:x="5.926cm" svg:y="0.441cm">
              <draw:image xlink:href="Pictures/100000000000004400000044C6A166B5FD311299.jpg" xlink:type="simple" xlink:show="embed" xlink:actuate="onLoad" draw:mime-type="image/jpeg">
                <text:p/>
              </draw:image>
            </draw:frame>
          </table:table-cell>
          <table:table-cell table:style-name="ce1069" office:value-type="float" office:value="3" calcext:value-type="float">
            <text:p>3</text:p>
          </table:table-cell>
          <table:table-cell table:style-name="ce1069"/>
          <table:table-cell table:style-name="ce41" office:value-type="string" calcext:value-type="string">
            <text:p>E</text:p>
          </table:table-cell>
          <table:table-cell table:number-columns-repeated="3" table:style-name="ce1069" office:value-type="string" calcext:value-type="string">
            <text:p>E</text:p>
          </table:table-cell>
          <table:table-cell table:style-name="ce41" office:value-type="string" calcext:value-type="string">
            <text:p>E</text:p>
          </table:table-cell>
          <table:table-cell table:number-columns-repeated="2" table:style-name="ce1069" office:value-type="string" calcext:value-type="string">
            <text:p>E</text:p>
          </table:table-cell>
          <table:table-cell table:style-name="ce1530" office:value-type="string" calcext:value-type="string">
            <text:p>E</text:p>
          </table:table-cell>
          <table:table-cell table:style-name="ce41" office:value-type="string" calcext:value-type="string">
            <text:p>E</text:p>
          </table:table-cell>
          <table:table-cell table:number-columns-repeated="3" table:style-name="ce1069" office:value-type="string" calcext:value-type="string">
            <text:p>E</text:p>
          </table:table-cell>
          <table:table-cell table:style-name="ce63" office:value-type="string" calcext:value-type="string">
            <text:p>E</text:p>
          </table:table-cell>
          <table:table-cell table:number-columns-repeated="3" table:style-name="ce1069" office:value-type="string" calcext:value-type="string">
            <text:p>E</text:p>
          </table:table-cell>
          <table:table-cell table:style-name="ce71"/>
          <table:table-cell table:number-columns-repeated="2"/>
          <table:table-cell table:style-name="ce1049"/>
          <table:table-cell/>
          <table:table-cell table:style-name="ce1049" table:number-columns-repeated="2"/>
          <table:table-cell table:number-columns-repeated="38"/>
        </table:table-row>
        <table:table-row table:style-name="ro5">
          <table:table-cell table:style-name="ce1056"/>
          <table:table-cell table:style-name="ce1069" office:value-type="float" office:value="4" calcext:value-type="float">
            <text:p>4</text:p>
          </table:table-cell>
          <table:table-cell table:style-name="ce1069"/>
          <table:table-cell table:style-name="ce42" office:value-type="string" calcext:value-type="string">
            <text:p>This</text:p>
          </table:table-cell>
          <table:table-cell table:style-name="ce1520"/>
          <table:table-cell table:style-name="ce1520" office:value-type="string" calcext:value-type="string">
            <text:p>is</text:p>
          </table:table-cell>
          <table:table-cell table:style-name="ce1520"/>
          <table:table-cell table:style-name="ce42" office:value-type="string" calcext:value-type="string">
            <text:p>what</text:p>
          </table:table-cell>
          <table:table-cell table:style-name="ce1520"/>
          <table:table-cell table:style-name="ce1520" office:value-type="string" calcext:value-type="string">
            <text:p><text:s/>de</text:p>
          </table:table-cell>
          <table:table-cell table:style-name="ce1044" office:value-type="string" calcext:value-type="string">
            <text:p><text:s/>mo</text:p>
          </table:table-cell>
          <table:table-cell table:style-name="ce42"/>
          <table:table-cell table:style-name="ce1520" office:value-type="string" calcext:value-type="string">
            <text:p>cra</text:p>
          </table:table-cell>
          <table:table-cell table:style-name="ce1520" office:value-type="string" calcext:value-type="string">
            <text:p>cy</text:p>
          </table:table-cell>
          <table:table-cell table:style-name="ce1520" office:value-type="string" calcext:value-type="string">
            <text:p><text:s/></text:p>
          </table:table-cell>
          <table:table-cell table:style-name="ce64" office:value-type="string" calcext:value-type="string">
            <text:p>looks</text:p>
          </table:table-cell>
          <table:table-cell table:style-name="ce1520"/>
          <table:table-cell table:style-name="ce1520" office:value-type="string" calcext:value-type="string">
            <text:p>like</text:p>
          </table:table-cell>
          <table:table-cell table:style-name="ce1520"/>
          <table:table-cell table:style-name="ce71"/>
          <table:table-cell table:number-columns-repeated="2"/>
          <table:table-cell table:style-name="ce1049"/>
          <table:table-cell/>
          <table:table-cell table:style-name="ce1049" table:number-columns-repeated="2"/>
          <table:table-cell table:number-columns-repeated="38"/>
        </table:table-row>
        <table:table-row table:style-name="ro5">
          <table:table-cell table:style-name="ce1056"/>
          <table:table-cell table:style-name="ce1069" office:value-type="float" office:value="5" calcext:value-type="float">
            <text:p>5</text:p>
          </table:table-cell>
          <table:table-cell table:style-name="ce1069"/>
          <table:table-cell table:style-name="ce41" office:value-type="string" calcext:value-type="string">
            <text:p>S</text:p>
          </table:table-cell>
          <table:table-cell table:style-name="ce1069"/>
          <table:table-cell table:style-name="ce1069" office:value-type="string" calcext:value-type="string">
            <text:p>S</text:p>
          </table:table-cell>
          <table:table-cell table:style-name="ce1069"/>
          <table:table-cell table:style-name="ce41" office:value-type="string" calcext:value-type="string">
            <text:p>S</text:p>
          </table:table-cell>
          <table:table-cell table:style-name="ce1069"/>
          <table:table-cell table:style-name="ce1069" office:value-type="string" calcext:value-type="string">
            <text:p>S</text:p>
          </table:table-cell>
          <table:table-cell table:style-name="ce1530" office:value-type="string" calcext:value-type="string">
            <text:p>S</text:p>
          </table:table-cell>
          <table:table-cell table:style-name="ce41"/>
          <table:table-cell table:number-columns-repeated="2" table:style-name="ce1069" office:value-type="string" calcext:value-type="string">
            <text:p>S</text:p>
          </table:table-cell>
          <table:table-cell table:style-name="ce1069" office:value-type="string" calcext:value-type="string">
            <text:p><text:s/></text:p>
          </table:table-cell>
          <table:table-cell table:style-name="ce63" office:value-type="string" calcext:value-type="string">
            <text:p>S</text:p>
          </table:table-cell>
          <table:table-cell table:style-name="ce1069" office:value-type="string" calcext:value-type="string">
            <text:p><text:s/></text:p>
          </table:table-cell>
          <table:table-cell table:style-name="ce1069" office:value-type="string" calcext:value-type="string">
            <text:p>S</text:p>
          </table:table-cell>
          <table:table-cell table:style-name="ce1069"/>
          <table:table-cell table:style-name="ce71"/>
          <table:table-cell table:number-columns-repeated="2"/>
          <table:table-cell table:style-name="ce1049"/>
          <table:table-cell/>
          <table:table-cell table:style-name="ce1049" table:number-columns-repeated="2"/>
          <table:table-cell table:number-columns-repeated="38"/>
        </table:table-row>
        <table:table-row table:style-name="ro5">
          <table:table-cell table:style-name="ce1056"/>
          <table:table-cell table:style-name="ce1069" office:value-type="float" office:value="6" calcext:value-type="float">
            <text:p>6</text:p>
          </table:table-cell>
          <table:table-cell table:style-name="ce1069"/>
          <table:table-cell table:style-name="ce42" office:value-type="string" calcext:value-type="string">
            <text:p>This</text:p>
          </table:table-cell>
          <table:table-cell table:style-name="ce1520"/>
          <table:table-cell table:style-name="ce1520" office:value-type="string" calcext:value-type="string">
            <text:p>is</text:p>
          </table:table-cell>
          <table:table-cell table:style-name="ce1520"/>
          <table:table-cell table:style-name="ce42" office:value-type="string" calcext:value-type="string">
            <text:p>what</text:p>
          </table:table-cell>
          <table:table-cell table:style-name="ce1520"/>
          <table:table-cell table:style-name="ce1520" office:value-type="string" calcext:value-type="string">
            <text:p><text:s/>de</text:p>
          </table:table-cell>
          <table:table-cell table:style-name="ce1044" office:value-type="string" calcext:value-type="string">
            <text:p><text:s/>mo</text:p>
          </table:table-cell>
          <table:table-cell table:style-name="ce42"/>
          <table:table-cell table:style-name="ce1520" office:value-type="string" calcext:value-type="string">
            <text:p>cra</text:p>
          </table:table-cell>
          <table:table-cell table:style-name="ce1520" office:value-type="string" calcext:value-type="string">
            <text:p>cy</text:p>
          </table:table-cell>
          <table:table-cell table:style-name="ce1520" office:value-type="string" calcext:value-type="string">
            <text:p><text:s/></text:p>
          </table:table-cell>
          <table:table-cell table:style-name="ce64" office:value-type="string" calcext:value-type="string">
            <text:p>looks</text:p>
          </table:table-cell>
          <table:table-cell table:style-name="ce1520"/>
          <table:table-cell table:style-name="ce1520" office:value-type="string" calcext:value-type="string">
            <text:p>like</text:p>
          </table:table-cell>
          <table:table-cell table:style-name="ce1520"/>
          <table:table-cell table:style-name="ce71"/>
          <table:table-cell table:number-columns-repeated="2"/>
          <table:table-cell table:style-name="ce1049"/>
          <table:table-cell/>
          <table:table-cell table:style-name="ce1049" table:number-columns-repeated="2"/>
          <table:table-cell table:number-columns-repeated="38"/>
        </table:table-row>
        <table:table-row table:style-name="ro5">
          <table:table-cell table:style-name="ce1056"/>
          <table:table-cell table:style-name="ce1069" office:value-type="float" office:value="7" calcext:value-type="float">
            <text:p>7</text:p>
          </table:table-cell>
          <table:table-cell table:style-name="ce1069"/>
          <table:table-cell table:style-name="ce41" office:value-type="string" calcext:value-type="string">
            <text:p>E</text:p>
          </table:table-cell>
          <table:table-cell table:style-name="ce1069"/>
          <table:table-cell table:style-name="ce1069" office:value-type="string" calcext:value-type="string">
            <text:p>E</text:p>
          </table:table-cell>
          <table:table-cell table:style-name="ce1069"/>
          <table:table-cell table:style-name="ce41" office:value-type="string" calcext:value-type="string">
            <text:p>E</text:p>
          </table:table-cell>
          <table:table-cell table:style-name="ce1069"/>
          <table:table-cell table:style-name="ce1069" office:value-type="string" calcext:value-type="string">
            <text:p>E</text:p>
          </table:table-cell>
          <table:table-cell table:style-name="ce1530" office:value-type="string" calcext:value-type="string">
            <text:p>E</text:p>
          </table:table-cell>
          <table:table-cell table:style-name="ce41" office:value-type="string" calcext:value-type="string">
            <text:p><text:s/></text:p>
          </table:table-cell>
          <table:table-cell table:number-columns-repeated="2" table:style-name="ce1069" office:value-type="string" calcext:value-type="string">
            <text:p>E</text:p>
          </table:table-cell>
          <table:table-cell table:style-name="ce1069"/>
          <table:table-cell table:style-name="ce63" office:value-type="string" calcext:value-type="string">
            <text:p>E</text:p>
          </table:table-cell>
          <table:table-cell table:style-name="ce1069"/>
          <table:table-cell table:style-name="ce1069" office:value-type="string" calcext:value-type="string">
            <text:p>E</text:p>
          </table:table-cell>
          <table:table-cell table:style-name="ce1069"/>
          <table:table-cell table:style-name="ce71"/>
          <table:table-cell table:number-columns-repeated="2"/>
          <table:table-cell table:style-name="ce1049"/>
          <table:table-cell/>
          <table:table-cell table:style-name="ce1049" table:number-columns-repeated="2"/>
          <table:table-cell table:number-columns-repeated="38"/>
        </table:table-row>
        <table:table-row table:style-name="ro5">
          <table:table-cell table:style-name="ce1056"/>
          <table:table-cell table:style-name="ce1069" office:value-type="float" office:value="8" calcext:value-type="float">
            <text:p>8</text:p>
          </table:table-cell>
          <table:table-cell table:style-name="ce1069"/>
          <table:table-cell table:style-name="ce42" office:value-type="string" calcext:value-type="string">
            <text:p>This</text:p>
          </table:table-cell>
          <table:table-cell table:style-name="ce1520"/>
          <table:table-cell table:style-name="ce1520" office:value-type="string" calcext:value-type="string">
            <text:p>is</text:p>
          </table:table-cell>
          <table:table-cell table:style-name="ce1520"/>
          <table:table-cell table:style-name="ce42" office:value-type="string" calcext:value-type="string">
            <text:p>what</text:p>
          </table:table-cell>
          <table:table-cell table:style-name="ce1520"/>
          <table:table-cell table:style-name="ce1520" office:value-type="string" calcext:value-type="string">
            <text:p><text:s/>de</text:p>
          </table:table-cell>
          <table:table-cell table:style-name="ce1044" office:value-type="string" calcext:value-type="string">
            <text:p><text:s/>mo</text:p>
          </table:table-cell>
          <table:table-cell table:style-name="ce42"/>
          <table:table-cell table:style-name="ce1520" office:value-type="string" calcext:value-type="string">
            <text:p>cra</text:p>
          </table:table-cell>
          <table:table-cell table:style-name="ce1520" office:value-type="string" calcext:value-type="string">
            <text:p>cy</text:p>
          </table:table-cell>
          <table:table-cell table:style-name="ce1520" office:value-type="string" calcext:value-type="string">
            <text:p><text:s/></text:p>
          </table:table-cell>
          <table:table-cell table:style-name="ce64" office:value-type="string" calcext:value-type="string">
            <text:p>looks</text:p>
          </table:table-cell>
          <table:table-cell table:style-name="ce1520"/>
          <table:table-cell table:style-name="ce1520" office:value-type="string" calcext:value-type="string">
            <text:p>like</text:p>
          </table:table-cell>
          <table:table-cell table:style-name="ce1520"/>
          <table:table-cell table:style-name="ce71"/>
          <table:table-cell table:style-name="ce72"/>
          <table:table-cell/>
          <table:table-cell table:style-name="ce1049"/>
          <table:table-cell/>
          <table:table-cell table:style-name="ce1049" table:number-columns-repeated="2"/>
          <table:table-cell table:number-columns-repeated="38"/>
        </table:table-row>
        <table:table-row table:style-name="ro5">
          <table:table-cell table:style-name="ce1056"/>
          <table:table-cell table:style-name="ce1071" office:value-type="float" office:value="9" calcext:value-type="float">
            <text:p>9</text:p>
          </table:table-cell>
          <table:table-cell/>
          <table:table-cell table:style-name="ce42" office:value-type="string" calcext:value-type="string">
            <text:p>This</text:p>
          </table:table-cell>
          <table:table-cell table:style-name="ce1520"/>
          <table:table-cell table:style-name="ce1520" office:value-type="string" calcext:value-type="string">
            <text:p>is</text:p>
          </table:table-cell>
          <table:table-cell table:style-name="ce1520"/>
          <table:table-cell table:style-name="ce42" office:value-type="string" calcext:value-type="string">
            <text:p>what</text:p>
          </table:table-cell>
          <table:table-cell table:style-name="ce1520"/>
          <table:table-cell table:style-name="ce1520" office:value-type="string" calcext:value-type="string">
            <text:p><text:s/>de</text:p>
          </table:table-cell>
          <table:table-cell table:style-name="ce1044" office:value-type="string" calcext:value-type="string">
            <text:p><text:s/>mo</text:p>
          </table:table-cell>
          <table:table-cell table:style-name="ce42"/>
          <table:table-cell table:style-name="ce1520" office:value-type="string" calcext:value-type="string">
            <text:p>cra</text:p>
          </table:table-cell>
          <table:table-cell table:style-name="ce1520" office:value-type="string" calcext:value-type="string">
            <text:p>cy</text:p>
          </table:table-cell>
          <table:table-cell table:style-name="ce1520" office:value-type="string" calcext:value-type="string">
            <text:p><text:s/></text:p>
          </table:table-cell>
          <table:table-cell table:style-name="ce64" office:value-type="string" calcext:value-type="string">
            <text:p>looks</text:p>
          </table:table-cell>
          <table:table-cell table:style-name="ce1520"/>
          <table:table-cell table:style-name="ce1520" office:value-type="string" calcext:value-type="string">
            <text:p>like</text:p>
          </table:table-cell>
          <table:table-cell table:style-name="ce1520"/>
          <table:table-cell table:style-name="ce71"/>
          <table:table-cell table:style-name="ce73" office:value-type="string" calcext:value-type="string">
            <text:p>&lt; from soft to loud!</text:p>
          </table:table-cell>
          <table:table-cell/>
          <table:table-cell table:style-name="ce1049"/>
          <table:table-cell/>
          <table:table-cell table:style-name="ce1049" table:number-columns-repeated="2"/>
          <table:table-cell table:number-columns-repeated="38"/>
        </table:table-row>
        <table:table-row table:style-name="ro5">
          <table:table-cell table:style-name="ce1056"/>
          <table:table-cell table:style-name="ce1071" office:value-type="float" office:value="10" calcext:value-type="float">
            <text:p>10</text:p>
          </table:table-cell>
          <table:table-cell/>
          <table:table-cell table:style-name="ce42" office:value-type="string" calcext:value-type="string">
            <text:p>This</text:p>
          </table:table-cell>
          <table:table-cell table:style-name="ce1520"/>
          <table:table-cell table:style-name="ce1520" office:value-type="string" calcext:value-type="string">
            <text:p>is</text:p>
          </table:table-cell>
          <table:table-cell table:style-name="ce1520"/>
          <table:table-cell table:style-name="ce42" office:value-type="string" calcext:value-type="string">
            <text:p>what</text:p>
          </table:table-cell>
          <table:table-cell table:style-name="ce1520"/>
          <table:table-cell table:style-name="ce1520" office:value-type="string" calcext:value-type="string">
            <text:p><text:s/>de</text:p>
          </table:table-cell>
          <table:table-cell table:style-name="ce1044" office:value-type="string" calcext:value-type="string">
            <text:p><text:s/>mo</text:p>
          </table:table-cell>
          <table:table-cell table:style-name="ce42"/>
          <table:table-cell table:style-name="ce1520" office:value-type="string" calcext:value-type="string">
            <text:p>cra</text:p>
          </table:table-cell>
          <table:table-cell table:style-name="ce1520" office:value-type="string" calcext:value-type="string">
            <text:p>cy</text:p>
          </table:table-cell>
          <table:table-cell table:style-name="ce1520" office:value-type="string" calcext:value-type="string">
            <text:p><text:s/></text:p>
          </table:table-cell>
          <table:table-cell table:style-name="ce64" office:value-type="string" calcext:value-type="string">
            <text:p>looks</text:p>
          </table:table-cell>
          <table:table-cell table:style-name="ce1520"/>
          <table:table-cell table:style-name="ce1520" office:value-type="string" calcext:value-type="string">
            <text:p>like</text:p>
          </table:table-cell>
          <table:table-cell table:style-name="ce1520"/>
          <table:table-cell table:style-name="ce71"/>
          <table:table-cell table:style-name="ce74"/>
          <table:table-cell/>
          <table:table-cell table:style-name="ce1049"/>
          <table:table-cell/>
          <table:table-cell table:style-name="ce1049" table:number-columns-repeated="2"/>
          <table:table-cell table:number-columns-repeated="38"/>
        </table:table-row>
        <table:table-row table:style-name="ro5">
          <table:table-cell table:style-name="ce1056"/>
          <table:table-cell table:style-name="ce1071" office:value-type="float" office:value="11" calcext:value-type="float">
            <text:p>11</text:p>
          </table:table-cell>
          <table:table-cell/>
          <table:table-cell table:style-name="ce1407" office:value-type="string" calcext:value-type="string">
            <text:p>E</text:p>
          </table:table-cell>
          <table:table-cell table:style-name="ce1519"/>
          <table:table-cell table:style-name="ce1519" office:value-type="string" calcext:value-type="string">
            <text:p><text:s/></text:p>
          </table:table-cell>
          <table:table-cell table:style-name="ce1519" office:value-type="string" calcext:value-type="string">
            <text:p>E</text:p>
          </table:table-cell>
          <table:table-cell table:style-name="ce1407" office:value-type="string" calcext:value-type="string">
            <text:p><text:s/></text:p>
          </table:table-cell>
          <table:table-cell table:style-name="ce1519"/>
          <table:table-cell table:style-name="ce1519" office:value-type="string" calcext:value-type="string">
            <text:p>E</text:p>
          </table:table-cell>
          <table:table-cell table:style-name="ce57"/>
          <table:table-cell table:style-name="ce1407" office:value-type="string" calcext:value-type="string">
            <text:p><text:s/></text:p>
          </table:table-cell>
          <table:table-cell table:style-name="ce1519"/>
          <table:table-cell table:style-name="ce1519" office:value-type="string" calcext:value-type="string">
            <text:p>E</text:p>
          </table:table-cell>
          <table:table-cell table:style-name="ce1519"/>
          <table:table-cell table:style-name="ce62" office:value-type="string" calcext:value-type="string">
            <text:p>E</text:p>
          </table:table-cell>
          <table:table-cell table:style-name="ce1519"/>
          <table:table-cell table:style-name="ce1519" office:value-type="string" calcext:value-type="string">
            <text:p><text:s/></text:p>
          </table:table-cell>
          <table:table-cell table:style-name="ce68"/>
          <table:table-cell/>
          <table:table-cell table:style-name="ce1056"/>
          <table:table-cell/>
          <table:table-cell table:style-name="ce1049"/>
          <table:table-cell/>
          <table:table-cell table:style-name="ce1049" table:number-columns-repeated="2"/>
          <table:table-cell table:number-columns-repeated="38"/>
        </table:table-row>
        <table:table-row table:style-name="ro5" table:number-rows-repeated="2">
          <table:table-cell table:style-name="ce1056"/>
          <table:table-cell table:number-columns-repeated="2"/>
          <table:table-cell table:style-name="ce1052" table:number-columns-repeated="7"/>
          <table:table-cell/>
          <table:table-cell table:style-name="ce1052" table:number-columns-repeated="4"/>
          <table:table-cell table:style-name="ce1067"/>
          <table:table-cell table:style-name="ce1052" table:number-columns-repeated="3"/>
          <table:table-cell/>
          <table:table-cell table:style-name="ce1056"/>
          <table:table-cell table:number-columns-repeated="3"/>
          <table:table-cell table:style-name="ce1049" table:number-columns-repeated="2"/>
          <table:table-cell table:number-columns-repeated="38"/>
        </table:table-row>
        <table:table-row table:style-name="ro6">
          <table:table-cell table:style-name="ce1034" office:value-type="string" calcext:value-type="string">
            <text:p>"Tamborim Stroke"</text:p>
            <draw:custom-shape table:end-cell-address="Breaks.B128" table:end-x="0.674cm" table:end-y="0.313cm" draw:z-index="16" draw:name="Graphics 82" draw:style-name="gr23" draw:text-style-name="P1" svg:width="1.32cm" svg:height="1.179cm" svg:x="6.709cm" svg:y="0.086cm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float" office:value="1" calcext:value-type="float">
            <text:p>1</text:p>
          </table:table-cell>
          <table:table-cell table:style-name="ce1071"/>
          <table:table-cell table:style-name="ce1325" office:value-type="string" calcext:value-type="string">
            <text:p>................................</text:p>
          </table:table-cell>
          <table:table-cell table:style-name="ce1517" table:number-columns-repeated="3"/>
          <table:table-cell table:style-name="ce1325" office:value-type="string" calcext:value-type="string">
            <text:p>................................</text:p>
          </table:table-cell>
          <table:table-cell table:style-name="ce1517" table:number-columns-repeated="2"/>
          <table:table-cell table:style-name="ce1527"/>
          <table:table-cell table:style-name="ce1325" office:value-type="string" calcext:value-type="string">
            <text:p>................................</text:p>
          </table:table-cell>
          <table:table-cell table:style-name="ce1517" table:number-columns-repeated="3"/>
          <table:table-cell table:style-name="ce1325" office:value-type="string" calcext:value-type="string">
            <text:p>................................</text:p>
          </table:table-cell>
          <table:table-cell table:style-name="ce1517" table:number-columns-repeated="3"/>
          <table:table-cell table:style-name="ce1541"/>
          <table:table-cell table:style-name="ce1056" office:value-type="string" calcext:value-type="string">
            <text:p>Short break where everyone </text:p>
          </table:table-cell>
          <table:table-cell table:number-columns-repeated="3"/>
          <table:table-cell table:style-name="ce1049" table:number-columns-repeated="2"/>
          <table:table-cell table:number-columns-repeated="38"/>
        </table:table-row>
        <table:table-row table:style-name="ro5">
          <table:table-cell table:style-name="ce1057" office:value-type="string" calcext:value-type="string">
            <text:p>sign the 'OK!' sign (making a ring with </text:p>
            <draw:frame table:end-cell-address="Breaks.C129" table:end-x="0.04cm" table:end-y="0.318cm" draw:z-index="41" draw:name="Graphics 109" draw:style-name="gr2" draw:text-style-name="P2" svg:width="1.326cm" svg:height="1.068cm" svg:x="6.824cm" svg:y="0.203cm">
              <draw:image xlink:href="Pictures/100000000000004400000044918F61123B6111A2.jpg" xlink:type="simple" xlink:show="embed" xlink:actuate="onLoad" draw:mime-type="image/jpeg">
                <text:p/>
              </draw:image>
            </draw:frame>
          </table:table-cell>
          <table:table-cell table:number-columns-repeated="14"/>
          <table:table-cell table:style-name="ce1067"/>
          <table:table-cell table:number-columns-repeated="4"/>
          <table:table-cell table:style-name="ce1049" office:value-type="string" calcext:value-type="string">
            <text:p>plays the same as the </text:p>
          </table:table-cell>
          <table:table-cell table:number-columns-repeated="3"/>
          <table:table-cell table:style-name="ce1049" table:number-columns-repeated="2"/>
          <table:table-cell table:number-columns-repeated="38"/>
        </table:table-row>
        <table:table-row table:style-name="ro5">
          <table:table-cell table:style-name="ce1057" office:value-type="string" calcext:value-type="string">
            <text:p>thumb and index, spread your fingers)</text:p>
          </table:table-cell>
          <table:table-cell table:number-columns-repeated="12"/>
          <table:table-cell table:style-name="ce1056" office:value-type="string" calcext:value-type="string">
            <text:p>Tamborims, for one line.</text:p>
          </table:table-cell>
          <table:table-cell/>
          <table:table-cell table:style-name="ce1049"/>
          <table:table-cell table:number-columns-repeated="3"/>
          <table:table-cell office:value-type="string" calcext:value-type="string">
            <text:p>Does not work with all the rhythms.</text:p>
          </table:table-cell>
          <table:table-cell table:style-name="ce1049"/>
          <table:table-cell table:number-columns-repeated="3"/>
          <table:table-cell table:style-name="ce1049" table:number-columns-repeated="2"/>
          <table:table-cell table:number-columns-repeated="38"/>
        </table:table-row>
        <table:table-row table:style-name="ro5">
          <table:table-cell table:style-name="ce1055"/>
          <table:table-cell table:style-name="ce1049" table:number-columns-repeated="22"/>
          <table:table-cell/>
          <table:table-cell table:style-name="ce1049" table:number-columns-repeated="2"/>
          <table:table-cell table:number-columns-repeated="38"/>
        </table:table-row>
        <table:table-row table:style-name="ro5">
          <table:table-cell table:style-name="ce1055"/>
          <table:table-cell table:style-name="ce1049" table:number-columns-repeated="13"/>
          <table:table-cell table:style-name="ce1052" table:number-columns-repeated="4"/>
          <table:table-cell table:number-columns-repeated="6"/>
          <table:table-cell table:style-name="ce1049" table:number-columns-repeated="2"/>
          <table:table-cell table:style-name="ce1067" table:number-columns-repeated="38"/>
        </table:table-row>
        <table:table-row table:style-name="ro4">
          <table:table-cell table:style-name="ce17" office:value-type="string" calcext:value-type="string">
            <text:p>Rise Up / Storming Break</text:p>
            <draw:custom-shape table:end-cell-address="Breaks.A133" table:end-x="7.355cm" table:end-y="0.281cm" draw:z-index="14" draw:name="Graphics 86" draw:style-name="gr24" draw:text-style-name="P1" svg:width="1.372cm" svg:height="1.084cm" svg:x="5.983cm" svg:y="0.097cm">
              <text:p/>
              <draw:enhanced-geometry svg:viewBox="0 0 21600 21600" draw:type="rectangle" draw:enhanced-path="M 0 0 L 21600 0 21600 21600 0 21600 0 0 Z N"/>
            </draw:custom-shape>
            <draw:frame table:end-cell-address="Breaks.B133" table:end-x="0.755cm" table:end-y="0.289cm" draw:z-index="42" draw:name="Graphics 110" draw:style-name="gr2" draw:text-style-name="P2" svg:width="1.343cm" svg:height="1.066cm" svg:x="6.766cm" svg:y="0.123cm">
              <draw:image xlink:href="Pictures/1000000000000044000000443862CD59EF483636.jpg" xlink:type="simple" xlink:show="embed" xlink:actuate="onLoad" draw:mime-type="image/jpeg">
                <text:p/>
              </draw:image>
            </draw:frame>
          </table:table-cell>
          <table:table-cell table:number-columns-repeated="2"/>
          <table:table-cell table:style-name="ce1068" office:value-type="string" calcext:value-type="string">
            <text:p>Show together with instrument section sign(s): usually the Surdos, but everything else is possible. </text:p>
          </table:table-cell>
          <table:table-cell table:style-name="ce1068" table:number-columns-repeated="11"/>
          <table:table-cell table:style-name="ce1188" table:number-columns-repeated="4"/>
          <table:table-cell table:style-name="ce1056"/>
          <table:table-cell table:number-columns-repeated="4"/>
          <table:table-cell table:style-name="ce1049" table:number-columns-repeated="2"/>
          <table:table-cell table:number-columns-repeated="38"/>
        </table:table-row>
        <table:table-row table:style-name="ro4">
          <table:table-cell table:style-name="ce1064" office:value-type="string" calcext:value-type="string">
            <text:p>show the arm as measure, </text:p>
          </table:table-cell>
          <table:table-cell table:number-columns-repeated="2"/>
          <table:table-cell table:style-name="ce1068" office:value-type="string" calcext:value-type="string">
            <text:p>Show everyone else to continue or to stop. Using the arm as a measure, the maestra signals to the chosen </text:p>
          </table:table-cell>
          <table:table-cell table:style-name="ce1068" table:number-columns-repeated="11"/>
          <table:table-cell table:style-name="ce1188" table:number-columns-repeated="4"/>
          <table:table-cell table:style-name="ce1056"/>
          <table:table-cell table:number-columns-repeated="4"/>
          <table:table-cell table:style-name="ce1049" table:number-columns-repeated="2"/>
          <table:table-cell table:number-columns-repeated="38"/>
        </table:table-row>
        <table:table-row table:style-name="ro5">
          <table:table-cell table:style-name="ce1064" office:value-type="string" calcext:value-type="string">
            <text:p>with one stick / or hand on your elbow</text:p>
          </table:table-cell>
          <table:table-cell table:number-columns-repeated="2"/>
          <table:table-cell table:style-name="ce1068" office:value-type="string" calcext:value-type="string">
            <text:p>section(s) to start "storming" quietly, that is, to hit carefully sixteenths with two sticks, like in „Eight Up“. </text:p>
          </table:table-cell>
          <table:table-cell table:style-name="ce1068" table:number-columns-repeated="16"/>
          <table:table-cell table:style-name="ce1067" table:number-columns-repeated="2"/>
          <table:table-cell table:number-columns-repeated="2"/>
          <table:table-cell table:style-name="ce1049" table:number-columns-repeated="2"/>
          <table:table-cell table:number-columns-repeated="38"/>
        </table:table-row>
        <table:table-row table:style-name="ro5">
          <table:table-cell table:style-name="ce1055" office:value-type="string" calcext:value-type="string">
            <text:p>don't make a fist!</text:p>
          </table:table-cell>
          <table:table-cell table:style-name="ce1067"/>
          <table:table-cell/>
          <table:table-cell table:style-name="ce1068" office:value-type="string" calcext:value-type="string">
            <text:p>Raise the volume by moving the "measure" up the stretched-up arm. Before reaching top level, signal a break</text:p>
          </table:table-cell>
          <table:table-cell table:style-name="ce1068" table:number-columns-repeated="16"/>
          <table:table-cell table:style-name="ce1067" table:number-columns-repeated="2"/>
          <table:table-cell table:number-columns-repeated="2"/>
          <table:table-cell table:style-name="ce1049" table:number-columns-repeated="2"/>
          <table:table-cell table:number-columns-repeated="38"/>
        </table:table-row>
        <table:table-row table:style-name="ro4">
          <table:table-cell table:style-name="ce1056"/>
          <table:table-cell table:style-name="ce1067"/>
          <table:table-cell/>
          <table:table-cell table:style-name="ce1068" office:value-type="string" calcext:value-type="string">
            <text:p>to everyone, e.g. a Silence Break. You can also signal to one section to continue. When the section playing </text:p>
          </table:table-cell>
          <table:table-cell table:style-name="ce1068" table:number-columns-repeated="16"/>
          <table:table-cell table:style-name="ce1067" table:number-columns-repeated="2"/>
          <table:table-cell table:number-columns-repeated="2"/>
          <table:table-cell table:style-name="ce1049" table:number-columns-repeated="2"/>
          <table:table-cell table:number-columns-repeated="38"/>
        </table:table-row>
        <table:table-row table:style-name="ro4">
          <table:table-cell table:style-name="ce1056"/>
          <table:table-cell table:style-name="ce1067"/>
          <table:table-cell/>
          <table:table-cell table:style-name="ce1068" office:value-type="string" calcext:value-type="string">
            <text:p>the Rise Up Break can't stand it anymore and everyone is screaming, count in the Break and enjoy, e.g. the</text:p>
          </table:table-cell>
          <table:table-cell table:style-name="ce1068" table:number-columns-repeated="16"/>
          <table:table-cell table:style-name="ce1067" table:number-columns-repeated="2"/>
          <table:table-cell table:number-columns-repeated="2"/>
          <table:table-cell table:style-name="ce1049" table:number-columns-repeated="2"/>
          <table:table-cell table:number-columns-repeated="38"/>
        </table:table-row>
        <table:table-row table:style-name="ro4">
          <table:table-cell table:style-name="ce1062"/>
          <table:table-cell table:style-name="ce1067"/>
          <table:table-cell/>
          <table:table-cell table:style-name="ce1068" office:value-type="string" calcext:value-type="string">
            <text:p>flashing solo or a screaming silence, before everyone comes back into the groove.</text:p>
          </table:table-cell>
          <table:table-cell table:style-name="ce1068" table:number-columns-repeated="16"/>
          <table:table-cell table:style-name="ce1067" table:number-columns-repeated="2"/>
          <table:table-cell table:number-columns-repeated="2"/>
          <table:table-cell table:style-name="ce1049" table:number-columns-repeated="2"/>
          <table:table-cell table:number-columns-repeated="38"/>
        </table:table-row>
        <table:table-row table:style-name="ro4" table:number-rows-repeated="3">
          <table:table-cell table:style-name="ce1062"/>
          <table:table-cell table:style-name="ce1067"/>
          <table:table-cell/>
          <table:table-cell table:style-name="ce1068" table:number-columns-repeated="17"/>
          <table:table-cell table:style-name="ce1067" table:number-columns-repeated="2"/>
          <table:table-cell table:number-columns-repeated="2"/>
          <table:table-cell table:style-name="ce1049" table:number-columns-repeated="2"/>
          <table:table-cell table:number-columns-repeated="38"/>
        </table:table-row>
        <table:table-row table:style-name="ro4">
          <table:table-cell table:style-name="ce7" office:value-type="string" calcext:value-type="string">
            <text:p>Alerting / Magic Wand Break</text:p>
            <draw:frame table:end-cell-address="Breaks.B143" table:end-x="0.029cm" table:end-y="0.344cm" draw:z-index="0" draw:name="Graphics 35" draw:style-name="gr2" draw:text-style-name="P2" svg:width="1.372cm" svg:height="1.217cm" svg:x="6.012cm" svg:y="0.027cm">
              <draw:image xlink:href="Pictures/100000000000004700000047CB7956FBCB1D0645.jpg" xlink:type="simple" xlink:show="embed" xlink:actuate="onLoad" draw:mime-type="image/jpeg">
                <text:p/>
              </draw:image>
            </draw:frame>
          </table:table-cell>
          <table:table-cell table:number-columns-repeated="2"/>
          <table:table-cell table:style-name="ce1078" office:value-type="string" calcext:value-type="string">
            <text:p>Stop the Surdos. Give a sign for when the Surdos should hit once, by hitting the stick on the hand in the air. </text:p>
          </table:table-cell>
          <table:table-cell table:style-name="ce1078" table:number-columns-repeated="16"/>
          <table:table-cell table:style-name="ce27" table:number-columns-repeated="2"/>
          <table:table-cell table:style-name="ce75"/>
          <table:table-cell table:style-name="ce27"/>
          <table:table-cell table:style-name="ce1049" table:number-columns-repeated="2"/>
          <table:table-cell table:number-columns-repeated="38"/>
        </table:table-row>
        <table:table-row table:style-name="ro4">
          <table:table-cell table:style-name="ce1054" office:value-type="string" calcext:value-type="string">
            <text:p>show your flat hand</text:p>
          </table:table-cell>
          <table:table-cell table:number-columns-repeated="2"/>
          <table:table-cell table:style-name="ce1078" office:value-type="string" calcext:value-type="string">
            <text:p>It's easier to follow if you paint a small loop in the air with your stick, just before hitting. Start with just on the </text:p>
          </table:table-cell>
          <table:table-cell table:style-name="ce1078" table:number-columns-repeated="16"/>
          <table:table-cell table:style-name="ce27" table:number-columns-repeated="2"/>
          <table:table-cell table:style-name="ce1044"/>
          <table:table-cell table:style-name="ce27"/>
          <table:table-cell table:style-name="ce1049" table:number-columns-repeated="2"/>
          <table:table-cell table:number-columns-repeated="38"/>
        </table:table-row>
        <table:table-row table:style-name="ro4">
          <table:table-cell table:style-name="ce1054" office:value-type="string" calcext:value-type="string">
            <text:p>and hit it with stick</text:p>
          </table:table-cell>
          <table:table-cell table:style-name="ce27" table:number-columns-repeated="2"/>
          <table:table-cell table:style-name="ce1068" office:value-type="string" calcext:value-type="string">
            <text:p>count [the first], then every two beats ... </text:p>
          </table:table-cell>
          <table:table-cell table:style-name="ce1078" table:number-columns-repeated="16"/>
          <table:table-cell table:style-name="ce27" table:number-columns-repeated="2"/>
          <table:table-cell table:style-name="ce75"/>
          <table:table-cell table:style-name="ce27"/>
          <table:table-cell table:style-name="ce1049" table:number-columns-repeated="2"/>
          <table:table-cell table:style-name="ce27" table:number-columns-repeated="18"/>
          <table:table-cell table:style-name="ce75"/>
          <table:table-cell table:style-name="ce27" table:number-columns-repeated="2"/>
          <table:table-cell table:style-name="ce1530"/>
          <table:table-cell table:style-name="ce27" table:number-columns-repeated="16"/>
        </table:table-row>
        <table:table-row table:style-name="ro4">
          <table:table-cell table:number-columns-repeated="3"/>
          <table:table-cell table:style-name="ce1068" office:value-type="string" calcext:value-type="string">
            <text:p>Break with any of the Breaks after which everyone plays as normal .. n' in! </text:p>
          </table:table-cell>
          <table:table-cell table:style-name="ce1188" table:number-columns-repeated="6"/>
          <table:table-cell table:style-name="ce1068"/>
          <table:table-cell table:style-name="ce1188" table:number-columns-repeated="8"/>
          <table:table-cell table:style-name="ce1056"/>
          <table:table-cell table:number-columns-repeated="4"/>
          <table:table-cell table:style-name="ce1049" table:number-columns-repeated="2"/>
          <table:table-cell table:number-columns-repeated="38"/>
        </table:table-row>
        <table:table-row table:style-name="ro4">
          <table:table-cell>
            <draw:frame table:end-cell-address="Breaks.A148" table:end-x="7.356cm" table:end-y="0.091cm" draw:z-index="46" draw:name="Picture 47" draw:style-name="gr2" draw:text-style-name="P2" svg:width="1.4cm" svg:height="1.214cm" svg:x="5.955cm" svg:y="0.227cm">
              <draw:image xlink:href="Pictures/10000000000001D8000001D87585C151862E3D6D.jpg" xlink:type="simple" xlink:show="embed" xlink:actuate="onLoad" draw:mime-type="image/jpeg">
                <text:p/>
              </draw:image>
            </draw:frame>
          </table:table-cell>
          <table:table-cell table:number-columns-repeated="2"/>
          <table:table-cell table:style-name="ce1068"/>
          <table:table-cell table:style-name="ce1188" table:number-columns-repeated="6"/>
          <table:table-cell table:style-name="ce1068"/>
          <table:table-cell table:style-name="ce1188" table:number-columns-repeated="8"/>
          <table:table-cell table:style-name="ce1056"/>
          <table:table-cell table:number-columns-repeated="4"/>
          <table:table-cell table:style-name="ce1049" table:number-columns-repeated="2"/>
          <table:table-cell table:number-columns-repeated="38"/>
        </table:table-row>
        <table:table-row table:style-name="ro4">
          <table:table-cell table:style-name="ce1034" office:value-type="string" calcext:value-type="string">
            <text:p>Chaos Break</text:p>
          </table:table-cell>
          <table:table-cell table:number-columns-repeated="2"/>
          <table:table-cell table:style-name="ce1068" office:value-type="string" calcext:value-type="string">
            <text:p>When everything goes bad, the chaos break saves you! Show the “chaos break” and everybody will instantly </text:p>
          </table:table-cell>
          <table:table-cell table:style-name="ce1188" table:number-columns-repeated="6"/>
          <table:table-cell table:style-name="ce1068"/>
          <table:table-cell table:style-name="ce1188" table:number-columns-repeated="8"/>
          <table:table-cell table:style-name="ce1056"/>
          <table:table-cell table:number-columns-repeated="4"/>
          <table:table-cell table:style-name="ce1049" table:number-columns-repeated="2"/>
          <table:table-cell table:number-columns-repeated="38"/>
        </table:table-row>
        <table:table-row table:style-name="ro4">
          <table:table-cell office:value-type="string" calcext:value-type="string">
            <text:p>Point with index finger to your temple </text:p>
          </table:table-cell>
          <table:table-cell table:number-columns-repeated="2"/>
          <table:table-cell table:style-name="ce1068" office:value-type="string" calcext:value-type="string">
            <text:p>play the “chaos” getting loader and loader until you count in something else.</text:p>
          </table:table-cell>
          <table:table-cell table:style-name="ce1188" table:number-columns-repeated="6"/>
          <table:table-cell table:style-name="ce1068"/>
          <table:table-cell table:style-name="ce1188" table:number-columns-repeated="8"/>
          <table:table-cell table:style-name="ce1056"/>
          <table:table-cell table:number-columns-repeated="4"/>
          <table:table-cell table:style-name="ce1049" table:number-columns-repeated="2"/>
          <table:table-cell table:number-columns-repeated="38"/>
        </table:table-row>
        <table:table-row table:style-name="ro4">
          <table:table-cell office:value-type="string" calcext:value-type="string">
            <text:p>(works instantly, no counting in)</text:p>
          </table:table-cell>
          <table:table-cell table:number-columns-repeated="2"/>
          <table:table-cell table:style-name="ce1068"/>
          <table:table-cell table:style-name="ce1188" table:number-columns-repeated="6"/>
          <table:table-cell table:style-name="ce1068"/>
          <table:table-cell table:style-name="ce1188" table:number-columns-repeated="8"/>
          <table:table-cell table:style-name="ce1056"/>
          <table:table-cell table:number-columns-repeated="4"/>
          <table:table-cell table:style-name="ce1049" table:number-columns-repeated="2"/>
          <table:table-cell table:number-columns-repeated="38"/>
        </table:table-row>
        <table:table-row table:style-name="ro4">
          <table:table-cell>
            <draw:frame table:end-cell-address="Breaks.A152" table:end-x="7.356cm" table:end-y="0.035cm" draw:z-index="47" draw:name="Picture 48" draw:style-name="gr2" draw:text-style-name="P2" svg:width="1.479cm" svg:height="1.261cm" svg:x="5.876cm" svg:y="0.124cm">
              <draw:image xlink:href="Pictures/10000000000001D8000001D83638EBAD74515DA8.jpg" xlink:type="simple" xlink:show="embed" xlink:actuate="onLoad" draw:mime-type="image/jpeg">
                <text:p/>
              </draw:image>
            </draw:frame>
          </table:table-cell>
          <table:table-cell table:number-columns-repeated="2"/>
          <table:table-cell table:style-name="ce1068"/>
          <table:table-cell table:style-name="ce1188" table:number-columns-repeated="6"/>
          <table:table-cell table:style-name="ce1068"/>
          <table:table-cell table:style-name="ce1188" table:number-columns-repeated="8"/>
          <table:table-cell table:style-name="ce1056"/>
          <table:table-cell table:number-columns-repeated="4"/>
          <table:table-cell table:style-name="ce1049" table:number-columns-repeated="2"/>
          <table:table-cell table:number-columns-repeated="38"/>
        </table:table-row>
        <table:table-row table:style-name="ro4">
          <table:table-cell table:style-name="ce1034" office:value-type="string" calcext:value-type="string">
            <text:p>Again Sign</text:p>
          </table:table-cell>
          <table:table-cell table:number-columns-repeated="2"/>
          <table:table-cell table:style-name="ce1068" office:value-type="string" calcext:value-type="string">
            <text:p>A break sequence was great and you want to do it again. Use the “again sign”.</text:p>
          </table:table-cell>
          <table:table-cell table:style-name="ce1188" table:number-columns-repeated="6"/>
          <table:table-cell table:style-name="ce1068"/>
          <table:table-cell table:style-name="ce1188" table:number-columns-repeated="8"/>
          <table:table-cell table:style-name="ce1056"/>
          <table:table-cell table:number-columns-repeated="4"/>
          <table:table-cell table:style-name="ce1049" table:number-columns-repeated="2"/>
          <table:table-cell table:number-columns-repeated="38"/>
        </table:table-row>
        <table:table-row table:style-name="ro4">
          <table:table-cell office:value-type="string" calcext:value-type="string">
            <text:p>Hit with your flat hand </text:p>
          </table:table-cell>
          <table:table-cell table:number-columns-repeated="2"/>
          <table:table-cell table:style-name="ce1068" office:value-type="string" calcext:value-type="string">
            <text:p>If something didn't work out well, it's better to show everything again, since maybe someone didn't get it.</text:p>
          </table:table-cell>
          <table:table-cell table:style-name="ce1188" table:number-columns-repeated="6"/>
          <table:table-cell table:style-name="ce1068"/>
          <table:table-cell table:style-name="ce1188" table:number-columns-repeated="8"/>
          <table:table-cell table:style-name="ce1056"/>
          <table:table-cell table:number-columns-repeated="4"/>
          <table:table-cell table:style-name="ce1049" table:number-columns-repeated="2"/>
          <table:table-cell table:number-columns-repeated="38"/>
        </table:table-row>
        <table:table-row table:style-name="ro4">
          <table:table-cell office:value-type="string" calcext:value-type="string">
            <text:p>on your forehead</text:p>
            <draw:frame table:end-cell-address="Breaks.A155" table:end-x="7.356cm" table:end-y="0.326cm" draw:z-index="48" draw:name="Picture 49" draw:style-name="gr2" draw:text-style-name="P2" svg:width="1.538cm" svg:height="1.41cm" svg:x="5.818cm" svg:y="0.265cm">
              <draw:image xlink:href="Pictures/10000000000001D8000001D8A843EBBCFACE1E81.jpg" xlink:type="simple" xlink:show="embed" xlink:actuate="onLoad" draw:mime-type="image/jpeg">
                <text:p/>
              </draw:image>
            </draw:frame>
          </table:table-cell>
          <table:table-cell table:number-columns-repeated="2"/>
          <table:table-cell table:style-name="ce1068"/>
          <table:table-cell table:style-name="ce1188" table:number-columns-repeated="6"/>
          <table:table-cell table:style-name="ce1068"/>
          <table:table-cell table:style-name="ce1188" table:number-columns-repeated="8"/>
          <table:table-cell table:style-name="ce1056"/>
          <table:table-cell table:number-columns-repeated="4"/>
          <table:table-cell table:style-name="ce1049" table:number-columns-repeated="2"/>
          <table:table-cell table:number-columns-repeated="38"/>
        </table:table-row>
        <table:table-row table:style-name="ro4">
          <table:table-cell table:number-columns-repeated="3"/>
          <table:table-cell table:style-name="ce1191" office:value-type="float" office:value="1" calcext:value-type="float">
            <text:p>1</text:p>
          </table:table-cell>
          <table:table-cell table:style-name="ce1191" table:number-columns-repeated="3"/>
          <table:table-cell table:style-name="ce1191" office:value-type="float" office:value="2" calcext:value-type="float">
            <text:p>2</text:p>
          </table:table-cell>
          <table:table-cell table:style-name="ce1191" table:number-columns-repeated="2"/>
          <table:table-cell table:style-name="ce54"/>
          <table:table-cell table:style-name="ce1191" office:value-type="float" office:value="3" calcext:value-type="float">
            <text:p>3</text:p>
          </table:table-cell>
          <table:table-cell table:style-name="ce1191" table:number-columns-repeated="3"/>
          <table:table-cell table:style-name="ce54" office:value-type="float" office:value="4" calcext:value-type="float">
            <text:p>4</text:p>
          </table:table-cell>
          <table:table-cell table:style-name="ce1191" table:number-columns-repeated="3"/>
          <table:table-cell table:style-name="ce1056"/>
          <table:table-cell table:number-columns-repeated="4"/>
          <table:table-cell table:style-name="ce1049" table:number-columns-repeated="2"/>
          <table:table-cell table:number-columns-repeated="38"/>
        </table:table-row>
        <table:table-row table:style-name="ro4">
          <table:table-cell table:style-name="ce1034" office:value-type="string" calcext:value-type="string">
            <text:p>Laughing Break</text:p>
          </table:table-cell>
          <table:table-cell table:number-columns-repeated="14"/>
          <table:table-cell table:style-name="ce1067"/>
          <table:table-cell table:number-columns-repeated="3"/>
          <table:table-cell table:style-name="ce1056"/>
          <table:table-cell table:number-columns-repeated="4"/>
          <table:table-cell table:style-name="ce1049" table:number-columns-repeated="2"/>
          <table:table-cell table:number-columns-repeated="38"/>
        </table:table-row>
        <table:table-row table:style-name="ro4">
          <table:table-cell office:value-type="string" calcext:value-type="string">
            <text:p>Draw with your two index fingers </text:p>
          </table:table-cell>
          <table:table-cell table:style-name="ce1069" office:value-type="float" office:value="1" calcext:value-type="float">
            <text:p>1</text:p>
          </table:table-cell>
          <table:table-cell table:style-name="ce1069"/>
          <table:table-cell table:style-name="ce43" office:value-type="string" calcext:value-type="string">
            <text:p>ha</text:p>
          </table:table-cell>
          <table:table-cell table:number-columns-repeated="2" table:style-name="ce49" office:value-type="string" calcext:value-type="string">
            <text:p>ha</text:p>
          </table:table-cell>
          <table:table-cell table:style-name="ce50" office:value-type="string" calcext:value-type="string">
            <text:p>ha</text:p>
          </table:table-cell>
          <table:table-cell table:style-name="ce43" office:value-type="string" calcext:value-type="string">
            <text:p>ha</text:p>
          </table:table-cell>
          <table:table-cell table:number-columns-repeated="2" table:style-name="ce49" office:value-type="string" calcext:value-type="string">
            <text:p>ha</text:p>
          </table:table-cell>
          <table:table-cell table:style-name="ce59" office:value-type="string" calcext:value-type="string">
            <text:p>ha</text:p>
          </table:table-cell>
          <table:table-cell table:style-name="ce43" office:value-type="string" calcext:value-type="string">
            <text:p>ha</text:p>
          </table:table-cell>
          <table:table-cell table:number-columns-repeated="2" table:style-name="ce49" office:value-type="string" calcext:value-type="string">
            <text:p>ha</text:p>
          </table:table-cell>
          <table:table-cell table:style-name="ce50" office:value-type="string" calcext:value-type="string">
            <text:p>ha</text:p>
          </table:table-cell>
          <table:table-cell table:style-name="ce65" office:value-type="string" calcext:value-type="string">
            <text:p>ha</text:p>
          </table:table-cell>
          <table:table-cell table:style-name="ce49" table:number-columns-repeated="2"/>
          <table:table-cell table:style-name="ce51"/>
          <table:table-cell table:style-name="ce1056" office:value-type="string" calcext:value-type="string">
            <text:p>laughter from high to low sound</text:p>
          </table:table-cell>
          <table:table-cell table:number-columns-repeated="4"/>
          <table:table-cell table:style-name="ce1049" table:number-columns-repeated="2"/>
          <table:table-cell table:number-columns-repeated="38"/>
        </table:table-row>
        <table:table-row table:style-name="ro4">
          <table:table-cell office:value-type="string" calcext:value-type="string">
            <text:p>a smiling mouth on your face</text:p>
            <draw:frame table:end-cell-address="Breaks.A159" table:end-x="7.356cm" table:end-y="0.053cm" draw:z-index="49" draw:name="Picture 50" draw:style-name="gr2" draw:text-style-name="P2" svg:width="1.538cm" svg:height="1.402cm" svg:x="5.818cm" svg:y="0cm">
              <draw:image xlink:href="Pictures/10000000000001D8000001D845194EB75F2A5B2C.jpg" xlink:type="simple" xlink:show="embed" xlink:actuate="onLoad" draw:mime-type="image/jpeg">
                <text:p/>
              </draw:image>
            </draw:frame>
          </table:table-cell>
          <table:table-cell table:style-name="ce1049" table:number-columns-repeated="25"/>
          <table:table-cell table:number-columns-repeated="38"/>
        </table:table-row>
        <table:table-row table:style-name="ro4">
          <table:table-cell/>
          <table:table-cell table:style-name="ce1069"/>
          <table:table-cell table:style-name="ce1049" table:number-columns-repeated="18"/>
          <table:table-cell table:number-columns-repeated="4"/>
          <table:table-cell table:style-name="ce1049" table:number-columns-repeated="2"/>
          <table:table-cell table:number-columns-repeated="38"/>
        </table:table-row>
        <table:table-row table:style-name="ro4">
          <table:table-cell table:style-name="ce1034" office:value-type="string" calcext:value-type="string">
            <text:p>Cat Break</text:p>
          </table:table-cell>
          <table:table-cell table:number-columns-repeated="2"/>
          <table:table-cell table:style-name="ce1049" table:number-columns-repeated="17"/>
          <table:table-cell table:number-columns-repeated="4"/>
          <table:table-cell table:style-name="ce1049" table:number-columns-repeated="2"/>
          <table:table-cell table:number-columns-repeated="38"/>
        </table:table-row>
        <table:table-row table:style-name="ro4">
          <table:table-cell office:value-type="string" calcext:value-type="string">
            <text:p>Show the claws with one hand to the band</text:p>
          </table:table-cell>
          <table:table-cell table:style-name="ce1069" office:value-type="float" office:value="1" calcext:value-type="float">
            <text:p>1</text:p>
          </table:table-cell>
          <table:table-cell table:style-name="ce1069"/>
          <table:table-cell table:style-name="ce43" office:value-type="string" calcext:value-type="string">
            <text:p>m</text:p>
          </table:table-cell>
          <table:table-cell table:style-name="ce49" table:number-columns-repeated="2"/>
          <table:table-cell table:style-name="ce50"/>
          <table:table-cell table:style-name="ce43" office:value-type="string" calcext:value-type="string">
            <text:p>I</text:p>
          </table:table-cell>
          <table:table-cell table:style-name="ce49" table:number-columns-repeated="2"/>
          <table:table-cell table:style-name="ce50"/>
          <table:table-cell table:style-name="ce43" office:value-type="string" calcext:value-type="string">
            <text:p>a</text:p>
          </table:table-cell>
          <table:table-cell table:style-name="ce49" table:number-columns-repeated="2"/>
          <table:table-cell table:style-name="ce50"/>
          <table:table-cell table:style-name="ce43" office:value-type="string" calcext:value-type="string">
            <text:p>u</text:p>
          </table:table-cell>
          <table:table-cell table:style-name="ce49" table:number-columns-repeated="2"/>
          <table:table-cell table:style-name="ce51"/>
          <table:table-cell table:style-name="ce1049" office:value-type="string" calcext:value-type="string">
            <text:p>miau from high to low sound</text:p>
          </table:table-cell>
          <table:table-cell table:number-columns-repeated="4"/>
          <table:table-cell table:style-name="ce1049" table:number-columns-repeated="2"/>
          <table:table-cell table:number-columns-repeated="38"/>
        </table:table-row>
        <table:table-row table:style-name="ro4">
          <table:table-cell>
            <draw:frame table:end-cell-address="Breaks.A163" table:end-x="7.355cm" table:end-y="0.157cm" draw:z-index="50" draw:name="Picture 51" draw:style-name="gr2" draw:text-style-name="P2" svg:width="1.537cm" svg:height="1.358cm" svg:x="5.818cm" svg:y="0.148cm">
              <draw:image xlink:href="Pictures/10000000000001D8000001D88A58D2FE76273187.jpg" xlink:type="simple" xlink:show="embed" xlink:actuate="onLoad" draw:mime-type="image/jpeg">
                <text:p/>
              </draw:image>
            </draw:frame>
          </table:table-cell>
          <table:table-cell table:style-name="ce1049" table:number-columns-repeated="25"/>
          <table:table-cell table:number-columns-repeated="38"/>
        </table:table-row>
        <table:table-row table:style-name="ro4">
          <table:table-cell table:style-name="ce1034" office:value-type="string" calcext:value-type="string">
            <text:p>Clave inverted</text:p>
          </table:table-cell>
          <table:table-cell table:style-name="ce1049" table:number-columns-repeated="19"/>
          <table:table-cell table:number-columns-repeated="4"/>
          <table:table-cell table:style-name="ce1049" table:number-columns-repeated="2"/>
          <table:table-cell table:number-columns-repeated="38"/>
        </table:table-row>
        <table:table-row table:style-name="ro4">
          <table:table-cell office:value-type="string" calcext:value-type="string">
            <text:p>Clave sign top down</text:p>
          </table:table-cell>
          <table:table-cell table:style-name="ce1069" office:value-type="float" office:value="1" calcext:value-type="float">
            <text:p>1</text:p>
          </table:table-cell>
          <table:table-cell table:style-name="ce1069"/>
          <table:table-cell table:style-name="ce43"/>
          <table:table-cell table:style-name="ce49"/>
          <table:table-cell table:style-name="ce49" office:value-type="string" calcext:value-type="string">
            <text:p>x</text:p>
          </table:table-cell>
          <table:table-cell table:style-name="ce51"/>
          <table:table-cell table:style-name="ce43" office:value-type="string" calcext:value-type="string">
            <text:p>x</text:p>
          </table:table-cell>
          <table:table-cell table:style-name="ce49" table:number-columns-repeated="2"/>
          <table:table-cell table:style-name="ce60"/>
          <table:table-cell table:style-name="ce43" office:value-type="string" calcext:value-type="string">
            <text:p>x</text:p>
          </table:table-cell>
          <table:table-cell table:style-name="ce49" table:number-columns-repeated="2"/>
          <table:table-cell table:style-name="ce51" office:value-type="string" calcext:value-type="string">
            <text:p>x</text:p>
          </table:table-cell>
          <table:table-cell table:style-name="ce65"/>
          <table:table-cell table:style-name="ce49"/>
          <table:table-cell table:style-name="ce49" office:value-type="string" calcext:value-type="string">
            <text:p>x</text:p>
          </table:table-cell>
          <table:table-cell table:style-name="ce51"/>
          <table:table-cell table:style-name="ce1049"/>
          <table:table-cell table:number-columns-repeated="4"/>
          <table:table-cell table:style-name="ce1049" table:number-columns-repeated="2"/>
          <table:table-cell table:number-columns-repeated="38"/>
        </table:table-row>
        <table:table-row table:style-name="ro4">
          <table:table-cell/>
          <table:table-cell table:style-name="ce1049" table:number-columns-repeated="20"/>
          <table:table-cell table:number-columns-repeated="3"/>
          <table:table-cell table:style-name="ce1049" table:number-columns-repeated="2"/>
          <table:table-cell table:number-columns-repeated="38"/>
        </table:table-row>
        <table:table-row table:style-name="ro4">
          <table:table-cell>
            <draw:frame table:end-cell-address="Breaks.A167" table:end-x="7.355cm" table:end-y="0.348cm" draw:z-index="51" draw:name="Picture 52" draw:style-name="gr2" draw:text-style-name="P2" svg:width="1.565cm" svg:height="1.341cm" svg:x="5.79cm" svg:y="0.357cm">
              <draw:image xlink:href="Pictures/10000000000001D8000001D87CF43C62ACF0E3BB.jpg" xlink:type="simple" xlink:show="embed" xlink:actuate="onLoad" draw:mime-type="image/jpeg">
                <text:p/>
              </draw:image>
            </draw:frame>
          </table:table-cell>
          <table:table-cell table:style-name="ce1069"/>
          <table:table-cell table:style-name="ce1049" table:number-columns-repeated="18"/>
          <table:table-cell table:number-columns-repeated="4"/>
          <table:table-cell table:style-name="ce1049" table:number-columns-repeated="2"/>
          <table:table-cell table:number-columns-repeated="38"/>
        </table:table-row>
        <table:table-row table:style-name="ro4">
          <table:table-cell table:style-name="ce1034" office:value-type="string" calcext:value-type="string">
            <text:p>What - Sign</text:p>
          </table:table-cell>
          <table:table-cell table:style-name="ce1069"/>
          <table:table-cell table:style-name="ce1049"/>
          <table:table-cell table:style-name="ce1049" office:value-type="string" calcext:value-type="string">
            <text:p>You ran out of ideas? You want to change the tune, but don't know which one?</text:p>
          </table:table-cell>
          <table:table-cell table:style-name="ce1049" table:number-columns-repeated="16"/>
          <table:table-cell table:number-columns-repeated="4"/>
          <table:table-cell table:style-name="ce1049" table:number-columns-repeated="2"/>
          <table:table-cell table:number-columns-repeated="38"/>
        </table:table-row>
        <table:table-row table:style-name="ro4">
          <table:table-cell office:value-type="string" calcext:value-type="string">
            <text:p>Flat hands opened upwards – </text:p>
          </table:table-cell>
          <table:table-cell table:style-name="ce1069"/>
          <table:table-cell table:style-name="ce1049"/>
          <table:table-cell table:style-name="ce1049" office:value-type="string" calcext:value-type="string">
            <text:p>Use the What-Sign and ask the band. You choose one out of the suggested ideas.</text:p>
          </table:table-cell>
          <table:table-cell table:style-name="ce1049" table:number-columns-repeated="16"/>
          <table:table-cell table:number-columns-repeated="4"/>
          <table:table-cell table:style-name="ce1049" table:number-columns-repeated="2"/>
          <table:table-cell table:number-columns-repeated="38"/>
        </table:table-row>
        <table:table-row table:style-name="ro4">
          <table:table-cell office:value-type="string" calcext:value-type="string">
            <text:p>looking wondering</text:p>
          </table:table-cell>
          <table:table-cell table:style-name="ce1069"/>
          <table:table-cell table:style-name="ce1049" table:number-columns-repeated="18"/>
          <table:table-cell table:number-columns-repeated="4"/>
          <table:table-cell table:style-name="ce1049" table:number-columns-repeated="2"/>
          <table:table-cell table:number-columns-repeated="38"/>
        </table:table-row>
        <table:table-row table:style-name="ro4">
          <table:table-cell table:number-columns-repeated="3"/>
          <table:table-cell table:style-name="ce1068"/>
          <table:table-cell table:style-name="ce1188" table:number-columns-repeated="6"/>
          <table:table-cell table:style-name="ce1068"/>
          <table:table-cell table:style-name="ce1188" table:number-columns-repeated="8"/>
          <table:table-cell table:style-name="ce1056"/>
          <table:table-cell table:number-columns-repeated="4"/>
          <table:table-cell table:style-name="ce1049" table:number-columns-repeated="2"/>
          <table:table-cell table:number-columns-repeated="38"/>
        </table:table-row>
        <table:table-row table:style-name="ro4">
          <table:table-cell table:number-columns-repeated="3"/>
          <table:table-cell table:style-name="ce1067"/>
          <table:table-cell table:number-columns-repeated="60"/>
        </table:table-row>
        <table:table-row table:style-name="ro4">
          <table:table-cell table:number-columns-repeated="3"/>
          <table:table-cell table:style-name="ce1052" table:number-columns-repeated="7"/>
          <table:table-cell/>
          <table:table-cell table:style-name="ce1052" table:number-columns-repeated="4"/>
          <table:table-cell table:style-name="ce1067"/>
          <table:table-cell table:style-name="ce1052" table:number-columns-repeated="3"/>
          <table:table-cell table:number-columns-repeated="14"/>
          <table:table-cell table:style-name="ce1067"/>
          <table:table-cell table:number-columns-repeated="4"/>
          <table:table-cell table:style-name="ce1067"/>
          <table:table-cell table:number-columns-repeated="17"/>
          <table:table-cell table:style-name="ce1067"/>
          <table:table-cell table:number-columns-repeated="4"/>
          <table:table-cell table:style-name="ce1067"/>
          <table:table-cell table:number-columns-repeated="2"/>
        </table:table-row>
        <table:table-row table:style-name="ro4" table:number-rows-repeated="11">
          <table:table-cell table:style-name="ce1049" table:number-columns-repeated="64"/>
        </table:table-row>
        <table:table-row table:style-name="ro4">
          <table:table-cell table:style-name="ce1049" table:number-columns-repeated="26"/>
          <table:table-cell table:number-columns-repeated="7"/>
          <table:table-cell table:style-name="ce1067"/>
          <table:table-cell table:number-columns-repeated="4"/>
          <table:table-cell table:style-name="ce1067"/>
          <table:table-cell table:number-columns-repeated="17"/>
          <table:table-cell table:style-name="ce1067"/>
          <table:table-cell table:number-columns-repeated="4"/>
          <table:table-cell table:style-name="ce1067"/>
          <table:table-cell table:number-columns-repeated="2"/>
        </table:table-row>
        <table:table-row table:style-name="ro4" table:number-rows-repeated="12">
          <table:table-cell table:style-name="ce1049" table:number-columns-repeated="26"/>
          <table:table-cell table:number-columns-repeated="38"/>
        </table:table-row>
        <table:table-row table:style-name="ro4" table:number-rows-repeated="15">
          <table:table-cell table:style-name="ce1049" table:number-columns-repeated="24"/>
          <table:table-cell table:number-columns-repeated="40"/>
        </table:table-row>
        <table:table-row table:style-name="ro4" table:number-rows-repeated="292">
          <table:table-cell table:number-columns-repeated="64"/>
        </table:table-row>
        <table:table-row table:style-name="ro7" table:number-rows-repeated="1048074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>
        <table:named-range table:name="Drucken" table:base-cell-address="$Breaks.$A$1" table:cell-range-address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fixed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Devanagari" svg:font-family="'Noto Sans Devanagari'" style:font-family-generic="system" style:font-pitch="variable"/>
    <style:font-face style:name="Sans Serif" svg:font-family="'Sans Serif', 'Andale Sans UI', Arial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1P0" style:volatile="true">
      <number:number number:decimal-places="0" number:min-decimal-places="0" number:min-integer-digits="1" number:grouping="true"/>
      <number:text> zł</number:text>
    </number:number-style>
    <number:number-style style:name="N121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zł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zł</number:text>
    </number:number-style>
    <number:number-style style:name="N124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zł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2" style:volatile="true">
      <number:text> </number:text>
      <number:fill-character> </number:fill-character>
      <number:text>-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2" style:volatile="true">
      <number:text> </number:text>
      <number:fill-character> </number:fill-character>
      <number:text>-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P0" style:volatile="true">
      <number:number number:decimal-places="0" number:min-decimal-places="0" number:min-integer-digits="1" number:grouping="true"/>
      <number:text> €</number:text>
    </number:number-style>
    <number:number-style style:name="N14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6P0"/>
    </number:number-style>
    <number:number-style style:name="N148P0" style:volatile="true">
      <number:number number:decimal-places="2" number:min-decimal-places="2" number:min-integer-digits="1" number:grouping="true"/>
      <number:text> €</number:text>
    </number:number-style>
    <number:number-style style:name="N14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  <number:text> €</number:text>
    </number:number-style>
    <number:number-style style:name="N14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9P0"/>
    </number:number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2" style:volatile="true">
      <number:text> </number:text>
      <number:fill-character> </number:fill-character>
      <number:text>-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2" style:volatile="true">
      <number:text> </number:text>
      <number:fill-character> </number:fill-character>
      <number:text>-   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14.801cm" fo:page-height="10.5cm" style:num-format="1" style:print-orientation="landscape" fo:margin-top="1cm" fo:margin-bottom="1cm" fo:margin-left="1cm" fo:margin-right="1cm" style:scale-to-X="1" style:scale-to-Y="4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4">
      <style:page-layout-properties fo:page-width="10.5cm" fo:page-height="14.801cm" style:num-format="1" style:print-orientation="portrait" fo:margin-top="1cm" fo:margin-bottom="1cm" fo:margin-left="1cm" fo:margin-right="1cm" style:first-page-number="continu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5">
      <style:page-layout-properties fo:page-width="14.801cm" fo:page-height="10.5cm" style:num-format="1" style:print-orientation="landscape" fo:margin-top="1cm" fo:margin-bottom="1cm" fo:margin-left="1cm" fo:margin-right="1cm" style:shadow="non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6">
      <style:page-layout-properties fo:page-width="10.5cm" fo:page-height="14.801cm" style:num-format="1" style:print-orientation="portrait" fo:margin-top="1cm" fo:margin-bottom="1cm" fo:margin-left="1cm" fo:margin-right="1cm" style:scale-to-X="1" style:scale-to-Y="2" style:writing-mode="lr-tb"/>
      <style:header-style>
        <style:header-footer-properties fo:min-height="0.75cm" fo:margin-left="0.4cm" fo:margin-right="0.4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7">
      <style:page-layout-properties fo:page-width="14.801cm" fo:page-height="10.5cm" style:num-format="1" style:print-orientation="landscape" fo:margin-top="1cm" fo:margin-bottom="1cm" fo:margin-left="1cm" fo:margin-right="1cm" style:shadow="none" style:first-page-number="continue" style:scale-to-X="1" style:scale-to-Y="2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8">
      <style:page-layout-properties fo:page-width="10.5cm" fo:page-height="14.801cm" fo:margin-top="1cm" fo:margin-bottom="1cm" fo:margin-left="1cm" fo:margin-right="1cm" style:shadow="none" style:scale-to-pages="3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15">00/00/0000</text:date>, <text:time style:data-style-name="N2" text:time-value="09:29:18.72890747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Landscape_20_4_20_pages" style:display-name="Landscape 4 pages" style:page-layout-name="Mpm3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first>
    </style:master-page>
    <style:master-page style:name="Portrait_20_1_20_page" style:display-name="Portrait 1 page" style:page-layout-name="Mpm4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1_20_page" style:display-name="Landscape 1 page" style:page-layout-name="Mpm5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Portrait_20_2_20_pages" style:display-name="Portrait 2 pages" style:page-layout-name="Mpm6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2_20_pages" style:display-name="Landscape 2 pages" style:page-layout-name="Mpm7">
      <style:header style:display="false"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/>
      <style:footer style:display="false">
        <text:p><text:span text:style-name="MT2">Seite </text:span><text:span text:style-name="MT2"><text:page-number>1</text:page-number></text:span></text:p>
      </style:footer>
      <style:footer-left style:display="false">
        <text:p><text:span text:style-name="MT2">Seite </text:span><text:span text:style-name="MT2"><text:page-number>1</text:page-number></text:span></text:p>
      </style:footer-left>
      <style:footer-first style:display="false">
        <text:p><text:span text:style-name="MT2">Seite </text:span><text:span text:style-name="MT2"><text:page-number>1</text:page-number></text:span></text:p>
      </style:footer-first>
    </style:master-page>
    <style:master-page style:name="Portrait_20_3_20_pages" style:display-name="Portrait 3 pages" style:page-layout-name="Mpm8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OTT</meta:initial-creator>
    <meta:creation-date>2009-05-20T12:19:56</meta:creation-date>
    <dc:date>2021-09-15T09:29:35.372691059</dc:date>
    <meta:print-date>2011-06-12T10:16:13</meta:print-date>
    <meta:editing-cycles>320</meta:editing-cycles>
    <meta:editing-duration>P14DT9H48M50S</meta:editing-duration>
    <meta:generator>LibreOffice/7.2.0.4$Linux_X86_64 LibreOffice_project/20$Build-4</meta:generator>
    <meta:document-statistic meta:table-count="1" meta:cell-count="418" meta:object-count="53"/>
  </office:meta>
</office:document-meta>
</file>